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MBX10" svg:font-family="CMBX10"/>
    <style:font-face style:name="CMMI10" svg:font-family="CMMI10"/>
    <style:font-face style:name="CMR10" svg:font-family="CMR10"/>
    <style:font-face style:name="arial" svg:font-family="arial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2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.637cm"/>
    </style:style>
    <style:style style:name="co8" style:family="table-column">
      <style:table-column-properties fo:break-before="auto" style:column-width="2.143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3.334cm"/>
    </style:style>
    <style:style style:name="co14" style:family="table-column">
      <style:table-column-properties fo:break-before="auto" style:column-width="3.279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order-bottom="0.035cm solid #c0c0c0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MR10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CMR10" fo:font-size="11pt" style:font-name-asian="CMR10" style:font-size-asian="11pt" style:font-name-complex="CMR10" style:font-size-complex="6.30000019073486pt"/>
    </style:style>
    <style:style style:name="T2" style:family="text">
      <style:text-properties style:font-name="CMBX10" fo:font-size="11pt" style:font-name-asian="CMBX10" style:font-size-asian="11pt" style:font-name-complex="CMBX10" style:font-size-complex="6.30000019073486pt"/>
    </style:style>
    <style:style style:name="T3" style:family="text">
      <style:text-properties style:font-name="CMMI10" fo:font-size="11pt" style:font-name-asian="CMMI10" style:font-size-asian="11pt" style:font-name-complex="CMMI10" style:font-size-complex="6.30000019073486pt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3" table:default-cell-style-name="Default"/>
        <table:table-row table:style-name="ro2">
          <table:table-cell table:style-name="ce6" office:value-type="string">
            <text:p>David López Brines G1 Enginyeria d'Edificació</text:p>
          </table:table-cell>
          <table:table-cell table:style-name="ce6" table:number-columns-repeated="7"/>
          <table:table-cell table:number-columns-repeated="11"/>
        </table:table-row>
        <table:table-row table:style-name="ro2">
          <table:table-cell table:style-name="ce6" table:number-columns-repeated="8"/>
          <table:table-cell table:number-columns-repeated="11"/>
        </table:table-row>
        <table:table-row table:style-name="ro2">
          <table:table-cell table:style-name="ce6" office:value-type="string">
            <text:p>Practica 2</text:p>
          </table:table-cell>
          <table:table-cell table:style-name="ce6"/>
          <table:table-cell table:style-name="ce6" office:value-type="string">
            <text:p>Problema asignado 2</text:p>
          </table:table-cell>
          <table:table-cell table:style-name="ce6" table:number-columns-repeated="2"/>
          <table:table-cell table:style-name="ce6" office:value-type="string">
            <text:p>Periode</text:p>
          </table:table-cell>
          <table:table-cell table:style-name="ce6" office:value-type="string">
            <text:p>1996 – 2002</text:p>
          </table:table-cell>
          <table:table-cell table:style-name="ce6"/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4">
          <table:table-cell table:style-name="ce8" office:value-type="string">
            <text:p><text:span text:style-name="T1">(a) Seleccionau les dades de les dues distribucions corresponents al període, de gener d'</text:span><text:span text:style-name="T2">any-</text:span></text:p>
          </table:table-cell>
          <table:table-cell table:number-columns-repeated="18"/>
        </table:table-row>
        <table:table-row table:style-name="ro4">
          <table:table-cell table:style-name="ce8" office:value-type="string">
            <text:p><text:span text:style-name="T2">inici </text:span><text:span text:style-name="T1">fins a desembre de l'</text:span><text:span text:style-name="T2">any-fi</text:span><text:span text:style-name="T1">, ambdos inclosos.</text:span>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6" office:value-type="string">
            <text:p>Consum de ciment</text:p>
          </table:table-cell>
          <table:table-cell table:style-name="ce6"/>
          <table:table-cell/>
          <table:table-cell table:style-name="ce6" office:value-type="string">
            <text:p>Font: Ministeri d'Habitatges</text:p>
          </table:table-cell>
          <table:table-cell/>
          <table:table-cell table:style-name="ce6"/>
          <table:table-cell/>
          <table:table-cell table:style-name="ce6" office:value-type="string">
            <text:p>Unitats: Tones de ciment</text:p>
          </table:table-cell>
          <table:table-cell/>
          <table:table-cell table:style-name="ce6"/>
          <table:table-cell table:number-columns-repeated="9"/>
        </table:table-row>
        <table:table-row table:style-name="ro2">
          <table:table-cell table:number-columns-repeated="19"/>
        </table:table-row>
        <table:table-row table:style-name="ro1">
          <table:table-cell table:style-name="ce3" office:value-type="string">
            <text:p>Any</text:p>
          </table:table-cell>
          <table:table-cell table:style-name="ce7" office:value-type="string">
            <text:p>Gener</text:p>
          </table:table-cell>
          <table:table-cell table:style-name="ce7" office:value-type="string">
            <text:p>Febrer</text:p>
          </table:table-cell>
          <table:table-cell table:style-name="ce7" office:value-type="string">
            <text:p>Març</text:p>
          </table:table-cell>
          <table:table-cell table:style-name="ce7" office:value-type="string">
            <text:p>abril</text:p>
          </table:table-cell>
          <table:table-cell table:style-name="ce7" office:value-type="string">
            <text:p>Maig</text:p>
          </table:table-cell>
          <table:table-cell table:style-name="ce7" office:value-type="string">
            <text:p>Juny</text:p>
          </table:table-cell>
          <table:table-cell table:style-name="ce7" office:value-type="string">
            <text:p>Juliol</text:p>
          </table:table-cell>
          <table:table-cell table:style-name="ce7" office:value-type="string">
            <text:p>Agost</text:p>
          </table:table-cell>
          <table:table-cell table:style-name="ce7" office:value-type="string">
            <text:p>Septembre</text:p>
          </table:table-cell>
          <table:table-cell table:style-name="ce10" office:value-type="string">
            <text:p>Ocubre</text:p>
          </table:table-cell>
          <table:table-cell table:style-name="ce7" office:value-type="string">
            <text:p>Novembre</text:p>
          </table:table-cell>
          <table:table-cell table:style-name="ce7" office:value-type="string">
            <text:p>Desesmbre</text:p>
          </table:table-cell>
          <table:table-cell/>
          <table:table-cell office:value-type="string">
            <text:p>Consum de ciment</text:p>
          </table:table-cell>
          <table:table-cell office:value-type="string">
            <text:p>Habitatges iniciats</text:p>
          </table:table-cell>
          <table:table-cell/>
          <table:table-cell office:value-type="string">
            <text:p>X^2</text:p>
          </table:table-cell>
          <table:table-cell office:value-type="string">
            <text:p>Y^2</text:p>
          </table:table-cell>
        </table:table-row>
        <table:table-row table:style-name="ro1">
          <table:table-cell table:style-name="ce4" office:value-type="float" office:value="1996">
            <text:p>1996</text:p>
          </table:table-cell>
          <table:table-cell table:style-name="ce4" office:value-type="float" office:value="51923">
            <text:p>51923</text:p>
          </table:table-cell>
          <table:table-cell table:style-name="ce4" office:value-type="float" office:value="50843">
            <text:p>50843</text:p>
          </table:table-cell>
          <table:table-cell table:style-name="ce4" office:value-type="float" office:value="56681">
            <text:p>56681</text:p>
          </table:table-cell>
          <table:table-cell table:style-name="ce4" office:value-type="float" office:value="52939">
            <text:p>52939</text:p>
          </table:table-cell>
          <table:table-cell table:style-name="ce4" office:value-type="float" office:value="57980">
            <text:p>57980</text:p>
          </table:table-cell>
          <table:table-cell table:style-name="ce4" office:value-type="float" office:value="50375">
            <text:p>50375</text:p>
          </table:table-cell>
          <table:table-cell table:style-name="ce4" office:value-type="float" office:value="48401">
            <text:p>48401</text:p>
          </table:table-cell>
          <table:table-cell table:style-name="ce4" office:value-type="float" office:value="40809">
            <text:p>40809</text:p>
          </table:table-cell>
          <table:table-cell table:style-name="ce4" office:value-type="float" office:value="51874">
            <text:p>51874</text:p>
          </table:table-cell>
          <table:table-cell table:style-name="ce4" office:value-type="float" office:value="53168">
            <text:p>53168</text:p>
          </table:table-cell>
          <table:table-cell table:style-name="ce4" office:value-type="float" office:value="53688">
            <text:p>53688</text:p>
          </table:table-cell>
          <table:table-cell table:style-name="ce4" office:value-type="float" office:value="45028">
            <text:p>45028</text:p>
          </table:table-cell>
          <table:table-cell/>
          <table:table-cell table:style-name="ce4" office:value-type="float" office:value="51923">
            <text:p>51923</text:p>
          </table:table-cell>
          <table:table-cell table:style-name="ce13" office:value-type="float" office:value="543">
            <text:p>543</text:p>
          </table:table-cell>
          <table:table-cell/>
          <table:table-cell table:formula="of:=[.O11]^2" office:value-type="float" office:value="2695997929">
            <text:p>2695997929</text:p>
          </table:table-cell>
          <table:table-cell table:formula="of:=[.P11]^2" office:value-type="float" office:value="294849">
            <text:p>294849</text:p>
          </table:table-cell>
        </table:table-row>
        <table:table-row table:style-name="ro1">
          <table:table-cell table:style-name="ce4" office:value-type="float" office:value="1997">
            <text:p>1997</text:p>
          </table:table-cell>
          <table:table-cell table:style-name="ce4" office:value-type="float" office:value="58695">
            <text:p>58695</text:p>
          </table:table-cell>
          <table:table-cell table:style-name="ce4" office:value-type="float" office:value="59830">
            <text:p>59830</text:p>
          </table:table-cell>
          <table:table-cell table:style-name="ce4" office:value-type="float" office:value="61678">
            <text:p>61678</text:p>
          </table:table-cell>
          <table:table-cell table:style-name="ce4" office:value-type="float" office:value="64412">
            <text:p>64412</text:p>
          </table:table-cell>
          <table:table-cell table:style-name="ce4" office:value-type="float" office:value="55203">
            <text:p>55203</text:p>
          </table:table-cell>
          <table:table-cell table:style-name="ce4" office:value-type="float" office:value="52310">
            <text:p>52310</text:p>
          </table:table-cell>
          <table:table-cell table:style-name="ce4" office:value-type="float" office:value="54165">
            <text:p>54165</text:p>
          </table:table-cell>
          <table:table-cell table:style-name="ce4" office:value-type="float" office:value="38378">
            <text:p>38378</text:p>
          </table:table-cell>
          <table:table-cell table:style-name="ce4" office:value-type="float" office:value="51711">
            <text:p>51711</text:p>
          </table:table-cell>
          <table:table-cell table:style-name="ce4" office:value-type="float" office:value="55641">
            <text:p>55641</text:p>
          </table:table-cell>
          <table:table-cell table:style-name="ce4" office:value-type="float" office:value="58235">
            <text:p>58235</text:p>
          </table:table-cell>
          <table:table-cell table:style-name="ce4" office:value-type="float" office:value="52965">
            <text:p>52965</text:p>
          </table:table-cell>
          <table:table-cell/>
          <table:table-cell table:style-name="ce4" office:value-type="float" office:value="58695">
            <text:p>58695</text:p>
          </table:table-cell>
          <table:table-cell table:style-name="ce13" office:value-type="float" office:value="305">
            <text:p>305</text:p>
          </table:table-cell>
          <table:table-cell/>
          <table:table-cell table:formula="of:=[.O12]^2" office:value-type="float" office:value="3445103025">
            <text:p>3445103025</text:p>
          </table:table-cell>
          <table:table-cell table:formula="of:=[.P12]^2" office:value-type="float" office:value="93025">
            <text:p>93025</text:p>
          </table:table-cell>
        </table:table-row>
        <table:table-row table:style-name="ro1">
          <table:table-cell table:style-name="ce4" office:value-type="float" office:value="1998">
            <text:p>1998</text:p>
          </table:table-cell>
          <table:table-cell table:style-name="ce4" office:value-type="float" office:value="55643">
            <text:p>55643</text:p>
          </table:table-cell>
          <table:table-cell table:style-name="ce4" office:value-type="float" office:value="62665">
            <text:p>62665</text:p>
          </table:table-cell>
          <table:table-cell table:style-name="ce4" office:value-type="float" office:value="71745">
            <text:p>71745</text:p>
          </table:table-cell>
          <table:table-cell table:style-name="ce4" office:value-type="float" office:value="69305">
            <text:p>69305</text:p>
          </table:table-cell>
          <table:table-cell table:style-name="ce4" office:value-type="float" office:value="62459">
            <text:p>62459</text:p>
          </table:table-cell>
          <table:table-cell table:style-name="ce4" office:value-type="float" office:value="66321">
            <text:p>66321</text:p>
          </table:table-cell>
          <table:table-cell table:style-name="ce4" office:value-type="float" office:value="66717">
            <text:p>66717</text:p>
          </table:table-cell>
          <table:table-cell table:style-name="ce4" office:value-type="float" office:value="41751">
            <text:p>41751</text:p>
          </table:table-cell>
          <table:table-cell table:style-name="ce4" office:value-type="float" office:value="67077">
            <text:p>67077</text:p>
          </table:table-cell>
          <table:table-cell table:style-name="ce4" office:value-type="float" office:value="62138">
            <text:p>62138</text:p>
          </table:table-cell>
          <table:table-cell table:style-name="ce4" office:value-type="float" office:value="67014">
            <text:p>67014</text:p>
          </table:table-cell>
          <table:table-cell table:style-name="ce4" office:value-type="float" office:value="61464">
            <text:p>61464</text:p>
          </table:table-cell>
          <table:table-cell/>
          <table:table-cell table:style-name="ce4" office:value-type="float" office:value="55643">
            <text:p>55643</text:p>
          </table:table-cell>
          <table:table-cell table:style-name="ce13" office:value-type="float" office:value="1029">
            <text:p>1029</text:p>
          </table:table-cell>
          <table:table-cell/>
          <table:table-cell table:formula="of:=[.O13]^2" office:value-type="float" office:value="3096143449">
            <text:p>3096143449</text:p>
          </table:table-cell>
          <table:table-cell table:formula="of:=[.P13]^2" office:value-type="float" office:value="1058841">
            <text:p>1058841</text:p>
          </table:table-cell>
        </table:table-row>
        <table:table-row table:style-name="ro1">
          <table:table-cell table:style-name="ce4" office:value-type="float" office:value="1999">
            <text:p>1999</text:p>
          </table:table-cell>
          <table:table-cell table:style-name="ce4" office:value-type="float" office:value="62786">
            <text:p>62786</text:p>
          </table:table-cell>
          <table:table-cell table:style-name="ce4" office:value-type="float" office:value="81451">
            <text:p>81451</text:p>
          </table:table-cell>
          <table:table-cell table:style-name="ce4" office:value-type="float" office:value="98972">
            <text:p>98972</text:p>
          </table:table-cell>
          <table:table-cell table:style-name="ce4" office:value-type="float" office:value="81933">
            <text:p>81933</text:p>
          </table:table-cell>
          <table:table-cell table:style-name="ce4" office:value-type="float" office:value="86640">
            <text:p>86640</text:p>
          </table:table-cell>
          <table:table-cell table:style-name="ce4" office:value-type="float" office:value="84824">
            <text:p>84824</text:p>
          </table:table-cell>
          <table:table-cell table:style-name="ce4" office:value-type="float" office:value="74969">
            <text:p>74969</text:p>
          </table:table-cell>
          <table:table-cell table:style-name="ce4" office:value-type="float" office:value="59477">
            <text:p>59477</text:p>
          </table:table-cell>
          <table:table-cell table:style-name="ce4" office:value-type="float" office:value="72970">
            <text:p>72970</text:p>
          </table:table-cell>
          <table:table-cell table:style-name="ce4" office:value-type="float" office:value="76013">
            <text:p>76013</text:p>
          </table:table-cell>
          <table:table-cell table:style-name="ce4" office:value-type="float" office:value="77870">
            <text:p>77870</text:p>
          </table:table-cell>
          <table:table-cell table:style-name="ce4" office:value-type="float" office:value="69766">
            <text:p>69766</text:p>
          </table:table-cell>
          <table:table-cell/>
          <table:table-cell table:style-name="ce4" office:value-type="float" office:value="62786">
            <text:p>62786</text:p>
          </table:table-cell>
          <table:table-cell table:style-name="ce13" office:value-type="float" office:value="952">
            <text:p>952</text:p>
          </table:table-cell>
          <table:table-cell/>
          <table:table-cell table:formula="of:=[.O14]^2" office:value-type="float" office:value="3942081796">
            <text:p>3942081796</text:p>
          </table:table-cell>
          <table:table-cell table:formula="of:=[.P14]^2" office:value-type="float" office:value="906304">
            <text:p>906304</text:p>
          </table:table-cell>
        </table:table-row>
        <table:table-row table:style-name="ro1">
          <table:table-cell table:style-name="ce4" office:value-type="float" office:value="2000">
            <text:p>2000</text:p>
          </table:table-cell>
          <table:table-cell table:style-name="ce4" office:value-type="float" office:value="69959">
            <text:p>69959</text:p>
          </table:table-cell>
          <table:table-cell table:style-name="ce4" office:value-type="float" office:value="86057">
            <text:p>86057</text:p>
          </table:table-cell>
          <table:table-cell table:style-name="ce4" office:value-type="float" office:value="97542">
            <text:p>97542</text:p>
          </table:table-cell>
          <table:table-cell table:style-name="ce4" office:value-type="float" office:value="82133">
            <text:p>82133</text:p>
          </table:table-cell>
          <table:table-cell table:style-name="ce4" office:value-type="float" office:value="90944">
            <text:p>90944</text:p>
          </table:table-cell>
          <table:table-cell table:style-name="ce4" office:value-type="float" office:value="83421">
            <text:p>83421</text:p>
          </table:table-cell>
          <table:table-cell table:style-name="ce4" office:value-type="float" office:value="75829">
            <text:p>75829</text:p>
          </table:table-cell>
          <table:table-cell table:style-name="ce4" office:value-type="float" office:value="64858">
            <text:p>64858</text:p>
          </table:table-cell>
          <table:table-cell table:style-name="ce4" office:value-type="float" office:value="88092">
            <text:p>88092</text:p>
          </table:table-cell>
          <table:table-cell table:style-name="ce4" office:value-type="float" office:value="96554">
            <text:p>96554</text:p>
          </table:table-cell>
          <table:table-cell table:style-name="ce4" office:value-type="float" office:value="88534">
            <text:p>88534</text:p>
          </table:table-cell>
          <table:table-cell table:style-name="ce4" office:value-type="float" office:value="96355">
            <text:p>96355</text:p>
          </table:table-cell>
          <table:table-cell/>
          <table:table-cell table:style-name="ce4" office:value-type="float" office:value="69959">
            <text:p>69959</text:p>
          </table:table-cell>
          <table:table-cell table:style-name="ce13" office:value-type="float" office:value="1198">
            <text:p>1198</text:p>
          </table:table-cell>
          <table:table-cell/>
          <table:table-cell table:formula="of:=[.O15]^2" office:value-type="float" office:value="4894261681">
            <text:p>4894261681</text:p>
          </table:table-cell>
          <table:table-cell table:formula="of:=[.P15]^2" office:value-type="float" office:value="1435204">
            <text:p>1435204</text:p>
          </table:table-cell>
        </table:table-row>
        <table:table-row table:style-name="ro1">
          <table:table-cell table:style-name="ce4" office:value-type="float" office:value="2001">
            <text:p>2001</text:p>
          </table:table-cell>
          <table:table-cell table:style-name="ce4" office:value-type="float" office:value="79853">
            <text:p>79853</text:p>
          </table:table-cell>
          <table:table-cell table:style-name="ce4" office:value-type="float" office:value="90567">
            <text:p>90567</text:p>
          </table:table-cell>
          <table:table-cell table:style-name="ce4" office:value-type="float" office:value="108580">
            <text:p>108580</text:p>
          </table:table-cell>
          <table:table-cell table:style-name="ce4" office:value-type="float" office:value="84912">
            <text:p>84912</text:p>
          </table:table-cell>
          <table:table-cell table:style-name="ce4" office:value-type="float" office:value="91212">
            <text:p>91212</text:p>
          </table:table-cell>
          <table:table-cell table:style-name="ce4" office:value-type="float" office:value="135058">
            <text:p>135058</text:p>
          </table:table-cell>
          <table:table-cell table:style-name="ce4" office:value-type="float" office:value="90904">
            <text:p>90904</text:p>
          </table:table-cell>
          <table:table-cell table:style-name="ce4" office:value-type="float" office:value="67963">
            <text:p>67963</text:p>
          </table:table-cell>
          <table:table-cell table:style-name="ce4" office:value-type="float" office:value="88903">
            <text:p>88903</text:p>
          </table:table-cell>
          <table:table-cell table:style-name="ce4" office:value-type="float" office:value="101623">
            <text:p>101623</text:p>
          </table:table-cell>
          <table:table-cell table:style-name="ce4" office:value-type="float" office:value="80226">
            <text:p>80226</text:p>
          </table:table-cell>
          <table:table-cell table:style-name="ce4" office:value-type="float" office:value="65215">
            <text:p>65215</text:p>
          </table:table-cell>
          <table:table-cell/>
          <table:table-cell table:style-name="ce4" office:value-type="float" office:value="79853">
            <text:p>79853</text:p>
          </table:table-cell>
          <table:table-cell table:style-name="ce13" office:value-type="float" office:value="917">
            <text:p>917</text:p>
          </table:table-cell>
          <table:table-cell/>
          <table:table-cell table:formula="of:=[.O16]^2" office:value-type="float" office:value="6376501609">
            <text:p>6376501609</text:p>
          </table:table-cell>
          <table:table-cell table:formula="of:=[.P16]^2" office:value-type="float" office:value="840889">
            <text:p>840889</text:p>
          </table:table-cell>
        </table:table-row>
        <table:table-row table:style-name="ro1">
          <table:table-cell table:style-name="ce4" office:value-type="float" office:value="2002">
            <text:p>2002</text:p>
          </table:table-cell>
          <table:table-cell table:style-name="ce4" office:value-type="float" office:value="89520">
            <text:p>89520</text:p>
          </table:table-cell>
          <table:table-cell table:style-name="ce4" office:value-type="float" office:value="91303">
            <text:p>91303</text:p>
          </table:table-cell>
          <table:table-cell table:style-name="ce4" office:value-type="float" office:value="80278">
            <text:p>80278</text:p>
          </table:table-cell>
          <table:table-cell table:style-name="ce4" office:value-type="float" office:value="104951">
            <text:p>104951</text:p>
          </table:table-cell>
          <table:table-cell table:style-name="ce4" office:value-type="float" office:value="108129">
            <text:p>108129</text:p>
          </table:table-cell>
          <table:table-cell table:style-name="ce4" office:value-type="float" office:value="74323">
            <text:p>74323</text:p>
          </table:table-cell>
          <table:table-cell table:style-name="ce4" office:value-type="float" office:value="80482">
            <text:p>80482</text:p>
          </table:table-cell>
          <table:table-cell table:style-name="ce4" office:value-type="float" office:value="54016">
            <text:p>54016</text:p>
          </table:table-cell>
          <table:table-cell table:style-name="ce4" office:value-type="float" office:value="72901">
            <text:p>72901</text:p>
          </table:table-cell>
          <table:table-cell table:style-name="ce4" office:value-type="float" office:value="84116">
            <text:p>84116</text:p>
          </table:table-cell>
          <table:table-cell table:style-name="ce4" office:value-type="float" office:value="84463">
            <text:p>84463</text:p>
          </table:table-cell>
          <table:table-cell table:style-name="ce4" office:value-type="float" office:value="68087">
            <text:p>68087</text:p>
          </table:table-cell>
          <table:table-cell/>
          <table:table-cell table:style-name="ce4" office:value-type="float" office:value="89520">
            <text:p>89520</text:p>
          </table:table-cell>
          <table:table-cell table:style-name="ce13" office:value-type="float" office:value="990">
            <text:p>990</text:p>
          </table:table-cell>
          <table:table-cell/>
          <table:table-cell table:formula="of:=[.O17]^2" office:value-type="float" office:value="8013830400">
            <text:p>8013830400</text:p>
          </table:table-cell>
          <table:table-cell table:formula="of:=[.P17]^2" office:value-type="float" office:value="980100">
            <text:p>980100</text:p>
          </table:table-cell>
        </table:table-row>
        <table:table-row table:style-name="ro1">
          <table:table-cell table:number-columns-repeated="14"/>
          <table:table-cell table:style-name="ce4" office:value-type="float" office:value="50843">
            <text:p>50843</text:p>
          </table:table-cell>
          <table:table-cell table:style-name="ce13" office:value-type="float" office:value="517">
            <text:p>517</text:p>
          </table:table-cell>
          <table:table-cell/>
          <table:table-cell table:formula="of:=[.O18]^2" office:value-type="float" office:value="2585010649">
            <text:p>2585010649</text:p>
          </table:table-cell>
          <table:table-cell table:formula="of:=[.P18]^2" office:value-type="float" office:value="267289">
            <text:p>267289</text:p>
          </table:table-cell>
        </table:table-row>
        <table:table-row table:style-name="ro1">
          <table:table-cell table:number-columns-repeated="7"/>
          <table:table-cell table:style-name="ce6"/>
          <table:table-cell table:number-columns-repeated="6"/>
          <table:table-cell table:style-name="ce4" office:value-type="float" office:value="59830">
            <text:p>59830</text:p>
          </table:table-cell>
          <table:table-cell table:style-name="ce13" office:value-type="float" office:value="1079">
            <text:p>1079</text:p>
          </table:table-cell>
          <table:table-cell/>
          <table:table-cell table:formula="of:=[.O19]^2" office:value-type="float" office:value="3579628900">
            <text:p>3579628900</text:p>
          </table:table-cell>
          <table:table-cell table:formula="of:=[.P19]^2" office:value-type="float" office:value="1164241">
            <text:p>1164241</text:p>
          </table:table-cell>
        </table:table-row>
        <table:table-row table:style-name="ro1">
          <table:table-cell table:style-name="ce6" office:value-type="string">
            <text:p>Habitatges iniciats</text:p>
          </table:table-cell>
          <table:table-cell table:style-name="ce6"/>
          <table:table-cell/>
          <table:table-cell table:style-name="ce6" office:value-type="string">
            <text:p>Font: Ministeri d'Habitatges</text:p>
          </table:table-cell>
          <table:table-cell/>
          <table:table-cell table:style-name="ce6"/>
          <table:table-cell/>
          <table:table-cell table:style-name="ce6" office:value-type="string">
            <text:p>Unitats: Unitats d'Habitatges</text:p>
          </table:table-cell>
          <table:table-cell/>
          <table:table-cell table:style-name="ce6"/>
          <table:table-cell table:number-columns-repeated="4"/>
          <table:table-cell table:style-name="ce4" office:value-type="float" office:value="62665">
            <text:p>62665</text:p>
          </table:table-cell>
          <table:table-cell table:style-name="ce13" office:value-type="float" office:value="745">
            <text:p>745</text:p>
          </table:table-cell>
          <table:table-cell/>
          <table:table-cell table:formula="of:=[.O20]^2" office:value-type="float" office:value="3926902225">
            <text:p>3926902225</text:p>
          </table:table-cell>
          <table:table-cell table:formula="of:=[.P20]^2" office:value-type="float" office:value="555025">
            <text:p>555025</text:p>
          </table:table-cell>
        </table:table-row>
        <table:table-row table:style-name="ro1">
          <table:table-cell table:number-columns-repeated="14"/>
          <table:table-cell table:style-name="ce4" office:value-type="float" office:value="81451">
            <text:p>81451</text:p>
          </table:table-cell>
          <table:table-cell table:style-name="ce13" office:value-type="float" office:value="1698">
            <text:p>1698</text:p>
          </table:table-cell>
          <table:table-cell/>
          <table:table-cell table:formula="of:=[.O21]^2" office:value-type="float" office:value="6634265401">
            <text:p>6634265401</text:p>
          </table:table-cell>
          <table:table-cell table:formula="of:=[.P21]^2" office:value-type="float" office:value="2883204">
            <text:p>2883204</text:p>
          </table:table-cell>
        </table:table-row>
        <table:table-row table:style-name="ro1">
          <table:table-cell table:style-name="ce3" office:value-type="string">
            <text:p>Any</text:p>
          </table:table-cell>
          <table:table-cell table:style-name="ce7" office:value-type="string">
            <text:p>Gener</text:p>
          </table:table-cell>
          <table:table-cell table:style-name="ce7" office:value-type="string">
            <text:p>Febrer</text:p>
          </table:table-cell>
          <table:table-cell table:style-name="ce7" office:value-type="string">
            <text:p>Març</text:p>
          </table:table-cell>
          <table:table-cell table:style-name="ce7" office:value-type="string">
            <text:p>abril</text:p>
          </table:table-cell>
          <table:table-cell table:style-name="ce7" office:value-type="string">
            <text:p>Maig</text:p>
          </table:table-cell>
          <table:table-cell table:style-name="ce7" office:value-type="string">
            <text:p>Juny</text:p>
          </table:table-cell>
          <table:table-cell table:style-name="ce7" office:value-type="string">
            <text:p>Juliol</text:p>
          </table:table-cell>
          <table:table-cell table:style-name="ce7" office:value-type="string">
            <text:p>Agost</text:p>
          </table:table-cell>
          <table:table-cell table:style-name="ce7" office:value-type="string">
            <text:p>Septembre</text:p>
          </table:table-cell>
          <table:table-cell table:style-name="ce10" office:value-type="string">
            <text:p>Ocubre</text:p>
          </table:table-cell>
          <table:table-cell table:style-name="ce7" office:value-type="string">
            <text:p>Novembre</text:p>
          </table:table-cell>
          <table:table-cell table:style-name="ce7" office:value-type="string">
            <text:p>Desesmbre</text:p>
          </table:table-cell>
          <table:table-cell/>
          <table:table-cell table:style-name="ce4" office:value-type="float" office:value="86057">
            <text:p>86057</text:p>
          </table:table-cell>
          <table:table-cell table:style-name="ce13" office:value-type="float" office:value="1186">
            <text:p>1186</text:p>
          </table:table-cell>
          <table:table-cell/>
          <table:table-cell table:formula="of:=[.O22]^2" office:value-type="float" office:value="7405807249">
            <text:p>7405807249</text:p>
          </table:table-cell>
          <table:table-cell table:formula="of:=[.P22]^2" office:value-type="float" office:value="1406596">
            <text:p>1406596</text:p>
          </table:table-cell>
        </table:table-row>
        <table:table-row table:style-name="ro1">
          <table:table-cell table:style-name="ce4" office:value-type="float" office:value="1996">
            <text:p>1996</text:p>
          </table:table-cell>
          <table:table-cell table:style-name="ce13" office:value-type="float" office:value="543">
            <text:p>543</text:p>
          </table:table-cell>
          <table:table-cell table:style-name="ce13" office:value-type="float" office:value="517">
            <text:p>517</text:p>
          </table:table-cell>
          <table:table-cell table:style-name="ce13" office:value-type="float" office:value="789">
            <text:p>789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317">
            <text:p>317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231">
            <text:p>231</text:p>
          </table:table-cell>
          <table:table-cell table:style-name="ce13" office:value-type="float" office:value="292">
            <text:p>292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293">
            <text:p>293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242">
            <text:p>242</text:p>
          </table:table-cell>
          <table:table-cell/>
          <table:table-cell table:style-name="ce4" office:value-type="float" office:value="90567">
            <text:p>90567</text:p>
          </table:table-cell>
          <table:table-cell table:style-name="ce13" office:value-type="float" office:value="1373">
            <text:p>1373</text:p>
          </table:table-cell>
          <table:table-cell/>
          <table:table-cell table:formula="of:=[.O23]^2" office:value-type="float" office:value="8202381489">
            <text:p>8202381489</text:p>
          </table:table-cell>
          <table:table-cell table:formula="of:=[.P23]^2" office:value-type="float" office:value="1885129">
            <text:p>1885129</text:p>
          </table:table-cell>
        </table:table-row>
        <table:table-row table:style-name="ro1">
          <table:table-cell table:style-name="ce4" office:value-type="float" office:value="1997">
            <text:p>1997</text:p>
          </table:table-cell>
          <table:table-cell table:style-name="ce13" office:value-type="float" office:value="305">
            <text:p>305</text:p>
          </table:table-cell>
          <table:table-cell table:style-name="ce13" office:value-type="float" office:value="1079">
            <text:p>1079</text:p>
          </table:table-cell>
          <table:table-cell table:style-name="ce13" office:value-type="float" office:value="424">
            <text:p>424</text:p>
          </table:table-cell>
          <table:table-cell table:style-name="ce13" office:value-type="float" office:value="524">
            <text:p>524</text:p>
          </table:table-cell>
          <table:table-cell table:style-name="ce13" office:value-type="float" office:value="540">
            <text:p>540</text:p>
          </table:table-cell>
          <table:table-cell table:style-name="ce13" office:value-type="float" office:value="602">
            <text:p>602</text:p>
          </table:table-cell>
          <table:table-cell table:style-name="ce13" office:value-type="float" office:value="511">
            <text:p>511</text:p>
          </table:table-cell>
          <table:table-cell table:style-name="ce13" office:value-type="float" office:value="572">
            <text:p>572</text:p>
          </table:table-cell>
          <table:table-cell table:style-name="ce13" office:value-type="float" office:value="663">
            <text:p>663</text:p>
          </table:table-cell>
          <table:table-cell table:style-name="ce13" office:value-type="float" office:value="835">
            <text:p>835</text:p>
          </table:table-cell>
          <table:table-cell table:style-name="ce13" office:value-type="float" office:value="431">
            <text:p>431</text:p>
          </table:table-cell>
          <table:table-cell table:style-name="ce13" office:value-type="float" office:value="613">
            <text:p>613</text:p>
          </table:table-cell>
          <table:table-cell/>
          <table:table-cell table:style-name="ce4" office:value-type="float" office:value="91303">
            <text:p>91303</text:p>
          </table:table-cell>
          <table:table-cell table:style-name="ce13" office:value-type="float" office:value="597">
            <text:p>597</text:p>
          </table:table-cell>
          <table:table-cell/>
          <table:table-cell table:formula="of:=[.O24]^2" office:value-type="float" office:value="8336237809">
            <text:p>8336237809</text:p>
          </table:table-cell>
          <table:table-cell table:formula="of:=[.P24]^2" office:value-type="float" office:value="356409">
            <text:p>356409</text:p>
          </table:table-cell>
        </table:table-row>
        <table:table-row table:style-name="ro1">
          <table:table-cell table:style-name="ce4" office:value-type="float" office:value="1998">
            <text:p>1998</text:p>
          </table:table-cell>
          <table:table-cell table:style-name="ce13" office:value-type="float" office:value="1029">
            <text:p>1029</text:p>
          </table:table-cell>
          <table:table-cell table:style-name="ce13" office:value-type="float" office:value="745">
            <text:p>745</text:p>
          </table:table-cell>
          <table:table-cell table:style-name="ce13" office:value-type="float" office:value="535">
            <text:p>53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67">
            <text:p>767</text:p>
          </table:table-cell>
          <table:table-cell table:style-name="ce13" office:value-type="float" office:value="890">
            <text:p>890</text:p>
          </table:table-cell>
          <table:table-cell table:style-name="ce13" office:value-type="float" office:value="679">
            <text:p>679</text:p>
          </table:table-cell>
          <table:table-cell table:style-name="ce13" office:value-type="float" office:value="743">
            <text:p>743</text:p>
          </table:table-cell>
          <table:table-cell table:style-name="ce13" office:value-type="float" office:value="996">
            <text:p>996</text:p>
          </table:table-cell>
          <table:table-cell table:style-name="ce13" office:value-type="float" office:value="1067">
            <text:p>1067</text:p>
          </table:table-cell>
          <table:table-cell table:style-name="ce13" office:value-type="float" office:value="414">
            <text:p>414</text:p>
          </table:table-cell>
          <table:table-cell table:style-name="ce13" office:value-type="float" office:value="945">
            <text:p>945</text:p>
          </table:table-cell>
          <table:table-cell/>
          <table:table-cell table:style-name="ce4" office:value-type="float" office:value="56681">
            <text:p>56681</text:p>
          </table:table-cell>
          <table:table-cell table:style-name="ce13" office:value-type="float" office:value="789">
            <text:p>789</text:p>
          </table:table-cell>
          <table:table-cell/>
          <table:table-cell table:formula="of:=[.O25]^2" office:value-type="float" office:value="3212735761">
            <text:p>3212735761</text:p>
          </table:table-cell>
          <table:table-cell table:formula="of:=[.P25]^2" office:value-type="float" office:value="622521">
            <text:p>622521</text:p>
          </table:table-cell>
        </table:table-row>
        <table:table-row table:style-name="ro1">
          <table:table-cell table:style-name="ce4" office:value-type="float" office:value="1999">
            <text:p>1999</text:p>
          </table:table-cell>
          <table:table-cell table:style-name="ce13" office:value-type="float" office:value="952">
            <text:p>952</text:p>
          </table:table-cell>
          <table:table-cell table:style-name="ce13" office:value-type="float" office:value="1698">
            <text:p>1698</text:p>
          </table:table-cell>
          <table:table-cell table:style-name="ce13" office:value-type="float" office:value="1340">
            <text:p>1340</text:p>
          </table:table-cell>
          <table:table-cell table:style-name="ce13" office:value-type="float" office:value="827">
            <text:p>827</text:p>
          </table:table-cell>
          <table:table-cell table:style-name="ce13" office:value-type="float" office:value="949">
            <text:p>949</text:p>
          </table:table-cell>
          <table:table-cell table:style-name="ce13" office:value-type="float" office:value="1463">
            <text:p>1463</text:p>
          </table:table-cell>
          <table:table-cell table:style-name="ce13" office:value-type="float" office:value="1308">
            <text:p>1308</text:p>
          </table:table-cell>
          <table:table-cell table:style-name="ce13" office:value-type="float" office:value="998">
            <text:p>998</text:p>
          </table:table-cell>
          <table:table-cell table:style-name="ce13" office:value-type="float" office:value="1271">
            <text:p>1271</text:p>
          </table:table-cell>
          <table:table-cell table:style-name="ce13" office:value-type="float" office:value="990">
            <text:p>990</text:p>
          </table:table-cell>
          <table:table-cell table:style-name="ce13" office:value-type="float" office:value="548">
            <text:p>548</text:p>
          </table:table-cell>
          <table:table-cell table:style-name="ce13" office:value-type="float" office:value="752">
            <text:p>752</text:p>
          </table:table-cell>
          <table:table-cell/>
          <table:table-cell table:style-name="ce4" office:value-type="float" office:value="61678">
            <text:p>61678</text:p>
          </table:table-cell>
          <table:table-cell table:style-name="ce13" office:value-type="float" office:value="424">
            <text:p>424</text:p>
          </table:table-cell>
          <table:table-cell/>
          <table:table-cell table:formula="of:=[.O26]^2" office:value-type="float" office:value="3804175684">
            <text:p>3804175684</text:p>
          </table:table-cell>
          <table:table-cell table:formula="of:=[.P26]^2" office:value-type="float" office:value="179776">
            <text:p>179776</text:p>
          </table:table-cell>
        </table:table-row>
        <table:table-row table:style-name="ro1">
          <table:table-cell table:style-name="ce4" office:value-type="float" office:value="2000">
            <text:p>2000</text:p>
          </table:table-cell>
          <table:table-cell table:style-name="ce13" office:value-type="float" office:value="1198">
            <text:p>1198</text:p>
          </table:table-cell>
          <table:table-cell table:style-name="ce13" office:value-type="float" office:value="1186">
            <text:p>1186</text:p>
          </table:table-cell>
          <table:table-cell table:style-name="ce13" office:value-type="float" office:value="1180">
            <text:p>1180</text:p>
          </table:table-cell>
          <table:table-cell table:style-name="ce13" office:value-type="float" office:value="862">
            <text:p>862</text:p>
          </table:table-cell>
          <table:table-cell table:style-name="ce13" office:value-type="float" office:value="1130">
            <text:p>1130</text:p>
          </table:table-cell>
          <table:table-cell table:style-name="ce13" office:value-type="float" office:value="1160">
            <text:p>1160</text:p>
          </table:table-cell>
          <table:table-cell table:style-name="ce13" office:value-type="float" office:value="847">
            <text:p>847</text:p>
          </table:table-cell>
          <table:table-cell table:style-name="ce13" office:value-type="float" office:value="945">
            <text:p>945</text:p>
          </table:table-cell>
          <table:table-cell table:style-name="ce13" office:value-type="float" office:value="1127">
            <text:p>1127</text:p>
          </table:table-cell>
          <table:table-cell table:style-name="ce13" office:value-type="float" office:value="1204">
            <text:p>1204</text:p>
          </table:table-cell>
          <table:table-cell table:style-name="ce13" office:value-type="float" office:value="543">
            <text:p>543</text:p>
          </table:table-cell>
          <table:table-cell table:style-name="ce13" office:value-type="float" office:value="939">
            <text:p>939</text:p>
          </table:table-cell>
          <table:table-cell/>
          <table:table-cell table:style-name="ce4" office:value-type="float" office:value="71745">
            <text:p>71745</text:p>
          </table:table-cell>
          <table:table-cell table:style-name="ce13" office:value-type="float" office:value="535">
            <text:p>535</text:p>
          </table:table-cell>
          <table:table-cell/>
          <table:table-cell table:formula="of:=[.O27]^2" office:value-type="float" office:value="5147345025">
            <text:p>5147345025</text:p>
          </table:table-cell>
          <table:table-cell table:formula="of:=[.P27]^2" office:value-type="float" office:value="286225">
            <text:p>286225</text:p>
          </table:table-cell>
        </table:table-row>
        <table:table-row table:style-name="ro1">
          <table:table-cell table:style-name="ce4" office:value-type="float" office:value="2001">
            <text:p>2001</text:p>
          </table:table-cell>
          <table:table-cell table:style-name="ce13" office:value-type="float" office:value="917">
            <text:p>917</text:p>
          </table:table-cell>
          <table:table-cell table:style-name="ce13" office:value-type="float" office:value="1373">
            <text:p>1373</text:p>
          </table:table-cell>
          <table:table-cell table:style-name="ce13" office:value-type="float" office:value="1335">
            <text:p>1335</text:p>
          </table:table-cell>
          <table:table-cell table:style-name="ce13" office:value-type="float" office:value="991">
            <text:p>991</text:p>
          </table:table-cell>
          <table:table-cell table:style-name="ce13" office:value-type="float" office:value="1042">
            <text:p>1042</text:p>
          </table:table-cell>
          <table:table-cell table:style-name="ce13" office:value-type="float" office:value="976">
            <text:p>976</text:p>
          </table:table-cell>
          <table:table-cell table:style-name="ce13" office:value-type="float" office:value="735">
            <text:p>735</text:p>
          </table:table-cell>
          <table:table-cell table:style-name="ce13" office:value-type="float" office:value="1359">
            <text:p>1359</text:p>
          </table:table-cell>
          <table:table-cell table:style-name="ce13" office:value-type="float" office:value="814">
            <text:p>814</text:p>
          </table:table-cell>
          <table:table-cell table:style-name="ce13" office:value-type="float" office:value="1109">
            <text:p>1109</text:p>
          </table:table-cell>
          <table:table-cell table:style-name="ce13" office:value-type="float" office:value="854">
            <text:p>854</text:p>
          </table:table-cell>
          <table:table-cell table:style-name="ce13" office:value-type="float" office:value="827">
            <text:p>827</text:p>
          </table:table-cell>
          <table:table-cell/>
          <table:table-cell table:style-name="ce4" office:value-type="float" office:value="98972">
            <text:p>98972</text:p>
          </table:table-cell>
          <table:table-cell table:style-name="ce13" office:value-type="float" office:value="1340">
            <text:p>1340</text:p>
          </table:table-cell>
          <table:table-cell/>
          <table:table-cell table:formula="of:=[.O28]^2" office:value-type="float" office:value="9795456784">
            <text:p>9795456784</text:p>
          </table:table-cell>
          <table:table-cell table:formula="of:=[.P28]^2" office:value-type="float" office:value="1795600">
            <text:p>1795600</text:p>
          </table:table-cell>
        </table:table-row>
        <table:table-row table:style-name="ro1">
          <table:table-cell table:style-name="ce4" office:value-type="float" office:value="2002">
            <text:p>2002</text:p>
          </table:table-cell>
          <table:table-cell table:style-name="ce13" office:value-type="float" office:value="990">
            <text:p>990</text:p>
          </table:table-cell>
          <table:table-cell table:style-name="ce13" office:value-type="float" office:value="597">
            <text:p>597</text:p>
          </table:table-cell>
          <table:table-cell table:style-name="ce13" office:value-type="float" office:value="1625">
            <text:p>1625</text:p>
          </table:table-cell>
          <table:table-cell table:style-name="ce13" office:value-type="float" office:value="1667">
            <text:p>1667</text:p>
          </table:table-cell>
          <table:table-cell table:style-name="ce13" office:value-type="float" office:value="1134">
            <text:p>1134</text:p>
          </table:table-cell>
          <table:table-cell table:style-name="ce13" office:value-type="float" office:value="703">
            <text:p>703</text:p>
          </table:table-cell>
          <table:table-cell table:style-name="ce13" office:value-type="float" office:value="592">
            <text:p>592</text:p>
          </table:table-cell>
          <table:table-cell table:style-name="ce13" office:value-type="float" office:value="540">
            <text:p>540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583">
            <text:p>583</text:p>
          </table:table-cell>
          <table:table-cell table:style-name="ce13" office:value-type="float" office:value="438">
            <text:p>438</text:p>
          </table:table-cell>
          <table:table-cell table:style-name="ce13" office:value-type="float" office:value="774">
            <text:p>774</text:p>
          </table:table-cell>
          <table:table-cell/>
          <table:table-cell table:style-name="ce4" office:value-type="float" office:value="97542">
            <text:p>97542</text:p>
          </table:table-cell>
          <table:table-cell table:style-name="ce13" office:value-type="float" office:value="1180">
            <text:p>1180</text:p>
          </table:table-cell>
          <table:table-cell/>
          <table:table-cell table:formula="of:=[.O29]^2" office:value-type="float" office:value="9514441764">
            <text:p>9514441764</text:p>
          </table:table-cell>
          <table:table-cell table:formula="of:=[.P29]^2" office:value-type="float" office:value="1392400">
            <text:p>1392400</text:p>
          </table:table-cell>
        </table:table-row>
        <table:table-row table:style-name="ro1">
          <table:table-cell table:number-columns-repeated="14"/>
          <table:table-cell table:style-name="ce4" office:value-type="float" office:value="108580">
            <text:p>108580</text:p>
          </table:table-cell>
          <table:table-cell table:style-name="ce13" office:value-type="float" office:value="1335">
            <text:p>1335</text:p>
          </table:table-cell>
          <table:table-cell/>
          <table:table-cell table:formula="of:=[.O30]^2" office:value-type="float" office:value="11789616400">
            <text:p>11789616400</text:p>
          </table:table-cell>
          <table:table-cell table:formula="of:=[.P30]^2" office:value-type="float" office:value="1782225">
            <text:p>1782225</text:p>
          </table:table-cell>
        </table:table-row>
        <table:table-row table:style-name="ro5">
          <table:table-cell table:style-name="ce9" office:value-type="string">
            <text:p>(b) Dibuixau el diagrama de dispersio.</text:p>
          </table:table-cell>
          <table:table-cell table:number-columns-repeated="13"/>
          <table:table-cell table:style-name="ce4" office:value-type="float" office:value="80278">
            <text:p>80278</text:p>
          </table:table-cell>
          <table:table-cell table:style-name="ce13" office:value-type="float" office:value="1625">
            <text:p>1625</text:p>
          </table:table-cell>
          <table:table-cell/>
          <table:table-cell table:formula="of:=[.O31]^2" office:value-type="float" office:value="6444557284">
            <text:p>6444557284</text:p>
          </table:table-cell>
          <table:table-cell table:formula="of:=[.P31]^2" office:value-type="float" office:value="2640625">
            <text:p>2640625</text:p>
          </table:table-cell>
        </table:table-row>
        <table:table-row table:style-name="ro1">
          <table:table-cell table:number-columns-repeated="14"/>
          <table:table-cell table:style-name="ce4" office:value-type="float" office:value="52939">
            <text:p>52939</text:p>
          </table:table-cell>
          <table:table-cell table:style-name="ce13" office:value-type="float" office:value="249">
            <text:p>249</text:p>
          </table:table-cell>
          <table:table-cell/>
          <table:table-cell table:formula="of:=[.O32]^2" office:value-type="float" office:value="2802537721">
            <text:p>2802537721</text:p>
          </table:table-cell>
          <table:table-cell table:formula="of:=[.P32]^2" office:value-type="float" office:value="62001">
            <text:p>62001</text:p>
          </table:table-cell>
        </table:table-row>
        <table:table-row table:style-name="ro1">
          <table:table-cell table:style-name="ce12">
            <draw:frame table:end-cell-address="Hoja1.L61" table:end-x="0.656cm" table:end-y="0.419cm" draw:z-index="0" draw:style-name="gr1" svg:width="18.456cm" svg:height="13.477cm" svg:x="1.136cm" svg:y="0.128cm">
              <draw:object draw:notify-on-update-of-ranges="Hoja1.O11:Hoja1.O94 Hoja1.P11:Hoja1.P9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4" table:number-columns-repeated="12"/>
          <table:table-cell/>
          <table:table-cell table:style-name="ce4" office:value-type="float" office:value="64412">
            <text:p>64412</text:p>
          </table:table-cell>
          <table:table-cell table:style-name="ce13" office:value-type="float" office:value="524">
            <text:p>524</text:p>
          </table:table-cell>
          <table:table-cell/>
          <table:table-cell table:formula="of:=[.O33]^2" office:value-type="float" office:value="4148905744">
            <text:p>4148905744</text:p>
          </table:table-cell>
          <table:table-cell table:formula="of:=[.P33]^2" office:value-type="float" office:value="274576">
            <text:p>274576</text:p>
          </table:table-cell>
        </table:table-row>
        <table:table-row table:style-name="ro1">
          <table:table-cell table:style-name="ce12"/>
          <table:table-cell table:style-name="ce14" table:number-columns-repeated="12"/>
          <table:table-cell/>
          <table:table-cell table:style-name="ce4" office:value-type="float" office:value="69305">
            <text:p>69305</text:p>
          </table:table-cell>
          <table:table-cell table:style-name="ce13" office:value-type="float" office:value="283">
            <text:p>283</text:p>
          </table:table-cell>
          <table:table-cell/>
          <table:table-cell table:formula="of:=[.O34]^2" office:value-type="float" office:value="4803183025">
            <text:p>4803183025</text:p>
          </table:table-cell>
          <table:table-cell table:formula="of:=[.P34]^2" office:value-type="float" office:value="80089">
            <text:p>80089</text:p>
          </table:table-cell>
        </table:table-row>
        <table:table-row table:style-name="ro1">
          <table:table-cell table:style-name="ce12"/>
          <table:table-cell table:style-name="ce14" table:number-columns-repeated="12"/>
          <table:table-cell/>
          <table:table-cell table:style-name="ce4" office:value-type="float" office:value="81933">
            <text:p>81933</text:p>
          </table:table-cell>
          <table:table-cell table:style-name="ce13" office:value-type="float" office:value="827">
            <text:p>827</text:p>
          </table:table-cell>
          <table:table-cell/>
          <table:table-cell table:formula="of:=[.O35]^2" office:value-type="float" office:value="6713016489">
            <text:p>6713016489</text:p>
          </table:table-cell>
          <table:table-cell table:formula="of:=[.P35]^2" office:value-type="float" office:value="683929">
            <text:p>683929</text:p>
          </table:table-cell>
        </table:table-row>
        <table:table-row table:style-name="ro1">
          <table:table-cell table:style-name="ce12"/>
          <table:table-cell table:style-name="ce14" table:number-columns-repeated="12"/>
          <table:table-cell/>
          <table:table-cell table:style-name="ce4" office:value-type="float" office:value="82133">
            <text:p>82133</text:p>
          </table:table-cell>
          <table:table-cell table:style-name="ce13" office:value-type="float" office:value="862">
            <text:p>862</text:p>
          </table:table-cell>
          <table:table-cell/>
          <table:table-cell table:formula="of:=[.O36]^2" office:value-type="float" office:value="6745829689">
            <text:p>6745829689</text:p>
          </table:table-cell>
          <table:table-cell table:formula="of:=[.P36]^2" office:value-type="float" office:value="743044">
            <text:p>743044</text:p>
          </table:table-cell>
        </table:table-row>
        <table:table-row table:style-name="ro1">
          <table:table-cell table:style-name="ce12"/>
          <table:table-cell table:style-name="ce14" table:number-columns-repeated="12"/>
          <table:table-cell/>
          <table:table-cell table:style-name="ce4" office:value-type="float" office:value="84912">
            <text:p>84912</text:p>
          </table:table-cell>
          <table:table-cell table:style-name="ce13" office:value-type="float" office:value="991">
            <text:p>991</text:p>
          </table:table-cell>
          <table:table-cell/>
          <table:table-cell table:formula="of:=[.O37]^2" office:value-type="float" office:value="7210047744">
            <text:p>7210047744</text:p>
          </table:table-cell>
          <table:table-cell table:formula="of:=[.P37]^2" office:value-type="float" office:value="982081">
            <text:p>982081</text:p>
          </table:table-cell>
        </table:table-row>
        <table:table-row table:style-name="ro1">
          <table:table-cell table:style-name="ce12"/>
          <table:table-cell table:style-name="ce14" table:number-columns-repeated="12"/>
          <table:table-cell/>
          <table:table-cell table:style-name="ce4" office:value-type="float" office:value="104951">
            <text:p>104951</text:p>
          </table:table-cell>
          <table:table-cell table:style-name="ce13" office:value-type="float" office:value="1667">
            <text:p>1667</text:p>
          </table:table-cell>
          <table:table-cell/>
          <table:table-cell table:formula="of:=[.O38]^2" office:value-type="float" office:value="11014712401">
            <text:p>11014712401</text:p>
          </table:table-cell>
          <table:table-cell table:formula="of:=[.P38]^2" office:value-type="float" office:value="2778889">
            <text:p>2778889</text:p>
          </table:table-cell>
        </table:table-row>
        <table:table-row table:style-name="ro1">
          <table:table-cell table:style-name="ce12"/>
          <table:table-cell table:style-name="ce14" table:number-columns-repeated="12"/>
          <table:table-cell/>
          <table:table-cell table:style-name="ce4" office:value-type="float" office:value="57980">
            <text:p>57980</text:p>
          </table:table-cell>
          <table:table-cell table:style-name="ce13" office:value-type="float" office:value="317">
            <text:p>317</text:p>
          </table:table-cell>
          <table:table-cell/>
          <table:table-cell table:formula="of:=[.O39]^2" office:value-type="float" office:value="3361680400">
            <text:p>3361680400</text:p>
          </table:table-cell>
          <table:table-cell table:formula="of:=[.P39]^2" office:value-type="float" office:value="100489">
            <text:p>100489</text:p>
          </table:table-cell>
        </table:table-row>
        <table:table-row table:style-name="ro1">
          <table:table-cell table:number-columns-repeated="14"/>
          <table:table-cell table:style-name="ce4" office:value-type="float" office:value="55203">
            <text:p>55203</text:p>
          </table:table-cell>
          <table:table-cell table:style-name="ce13" office:value-type="float" office:value="540">
            <text:p>540</text:p>
          </table:table-cell>
          <table:table-cell/>
          <table:table-cell table:formula="of:=[.O40]^2" office:value-type="float" office:value="3047371209">
            <text:p>3047371209</text:p>
          </table:table-cell>
          <table:table-cell table:formula="of:=[.P40]^2" office:value-type="float" office:value="291600">
            <text:p>291600</text:p>
          </table:table-cell>
        </table:table-row>
        <table:table-row table:style-name="ro1">
          <table:table-cell table:number-columns-repeated="14"/>
          <table:table-cell table:style-name="ce4" office:value-type="float" office:value="62459">
            <text:p>62459</text:p>
          </table:table-cell>
          <table:table-cell table:style-name="ce13" office:value-type="float" office:value="767">
            <text:p>767</text:p>
          </table:table-cell>
          <table:table-cell/>
          <table:table-cell table:formula="of:=[.O41]^2" office:value-type="float" office:value="3901126681">
            <text:p>3901126681</text:p>
          </table:table-cell>
          <table:table-cell table:formula="of:=[.P41]^2" office:value-type="float" office:value="588289">
            <text:p>588289</text:p>
          </table:table-cell>
        </table:table-row>
        <table:table-row table:style-name="ro1">
          <table:table-cell table:number-columns-repeated="14"/>
          <table:table-cell table:style-name="ce4" office:value-type="float" office:value="86640">
            <text:p>86640</text:p>
          </table:table-cell>
          <table:table-cell table:style-name="ce13" office:value-type="float" office:value="949">
            <text:p>949</text:p>
          </table:table-cell>
          <table:table-cell/>
          <table:table-cell table:formula="of:=[.O42]^2" office:value-type="float" office:value="7506489600">
            <text:p>7506489600</text:p>
          </table:table-cell>
          <table:table-cell table:formula="of:=[.P42]^2" office:value-type="float" office:value="900601">
            <text:p>900601</text:p>
          </table:table-cell>
        </table:table-row>
        <table:table-row table:style-name="ro1">
          <table:table-cell table:number-columns-repeated="14"/>
          <table:table-cell table:style-name="ce4" office:value-type="float" office:value="90944">
            <text:p>90944</text:p>
          </table:table-cell>
          <table:table-cell table:style-name="ce13" office:value-type="float" office:value="1130">
            <text:p>1130</text:p>
          </table:table-cell>
          <table:table-cell/>
          <table:table-cell table:formula="of:=[.O43]^2" office:value-type="float" office:value="8270811136">
            <text:p>8270811136</text:p>
          </table:table-cell>
          <table:table-cell table:formula="of:=[.P43]^2" office:value-type="float" office:value="1276900">
            <text:p>1276900</text:p>
          </table:table-cell>
        </table:table-row>
        <table:table-row table:style-name="ro1">
          <table:table-cell table:number-columns-repeated="14"/>
          <table:table-cell table:style-name="ce4" office:value-type="float" office:value="91212">
            <text:p>91212</text:p>
          </table:table-cell>
          <table:table-cell table:style-name="ce13" office:value-type="float" office:value="1042">
            <text:p>1042</text:p>
          </table:table-cell>
          <table:table-cell/>
          <table:table-cell table:formula="of:=[.O44]^2" office:value-type="float" office:value="8319628944">
            <text:p>8319628944</text:p>
          </table:table-cell>
          <table:table-cell table:formula="of:=[.P44]^2" office:value-type="float" office:value="1085764">
            <text:p>1085764</text:p>
          </table:table-cell>
        </table:table-row>
        <table:table-row table:style-name="ro1">
          <table:table-cell table:number-columns-repeated="14"/>
          <table:table-cell table:style-name="ce4" office:value-type="float" office:value="108129">
            <text:p>108129</text:p>
          </table:table-cell>
          <table:table-cell table:style-name="ce13" office:value-type="float" office:value="1134">
            <text:p>1134</text:p>
          </table:table-cell>
          <table:table-cell/>
          <table:table-cell table:formula="of:=[.O45]^2" office:value-type="float" office:value="11691880641">
            <text:p>11691880641</text:p>
          </table:table-cell>
          <table:table-cell table:formula="of:=[.P45]^2" office:value-type="float" office:value="1285956">
            <text:p>1285956</text:p>
          </table:table-cell>
        </table:table-row>
        <table:table-row table:style-name="ro1">
          <table:table-cell table:number-columns-repeated="14"/>
          <table:table-cell table:style-name="ce4" office:value-type="float" office:value="50375">
            <text:p>50375</text:p>
          </table:table-cell>
          <table:table-cell table:style-name="ce13" office:value-type="float" office:value="246">
            <text:p>246</text:p>
          </table:table-cell>
          <table:table-cell/>
          <table:table-cell table:formula="of:=[.O46]^2" office:value-type="float" office:value="2537640625">
            <text:p>2537640625</text:p>
          </table:table-cell>
          <table:table-cell table:formula="of:=[.P46]^2" office:value-type="float" office:value="60516">
            <text:p>60516</text:p>
          </table:table-cell>
        </table:table-row>
        <table:table-row table:style-name="ro1">
          <table:table-cell table:number-columns-repeated="14"/>
          <table:table-cell table:style-name="ce4" office:value-type="float" office:value="52310">
            <text:p>52310</text:p>
          </table:table-cell>
          <table:table-cell table:style-name="ce13" office:value-type="float" office:value="602">
            <text:p>602</text:p>
          </table:table-cell>
          <table:table-cell/>
          <table:table-cell table:formula="of:=[.O47]^2" office:value-type="float" office:value="2736336100">
            <text:p>2736336100</text:p>
          </table:table-cell>
          <table:table-cell table:formula="of:=[.P47]^2" office:value-type="float" office:value="362404">
            <text:p>362404</text:p>
          </table:table-cell>
        </table:table-row>
        <table:table-row table:style-name="ro1">
          <table:table-cell table:number-columns-repeated="14"/>
          <table:table-cell table:style-name="ce4" office:value-type="float" office:value="66321">
            <text:p>66321</text:p>
          </table:table-cell>
          <table:table-cell table:style-name="ce13" office:value-type="float" office:value="890">
            <text:p>890</text:p>
          </table:table-cell>
          <table:table-cell/>
          <table:table-cell table:formula="of:=[.O48]^2" office:value-type="float" office:value="4398475041">
            <text:p>4398475041</text:p>
          </table:table-cell>
          <table:table-cell table:formula="of:=[.P48]^2" office:value-type="float" office:value="792100">
            <text:p>792100</text:p>
          </table:table-cell>
        </table:table-row>
        <table:table-row table:style-name="ro1">
          <table:table-cell table:number-columns-repeated="14"/>
          <table:table-cell table:style-name="ce4" office:value-type="float" office:value="84824">
            <text:p>84824</text:p>
          </table:table-cell>
          <table:table-cell table:style-name="ce13" office:value-type="float" office:value="1463">
            <text:p>1463</text:p>
          </table:table-cell>
          <table:table-cell/>
          <table:table-cell table:formula="of:=[.O49]^2" office:value-type="float" office:value="7195110976">
            <text:p>7195110976</text:p>
          </table:table-cell>
          <table:table-cell table:formula="of:=[.P49]^2" office:value-type="float" office:value="2140369">
            <text:p>2140369</text:p>
          </table:table-cell>
        </table:table-row>
        <table:table-row table:style-name="ro1">
          <table:table-cell table:number-columns-repeated="14"/>
          <table:table-cell table:style-name="ce4" office:value-type="float" office:value="83421">
            <text:p>83421</text:p>
          </table:table-cell>
          <table:table-cell table:style-name="ce13" office:value-type="float" office:value="1160">
            <text:p>1160</text:p>
          </table:table-cell>
          <table:table-cell/>
          <table:table-cell table:formula="of:=[.O50]^2" office:value-type="float" office:value="6959063241">
            <text:p>6959063241</text:p>
          </table:table-cell>
          <table:table-cell table:formula="of:=[.P50]^2" office:value-type="float" office:value="1345600">
            <text:p>1345600</text:p>
          </table:table-cell>
        </table:table-row>
        <table:table-row table:style-name="ro1">
          <table:table-cell table:number-columns-repeated="14"/>
          <table:table-cell table:style-name="ce4" office:value-type="float" office:value="135058">
            <text:p>135058</text:p>
          </table:table-cell>
          <table:table-cell table:style-name="ce13" office:value-type="float" office:value="976">
            <text:p>976</text:p>
          </table:table-cell>
          <table:table-cell/>
          <table:table-cell table:formula="of:=[.O51]^2" office:value-type="float" office:value="18240663364">
            <text:p>18240663364</text:p>
          </table:table-cell>
          <table:table-cell table:formula="of:=[.P51]^2" office:value-type="float" office:value="952576">
            <text:p>952576</text:p>
          </table:table-cell>
        </table:table-row>
        <table:table-row table:style-name="ro1">
          <table:table-cell table:number-columns-repeated="14"/>
          <table:table-cell table:style-name="ce4" office:value-type="float" office:value="74323">
            <text:p>74323</text:p>
          </table:table-cell>
          <table:table-cell table:style-name="ce13" office:value-type="float" office:value="703">
            <text:p>703</text:p>
          </table:table-cell>
          <table:table-cell/>
          <table:table-cell table:formula="of:=[.O52]^2" office:value-type="float" office:value="5523908329">
            <text:p>5523908329</text:p>
          </table:table-cell>
          <table:table-cell table:formula="of:=[.P52]^2" office:value-type="float" office:value="494209">
            <text:p>494209</text:p>
          </table:table-cell>
        </table:table-row>
        <table:table-row table:style-name="ro1">
          <table:table-cell table:number-columns-repeated="14"/>
          <table:table-cell table:style-name="ce4" office:value-type="float" office:value="48401">
            <text:p>48401</text:p>
          </table:table-cell>
          <table:table-cell table:style-name="ce13" office:value-type="float" office:value="231">
            <text:p>231</text:p>
          </table:table-cell>
          <table:table-cell/>
          <table:table-cell table:formula="of:=[.O53]^2" office:value-type="float" office:value="2342656801">
            <text:p>2342656801</text:p>
          </table:table-cell>
          <table:table-cell table:formula="of:=[.P53]^2" office:value-type="float" office:value="53361">
            <text:p>53361</text:p>
          </table:table-cell>
        </table:table-row>
        <table:table-row table:style-name="ro1">
          <table:table-cell table:number-columns-repeated="14"/>
          <table:table-cell table:style-name="ce4" office:value-type="float" office:value="54165">
            <text:p>54165</text:p>
          </table:table-cell>
          <table:table-cell table:style-name="ce13" office:value-type="float" office:value="511">
            <text:p>511</text:p>
          </table:table-cell>
          <table:table-cell/>
          <table:table-cell table:formula="of:=[.O54]^2" office:value-type="float" office:value="2933847225">
            <text:p>2933847225</text:p>
          </table:table-cell>
          <table:table-cell table:formula="of:=[.P54]^2" office:value-type="float" office:value="261121">
            <text:p>261121</text:p>
          </table:table-cell>
        </table:table-row>
        <table:table-row table:style-name="ro1">
          <table:table-cell table:number-columns-repeated="14"/>
          <table:table-cell table:style-name="ce4" office:value-type="float" office:value="66717">
            <text:p>66717</text:p>
          </table:table-cell>
          <table:table-cell table:style-name="ce13" office:value-type="float" office:value="679">
            <text:p>679</text:p>
          </table:table-cell>
          <table:table-cell/>
          <table:table-cell table:formula="of:=[.O55]^2" office:value-type="float" office:value="4451158089">
            <text:p>4451158089</text:p>
          </table:table-cell>
          <table:table-cell table:formula="of:=[.P55]^2" office:value-type="float" office:value="461041">
            <text:p>461041</text:p>
          </table:table-cell>
        </table:table-row>
        <table:table-row table:style-name="ro1">
          <table:table-cell table:number-columns-repeated="14"/>
          <table:table-cell table:style-name="ce4" office:value-type="float" office:value="74969">
            <text:p>74969</text:p>
          </table:table-cell>
          <table:table-cell table:style-name="ce13" office:value-type="float" office:value="1308">
            <text:p>1308</text:p>
          </table:table-cell>
          <table:table-cell/>
          <table:table-cell table:formula="of:=[.O56]^2" office:value-type="float" office:value="5620350961">
            <text:p>5620350961</text:p>
          </table:table-cell>
          <table:table-cell table:formula="of:=[.P56]^2" office:value-type="float" office:value="1710864">
            <text:p>1710864</text:p>
          </table:table-cell>
        </table:table-row>
        <table:table-row table:style-name="ro1">
          <table:table-cell table:number-columns-repeated="14"/>
          <table:table-cell table:style-name="ce4" office:value-type="float" office:value="75829">
            <text:p>75829</text:p>
          </table:table-cell>
          <table:table-cell table:style-name="ce13" office:value-type="float" office:value="847">
            <text:p>847</text:p>
          </table:table-cell>
          <table:table-cell/>
          <table:table-cell table:formula="of:=[.O57]^2" office:value-type="float" office:value="5750037241">
            <text:p>5750037241</text:p>
          </table:table-cell>
          <table:table-cell table:formula="of:=[.P57]^2" office:value-type="float" office:value="717409">
            <text:p>717409</text:p>
          </table:table-cell>
        </table:table-row>
        <table:table-row table:style-name="ro1">
          <table:table-cell table:number-columns-repeated="14"/>
          <table:table-cell table:style-name="ce4" office:value-type="float" office:value="90904">
            <text:p>90904</text:p>
          </table:table-cell>
          <table:table-cell table:style-name="ce13" office:value-type="float" office:value="735">
            <text:p>735</text:p>
          </table:table-cell>
          <table:table-cell/>
          <table:table-cell table:formula="of:=[.O58]^2" office:value-type="float" office:value="8263537216">
            <text:p>8263537216</text:p>
          </table:table-cell>
          <table:table-cell table:formula="of:=[.P58]^2" office:value-type="float" office:value="540225">
            <text:p>540225</text:p>
          </table:table-cell>
        </table:table-row>
        <table:table-row table:style-name="ro1">
          <table:table-cell table:number-columns-repeated="14"/>
          <table:table-cell table:style-name="ce4" office:value-type="float" office:value="80482">
            <text:p>80482</text:p>
          </table:table-cell>
          <table:table-cell table:style-name="ce13" office:value-type="float" office:value="592">
            <text:p>592</text:p>
          </table:table-cell>
          <table:table-cell/>
          <table:table-cell table:formula="of:=[.O59]^2" office:value-type="float" office:value="6477352324">
            <text:p>6477352324</text:p>
          </table:table-cell>
          <table:table-cell table:formula="of:=[.P59]^2" office:value-type="float" office:value="350464">
            <text:p>350464</text:p>
          </table:table-cell>
        </table:table-row>
        <table:table-row table:style-name="ro1">
          <table:table-cell table:number-columns-repeated="14"/>
          <table:table-cell table:style-name="ce4" office:value-type="float" office:value="40809">
            <text:p>40809</text:p>
          </table:table-cell>
          <table:table-cell table:style-name="ce13" office:value-type="float" office:value="292">
            <text:p>292</text:p>
          </table:table-cell>
          <table:table-cell/>
          <table:table-cell table:formula="of:=[.O60]^2" office:value-type="float" office:value="1665374481">
            <text:p>1665374481</text:p>
          </table:table-cell>
          <table:table-cell table:formula="of:=[.P60]^2" office:value-type="float" office:value="85264">
            <text:p>85264</text:p>
          </table:table-cell>
        </table:table-row>
        <table:table-row table:style-name="ro1">
          <table:table-cell table:number-columns-repeated="14"/>
          <table:table-cell table:style-name="ce4" office:value-type="float" office:value="38378">
            <text:p>38378</text:p>
          </table:table-cell>
          <table:table-cell table:style-name="ce13" office:value-type="float" office:value="572">
            <text:p>572</text:p>
          </table:table-cell>
          <table:table-cell/>
          <table:table-cell table:formula="of:=[.O61]^2" office:value-type="float" office:value="1472870884">
            <text:p>1472870884</text:p>
          </table:table-cell>
          <table:table-cell table:formula="of:=[.P61]^2" office:value-type="float" office:value="327184">
            <text:p>327184</text:p>
          </table:table-cell>
        </table:table-row>
        <table:table-row table:style-name="ro1">
          <table:table-cell table:number-columns-repeated="14"/>
          <table:table-cell table:style-name="ce4" office:value-type="float" office:value="41751">
            <text:p>41751</text:p>
          </table:table-cell>
          <table:table-cell table:style-name="ce13" office:value-type="float" office:value="743">
            <text:p>743</text:p>
          </table:table-cell>
          <table:table-cell/>
          <table:table-cell table:formula="of:=[.O62]^2" office:value-type="float" office:value="1743146001">
            <text:p>1743146001</text:p>
          </table:table-cell>
          <table:table-cell table:formula="of:=[.P62]^2" office:value-type="float" office:value="552049">
            <text:p>552049</text:p>
          </table:table-cell>
        </table:table-row>
        <table:table-row table:style-name="ro5">
          <table:table-cell table:style-name="ce9" office:value-type="string">
            <text:p>(c) Calculau el coecient de correlacio. Interpretau el resultat.</text:p>
          </table:table-cell>
          <table:table-cell table:number-columns-repeated="13"/>
          <table:table-cell table:style-name="ce4" office:value-type="float" office:value="59477">
            <text:p>59477</text:p>
          </table:table-cell>
          <table:table-cell table:style-name="ce13" office:value-type="float" office:value="998">
            <text:p>998</text:p>
          </table:table-cell>
          <table:table-cell/>
          <table:table-cell table:formula="of:=[.O63]^2" office:value-type="float" office:value="3537513529">
            <text:p>3537513529</text:p>
          </table:table-cell>
          <table:table-cell table:formula="of:=[.P63]^2" office:value-type="float" office:value="996004">
            <text:p>996004</text:p>
          </table:table-cell>
        </table:table-row>
        <table:table-row table:style-name="ro1">
          <table:table-cell table:number-columns-repeated="14"/>
          <table:table-cell table:style-name="ce4" office:value-type="float" office:value="64858">
            <text:p>64858</text:p>
          </table:table-cell>
          <table:table-cell table:style-name="ce13" office:value-type="float" office:value="945">
            <text:p>945</text:p>
          </table:table-cell>
          <table:table-cell/>
          <table:table-cell table:formula="of:=[.O64]^2" office:value-type="float" office:value="4206560164">
            <text:p>4206560164</text:p>
          </table:table-cell>
          <table:table-cell table:formula="of:=[.P64]^2" office:value-type="float" office:value="893025">
            <text:p>893025</text:p>
          </table:table-cell>
        </table:table-row>
        <table:table-row table:style-name="ro1">
          <table:table-cell office:value-type="string">
            <text:p>r = Covxy/Sx·Sy</text:p>
          </table:table-cell>
          <table:table-cell table:number-columns-repeated="3"/>
          <table:table-cell table:formula="of:=[.E67]/([.C75]*[.C77])" office:value-type="float" office:value="0.580087943311746">
            <text:p>0,58</text:p>
          </table:table-cell>
          <table:table-cell/>
          <table:table-cell table:formula="of:=CORREL([.O11:.O94];[.P11:.P94])" office:value-type="float" office:value="0.580087943311747">
            <text:p>0,58</text:p>
          </table:table-cell>
          <table:table-cell table:number-columns-repeated="7"/>
          <table:table-cell table:style-name="ce4" office:value-type="float" office:value="67963">
            <text:p>67963</text:p>
          </table:table-cell>
          <table:table-cell table:style-name="ce13" office:value-type="float" office:value="1359">
            <text:p>1359</text:p>
          </table:table-cell>
          <table:table-cell/>
          <table:table-cell table:formula="of:=[.O65]^2" office:value-type="float" office:value="4618969369">
            <text:p>4618969369</text:p>
          </table:table-cell>
          <table:table-cell table:formula="of:=[.P65]^2" office:value-type="float" office:value="1846881">
            <text:p>1846881</text:p>
          </table:table-cell>
        </table:table-row>
        <table:table-row table:style-name="ro1">
          <table:table-cell table:number-columns-repeated="14"/>
          <table:table-cell table:style-name="ce4" office:value-type="float" office:value="54016">
            <text:p>54016</text:p>
          </table:table-cell>
          <table:table-cell table:style-name="ce13" office:value-type="float" office:value="540">
            <text:p>540</text:p>
          </table:table-cell>
          <table:table-cell/>
          <table:table-cell table:formula="of:=[.O66]^2" office:value-type="float" office:value="2917728256">
            <text:p>2917728256</text:p>
          </table:table-cell>
          <table:table-cell table:formula="of:=[.P66]^2" office:value-type="float" office:value="291600">
            <text:p>291600</text:p>
          </table:table-cell>
        </table:table-row>
        <table:table-row table:style-name="ro1">
          <table:table-cell office:value-type="string">
            <text:p>Covx = ((x1-mx)(y1-my)+...)/N</text:p>
          </table:table-cell>
          <table:table-cell table:number-columns-repeated="3"/>
          <table:table-cell table:formula="of:=COVAR([.O11:.O94];[.P11:.P94])" office:value-type="float" office:value="3835826.92687075">
            <text:p>3835826,93</text:p>
          </table:table-cell>
          <table:table-cell table:number-columns-repeated="9"/>
          <table:table-cell table:style-name="ce4" office:value-type="float" office:value="51874">
            <text:p>51874</text:p>
          </table:table-cell>
          <table:table-cell table:style-name="ce13" office:value-type="float" office:value="211">
            <text:p>211</text:p>
          </table:table-cell>
          <table:table-cell/>
          <table:table-cell table:formula="of:=[.O67]^2" office:value-type="float" office:value="2690911876">
            <text:p>2690911876</text:p>
          </table:table-cell>
          <table:table-cell table:formula="of:=[.P67]^2" office:value-type="float" office:value="44521">
            <text:p>44521</text:p>
          </table:table-cell>
        </table:table-row>
        <table:table-row table:style-name="ro1">
          <table:table-cell table:number-columns-repeated="14"/>
          <table:table-cell table:style-name="ce4" office:value-type="float" office:value="51711">
            <text:p>51711</text:p>
          </table:table-cell>
          <table:table-cell table:style-name="ce13" office:value-type="float" office:value="663">
            <text:p>663</text:p>
          </table:table-cell>
          <table:table-cell/>
          <table:table-cell table:formula="of:=[.O68]^2" office:value-type="float" office:value="2674027521">
            <text:p>2674027521</text:p>
          </table:table-cell>
          <table:table-cell table:formula="of:=[.P68]^2" office:value-type="float" office:value="439569">
            <text:p>439569</text:p>
          </table:table-cell>
        </table:table-row>
        <table:table-row table:style-name="ro1">
          <table:table-cell office:value-type="string">
            <text:p>N =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string">
            <text:p>Amb r = 0,58 es veu una correlació lineal entre les tones de </text:p>
          </table:table-cell>
          <table:table-cell table:number-columns-repeated="9"/>
          <table:table-cell table:style-name="ce4" office:value-type="float" office:value="67077">
            <text:p>67077</text:p>
          </table:table-cell>
          <table:table-cell table:style-name="ce13" office:value-type="float" office:value="996">
            <text:p>996</text:p>
          </table:table-cell>
          <table:table-cell/>
          <table:table-cell table:formula="of:=[.O69]^2" office:value-type="float" office:value="4499323929">
            <text:p>4499323929</text:p>
          </table:table-cell>
          <table:table-cell table:formula="of:=[.P69]^2" office:value-type="float" office:value="992016">
            <text:p>992016</text:p>
          </table:table-cell>
        </table:table-row>
        <table:table-row table:style-name="ro1">
          <table:table-cell table:number-columns-repeated="4"/>
          <table:table-cell office:value-type="string">
            <text:p>ciment i els habitatges iniciats, a més habitatges iniciats, més </text:p>
          </table:table-cell>
          <table:table-cell table:number-columns-repeated="9"/>
          <table:table-cell table:style-name="ce4" office:value-type="float" office:value="72970">
            <text:p>72970</text:p>
          </table:table-cell>
          <table:table-cell table:style-name="ce13" office:value-type="float" office:value="1271">
            <text:p>1271</text:p>
          </table:table-cell>
          <table:table-cell/>
          <table:table-cell table:formula="of:=[.O70]^2" office:value-type="float" office:value="5324620900">
            <text:p>5324620900</text:p>
          </table:table-cell>
          <table:table-cell table:formula="of:=[.P70]^2" office:value-type="float" office:value="1615441">
            <text:p>1615441</text:p>
          </table:table-cell>
        </table:table-row>
        <table:table-row table:style-name="ro1">
          <table:table-cell office:value-type="string">
            <text:p>Mitjanax = </text:p>
          </table:table-cell>
          <table:table-cell/>
          <table:table-cell table:formula="of:=[.O96]/[.C69]" office:value-type="float" office:value="72104.3452380952">
            <text:p>72104,35</text:p>
          </table:table-cell>
          <table:table-cell/>
          <table:table-cell office:value-type="string">
            <text:p>tones de ciment consumides encara que aquesta correlació no es</text:p>
          </table:table-cell>
          <table:table-cell table:number-columns-repeated="9"/>
          <table:table-cell table:style-name="ce4" office:value-type="float" office:value="88092">
            <text:p>88092</text:p>
          </table:table-cell>
          <table:table-cell table:style-name="ce13" office:value-type="float" office:value="1127">
            <text:p>1127</text:p>
          </table:table-cell>
          <table:table-cell/>
          <table:table-cell table:formula="of:=[.O71]^2" office:value-type="float" office:value="7760200464">
            <text:p>7760200464</text:p>
          </table:table-cell>
          <table:table-cell table:formula="of:=[.P71]^2" office:value-type="float" office:value="1270129">
            <text:p>1270129</text:p>
          </table:table-cell>
        </table:table-row>
        <table:table-row table:style-name="ro1">
          <table:table-cell table:number-columns-repeated="4"/>
          <table:table-cell office:value-type="string">
            <text:p>del tot lineal</text:p>
          </table:table-cell>
          <table:table-cell table:number-columns-repeated="9"/>
          <table:table-cell table:style-name="ce4" office:value-type="float" office:value="88903">
            <text:p>88903</text:p>
          </table:table-cell>
          <table:table-cell table:style-name="ce13" office:value-type="float" office:value="814">
            <text:p>814</text:p>
          </table:table-cell>
          <table:table-cell/>
          <table:table-cell table:formula="of:=[.O72]^2" office:value-type="float" office:value="7903743409">
            <text:p>7903743409</text:p>
          </table:table-cell>
          <table:table-cell table:formula="of:=[.P72]^2" office:value-type="float" office:value="662596">
            <text:p>662596</text:p>
          </table:table-cell>
        </table:table-row>
        <table:table-row table:style-name="ro1">
          <table:table-cell office:value-type="string">
            <text:p>Mitjanay =</text:p>
          </table:table-cell>
          <table:table-cell/>
          <table:table-cell table:formula="of:=[.P96]/[.C69]" office:value-type="float" office:value="809.142857142857">
            <text:p>809,14</text:p>
          </table:table-cell>
          <table:table-cell table:number-columns-repeated="11"/>
          <table:table-cell table:style-name="ce4" office:value-type="float" office:value="72901">
            <text:p>72901</text:p>
          </table:table-cell>
          <table:table-cell table:style-name="ce13" office:value-type="float" office:value="198">
            <text:p>198</text:p>
          </table:table-cell>
          <table:table-cell/>
          <table:table-cell table:formula="of:=[.O73]^2" office:value-type="float" office:value="5314555801">
            <text:p>5314555801</text:p>
          </table:table-cell>
          <table:table-cell table:formula="of:=[.P73]^2" office:value-type="float" office:value="39204">
            <text:p>39204</text:p>
          </table:table-cell>
        </table:table-row>
        <table:table-row table:style-name="ro1">
          <table:table-cell table:number-columns-repeated="14"/>
          <table:table-cell table:style-name="ce4" office:value-type="float" office:value="53168">
            <text:p>53168</text:p>
          </table:table-cell>
          <table:table-cell table:style-name="ce13" office:value-type="float" office:value="293">
            <text:p>293</text:p>
          </table:table-cell>
          <table:table-cell/>
          <table:table-cell table:formula="of:=[.O74]^2" office:value-type="float" office:value="2826836224">
            <text:p>2826836224</text:p>
          </table:table-cell>
          <table:table-cell table:formula="of:=[.P74]^2" office:value-type="float" office:value="85849">
            <text:p>85849</text:p>
          </table:table-cell>
        </table:table-row>
        <table:table-row table:style-name="ro1">
          <table:table-cell office:value-type="string">
            <text:p>Sx =</text:p>
          </table:table-cell>
          <table:table-cell/>
          <table:table-cell table:formula="of:=SQRT([.R96]/[.C69]-[.C71]^2)" office:value-type="float" office:value="18125.0445756391">
            <text:p>18125,04</text:p>
          </table:table-cell>
          <table:table-cell table:number-columns-repeated="11"/>
          <table:table-cell table:style-name="ce4" office:value-type="float" office:value="55641">
            <text:p>55641</text:p>
          </table:table-cell>
          <table:table-cell table:style-name="ce13" office:value-type="float" office:value="835">
            <text:p>835</text:p>
          </table:table-cell>
          <table:table-cell/>
          <table:table-cell table:formula="of:=[.O75]^2" office:value-type="float" office:value="3095920881">
            <text:p>3095920881</text:p>
          </table:table-cell>
          <table:table-cell table:formula="of:=[.P75]^2" office:value-type="float" office:value="697225">
            <text:p>697225</text:p>
          </table:table-cell>
        </table:table-row>
        <table:table-row table:style-name="ro1">
          <table:table-cell table:number-columns-repeated="14"/>
          <table:table-cell table:style-name="ce4" office:value-type="float" office:value="62138">
            <text:p>62138</text:p>
          </table:table-cell>
          <table:table-cell table:style-name="ce13" office:value-type="float" office:value="1067">
            <text:p>1067</text:p>
          </table:table-cell>
          <table:table-cell/>
          <table:table-cell table:formula="of:=[.O76]^2" office:value-type="float" office:value="3861131044">
            <text:p>3861131044</text:p>
          </table:table-cell>
          <table:table-cell table:formula="of:=[.P76]^2" office:value-type="float" office:value="1138489">
            <text:p>1138489</text:p>
          </table:table-cell>
        </table:table-row>
        <table:table-row table:style-name="ro1">
          <table:table-cell office:value-type="string">
            <text:p>Sy =</text:p>
          </table:table-cell>
          <table:table-cell/>
          <table:table-cell table:formula="of:=SQRT([.S96]/[.C69]-[.C73]^2)" office:value-type="float" office:value="364.826251628842">
            <text:p>364,83</text:p>
          </table:table-cell>
          <table:table-cell table:number-columns-repeated="11"/>
          <table:table-cell table:style-name="ce4" office:value-type="float" office:value="76013">
            <text:p>76013</text:p>
          </table:table-cell>
          <table:table-cell table:style-name="ce13" office:value-type="float" office:value="990">
            <text:p>990</text:p>
          </table:table-cell>
          <table:table-cell/>
          <table:table-cell table:formula="of:=[.O77]^2" office:value-type="float" office:value="5777976169">
            <text:p>5777976169</text:p>
          </table:table-cell>
          <table:table-cell table:formula="of:=[.P77]^2" office:value-type="float" office:value="980100">
            <text:p>980100</text:p>
          </table:table-cell>
        </table:table-row>
        <table:table-row table:style-name="ro1">
          <table:table-cell table:number-columns-repeated="14"/>
          <table:table-cell table:style-name="ce4" office:value-type="float" office:value="96554">
            <text:p>96554</text:p>
          </table:table-cell>
          <table:table-cell table:style-name="ce13" office:value-type="float" office:value="1204">
            <text:p>1204</text:p>
          </table:table-cell>
          <table:table-cell/>
          <table:table-cell table:formula="of:=[.O78]^2" office:value-type="float" office:value="9322674916">
            <text:p>9322674916</text:p>
          </table:table-cell>
          <table:table-cell table:formula="of:=[.P78]^2" office:value-type="float" office:value="1449616">
            <text:p>1449616</text:p>
          </table:table-cell>
        </table:table-row>
        <table:table-row table:style-name="ro4">
          <table:table-cell table:style-name="ce8" office:value-type="string">
            <text:p><text:span text:style-name="T1">(d) Si el coecient de correlacio es major que 0</text:span><text:span text:style-name="T3">'</text:span><text:span text:style-name="T1">5</text:span><text:span text:style-name="T3">; </text:span><text:span text:style-name="T1">calculau i dibuixau la recta de regressio.</text:span></text:p>
          </table:table-cell>
          <table:table-cell table:number-columns-repeated="13"/>
          <table:table-cell table:style-name="ce4" office:value-type="float" office:value="101623">
            <text:p>101623</text:p>
          </table:table-cell>
          <table:table-cell table:style-name="ce13" office:value-type="float" office:value="1109">
            <text:p>1109</text:p>
          </table:table-cell>
          <table:table-cell/>
          <table:table-cell table:formula="of:=[.O79]^2" office:value-type="float" office:value="10327234129">
            <text:p>10327234129</text:p>
          </table:table-cell>
          <table:table-cell table:formula="of:=[.P79]^2" office:value-type="float" office:value="1229881">
            <text:p>1229881</text:p>
          </table:table-cell>
        </table:table-row>
        <table:table-row table:style-name="ro5">
          <table:table-cell table:style-name="ce9" office:value-type="string">
            <text:p>Interpretau el resultat.</text:p>
          </table:table-cell>
          <table:table-cell table:number-columns-repeated="13"/>
          <table:table-cell table:style-name="ce4" office:value-type="float" office:value="84116">
            <text:p>84116</text:p>
          </table:table-cell>
          <table:table-cell table:style-name="ce13" office:value-type="float" office:value="583">
            <text:p>583</text:p>
          </table:table-cell>
          <table:table-cell/>
          <table:table-cell table:formula="of:=[.O80]^2" office:value-type="float" office:value="7075501456">
            <text:p>7075501456</text:p>
          </table:table-cell>
          <table:table-cell table:formula="of:=[.P80]^2" office:value-type="float" office:value="339889">
            <text:p>339889</text:p>
          </table:table-cell>
        </table:table-row>
        <table:table-row table:style-name="ro1">
          <table:table-cell table:number-columns-repeated="14"/>
          <table:table-cell table:style-name="ce4" office:value-type="float" office:value="53688">
            <text:p>53688</text:p>
          </table:table-cell>
          <table:table-cell table:style-name="ce13" office:value-type="float" office:value="256">
            <text:p>256</text:p>
          </table:table-cell>
          <table:table-cell/>
          <table:table-cell table:formula="of:=[.O81]^2" office:value-type="float" office:value="2882401344">
            <text:p>2882401344</text:p>
          </table:table-cell>
          <table:table-cell table:formula="of:=[.P81]^2" office:value-type="float" office:value="65536">
            <text:p>65536</text:p>
          </table:table-cell>
        </table:table-row>
        <table:table-row table:style-name="ro1">
          <table:table-cell office:value-type="string">
            <text:p>Y = aX + b</text:p>
          </table:table-cell>
          <table:table-cell/>
          <table:table-cell office:value-type="string">
            <text:p>Y = 0,01X – 32,76</text:p>
          </table:table-cell>
          <table:table-cell table:number-columns-repeated="11"/>
          <table:table-cell table:style-name="ce4" office:value-type="float" office:value="58235">
            <text:p>58235</text:p>
          </table:table-cell>
          <table:table-cell table:style-name="ce13" office:value-type="float" office:value="431">
            <text:p>431</text:p>
          </table:table-cell>
          <table:table-cell/>
          <table:table-cell table:formula="of:=[.O82]^2" office:value-type="float" office:value="3391315225">
            <text:p>3391315225</text:p>
          </table:table-cell>
          <table:table-cell table:formula="of:=[.P82]^2" office:value-type="float" office:value="185761">
            <text:p>185761</text:p>
          </table:table-cell>
        </table:table-row>
        <table:table-row table:style-name="ro1">
          <table:table-cell table:number-columns-repeated="14"/>
          <table:table-cell table:style-name="ce4" office:value-type="float" office:value="67014">
            <text:p>67014</text:p>
          </table:table-cell>
          <table:table-cell table:style-name="ce13" office:value-type="float" office:value="414">
            <text:p>414</text:p>
          </table:table-cell>
          <table:table-cell/>
          <table:table-cell table:formula="of:=[.O83]^2" office:value-type="float" office:value="4490876196">
            <text:p>4490876196</text:p>
          </table:table-cell>
          <table:table-cell table:formula="of:=[.P83]^2" office:value-type="float" office:value="171396">
            <text:p>171396</text:p>
          </table:table-cell>
        </table:table-row>
        <table:table-row table:style-name="ro1">
          <table:table-cell office:value-type="string">
            <text:p>a = Covxy/Varx</text:p>
          </table:table-cell>
          <table:table-cell table:number-columns-repeated="2"/>
          <table:table-cell table:formula="of:=[.E67]/[.C75]^2" office:value-type="float" office:value="0.0116761814896693">
            <text:p>0,01</text:p>
          </table:table-cell>
          <table:table-cell table:number-columns-repeated="10"/>
          <table:table-cell table:style-name="ce4" office:value-type="float" office:value="77870">
            <text:p>77870</text:p>
          </table:table-cell>
          <table:table-cell table:style-name="ce13" office:value-type="float" office:value="548">
            <text:p>548</text:p>
          </table:table-cell>
          <table:table-cell/>
          <table:table-cell table:formula="of:=[.O84]^2" office:value-type="float" office:value="6063736900">
            <text:p>6063736900</text:p>
          </table:table-cell>
          <table:table-cell table:formula="of:=[.P84]^2" office:value-type="float" office:value="300304">
            <text:p>300304</text:p>
          </table:table-cell>
        </table:table-row>
        <table:table-row table:style-name="ro1">
          <table:table-cell table:number-columns-repeated="14"/>
          <table:table-cell table:style-name="ce4" office:value-type="float" office:value="88534">
            <text:p>88534</text:p>
          </table:table-cell>
          <table:table-cell table:style-name="ce13" office:value-type="float" office:value="543">
            <text:p>543</text:p>
          </table:table-cell>
          <table:table-cell/>
          <table:table-cell table:formula="of:=[.O85]^2" office:value-type="float" office:value="7838269156">
            <text:p>7838269156</text:p>
          </table:table-cell>
          <table:table-cell table:formula="of:=[.P85]^2" office:value-type="float" office:value="294849">
            <text:p>294849</text:p>
          </table:table-cell>
        </table:table-row>
        <table:table-row table:style-name="ro1">
          <table:table-cell office:value-type="string">
            <text:p>b = my – amx</text:p>
          </table:table-cell>
          <table:table-cell table:number-columns-repeated="2"/>
          <table:table-cell table:formula="of:=[.C73]-[.D84]*[.C71]" office:value-type="float" office:value="-32.7605640509144">
            <text:p>-32,76</text:p>
          </table:table-cell>
          <table:table-cell table:number-columns-repeated="10"/>
          <table:table-cell table:style-name="ce4" office:value-type="float" office:value="80226">
            <text:p>80226</text:p>
          </table:table-cell>
          <table:table-cell table:style-name="ce13" office:value-type="float" office:value="854">
            <text:p>854</text:p>
          </table:table-cell>
          <table:table-cell/>
          <table:table-cell table:formula="of:=[.O86]^2" office:value-type="float" office:value="6436211076">
            <text:p>6436211076</text:p>
          </table:table-cell>
          <table:table-cell table:formula="of:=[.P86]^2" office:value-type="float" office:value="729316">
            <text:p>729316</text:p>
          </table:table-cell>
        </table:table-row>
        <table:table-row table:style-name="ro1">
          <table:table-cell table:number-columns-repeated="14"/>
          <table:table-cell table:style-name="ce4" office:value-type="float" office:value="84463">
            <text:p>84463</text:p>
          </table:table-cell>
          <table:table-cell table:style-name="ce13" office:value-type="float" office:value="438">
            <text:p>438</text:p>
          </table:table-cell>
          <table:table-cell/>
          <table:table-cell table:formula="of:=[.O87]^2" office:value-type="float" office:value="7133998369">
            <text:p>7133998369</text:p>
          </table:table-cell>
          <table:table-cell table:formula="of:=[.P87]^2" office:value-type="float" office:value="191844">
            <text:p>191844</text:p>
          </table:table-cell>
        </table:table-row>
        <table:table-row table:style-name="ro1">
          <table:table-cell>
            <draw:frame table:end-cell-address="Hoja1.L118" table:end-x="0.179cm" table:end-y="0.175cm" draw:z-index="1" draw:style-name="gr1" svg:width="18.456cm" svg:height="13.478cm" svg:x="0.659cm" svg:y="0.381cm">
              <draw:object draw:notify-on-update-of-ranges="Hoja1.O11:Hoja1.O94 Hoja1.P11:Hoja1.P9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  <table:table-cell table:style-name="ce4" office:value-type="float" office:value="45028">
            <text:p>45028</text:p>
          </table:table-cell>
          <table:table-cell table:style-name="ce13" office:value-type="float" office:value="242">
            <text:p>242</text:p>
          </table:table-cell>
          <table:table-cell/>
          <table:table-cell table:formula="of:=[.O88]^2" office:value-type="float" office:value="2027520784">
            <text:p>2027520784</text:p>
          </table:table-cell>
          <table:table-cell table:formula="of:=[.P88]^2" office:value-type="float" office:value="58564">
            <text:p>58564</text:p>
          </table:table-cell>
        </table:table-row>
        <table:table-row table:style-name="ro1">
          <table:table-cell table:number-columns-repeated="14"/>
          <table:table-cell table:style-name="ce4" office:value-type="float" office:value="52965">
            <text:p>52965</text:p>
          </table:table-cell>
          <table:table-cell table:style-name="ce13" office:value-type="float" office:value="613">
            <text:p>613</text:p>
          </table:table-cell>
          <table:table-cell/>
          <table:table-cell table:formula="of:=[.O89]^2" office:value-type="float" office:value="2805291225">
            <text:p>2805291225</text:p>
          </table:table-cell>
          <table:table-cell table:formula="of:=[.P89]^2" office:value-type="float" office:value="375769">
            <text:p>375769</text:p>
          </table:table-cell>
        </table:table-row>
        <table:table-row table:style-name="ro1">
          <table:table-cell table:number-columns-repeated="14"/>
          <table:table-cell table:style-name="ce4" office:value-type="float" office:value="61464">
            <text:p>61464</text:p>
          </table:table-cell>
          <table:table-cell table:style-name="ce13" office:value-type="float" office:value="945">
            <text:p>945</text:p>
          </table:table-cell>
          <table:table-cell/>
          <table:table-cell table:formula="of:=[.O90]^2" office:value-type="float" office:value="3777823296">
            <text:p>3777823296</text:p>
          </table:table-cell>
          <table:table-cell table:formula="of:=[.P90]^2" office:value-type="float" office:value="893025">
            <text:p>893025</text:p>
          </table:table-cell>
        </table:table-row>
        <table:table-row table:style-name="ro1">
          <table:table-cell table:number-columns-repeated="14"/>
          <table:table-cell table:style-name="ce4" office:value-type="float" office:value="69766">
            <text:p>69766</text:p>
          </table:table-cell>
          <table:table-cell table:style-name="ce13" office:value-type="float" office:value="752">
            <text:p>752</text:p>
          </table:table-cell>
          <table:table-cell/>
          <table:table-cell table:formula="of:=[.O91]^2" office:value-type="float" office:value="4867294756">
            <text:p>4867294756</text:p>
          </table:table-cell>
          <table:table-cell table:formula="of:=[.P91]^2" office:value-type="float" office:value="565504">
            <text:p>565504</text:p>
          </table:table-cell>
        </table:table-row>
        <table:table-row table:style-name="ro1">
          <table:table-cell table:number-columns-repeated="14"/>
          <table:table-cell table:style-name="ce4" office:value-type="float" office:value="96355">
            <text:p>96355</text:p>
          </table:table-cell>
          <table:table-cell table:style-name="ce13" office:value-type="float" office:value="939">
            <text:p>939</text:p>
          </table:table-cell>
          <table:table-cell/>
          <table:table-cell table:formula="of:=[.O92]^2" office:value-type="float" office:value="9284286025">
            <text:p>9284286025</text:p>
          </table:table-cell>
          <table:table-cell table:formula="of:=[.P92]^2" office:value-type="float" office:value="881721">
            <text:p>881721</text:p>
          </table:table-cell>
        </table:table-row>
        <table:table-row table:style-name="ro1">
          <table:table-cell table:number-columns-repeated="14"/>
          <table:table-cell table:style-name="ce4" office:value-type="float" office:value="65215">
            <text:p>65215</text:p>
          </table:table-cell>
          <table:table-cell table:style-name="ce13" office:value-type="float" office:value="827">
            <text:p>827</text:p>
          </table:table-cell>
          <table:table-cell/>
          <table:table-cell table:formula="of:=[.O93]^2" office:value-type="float" office:value="4252996225">
            <text:p>4252996225</text:p>
          </table:table-cell>
          <table:table-cell table:formula="of:=[.P93]^2" office:value-type="float" office:value="683929">
            <text:p>683929</text:p>
          </table:table-cell>
        </table:table-row>
        <table:table-row table:style-name="ro1">
          <table:table-cell table:number-columns-repeated="14"/>
          <table:table-cell table:style-name="ce4" office:value-type="float" office:value="68087">
            <text:p>68087</text:p>
          </table:table-cell>
          <table:table-cell table:style-name="ce13" office:value-type="float" office:value="774">
            <text:p>774</text:p>
          </table:table-cell>
          <table:table-cell/>
          <table:table-cell table:formula="of:=[.O94]^2" office:value-type="float" office:value="4635839569">
            <text:p>4635839569</text:p>
          </table:table-cell>
          <table:table-cell table:formula="of:=[.P94]^2" office:value-type="float" office:value="599076">
            <text:p>599076</text:p>
          </table:table-cell>
        </table:table-row>
        <table:table-row table:style-name="ro2">
          <table:table-cell table:number-columns-repeated="14"/>
          <table:table-cell table:style-name="ce4"/>
          <table:table-cell table:number-columns-repeated="4"/>
        </table:table-row>
        <table:table-row table:style-name="ro2">
          <table:table-cell table:number-columns-repeated="14"/>
          <table:table-cell table:style-name="ce4" table:formula="of:=SUM([.O11:.O94])" office:value-type="float" office:value="6056765">
            <text:p>6056765</text:p>
          </table:table-cell>
          <table:table-cell table:style-name="ce4" table:formula="of:=SUM([.P11:.P94])" office:value-type="float" office:value="67968">
            <text:p>67968</text:p>
          </table:table-cell>
          <table:table-cell/>
          <table:table-cell table:style-name="ce4" table:formula="of:=SUM([.R11:.R94])" office:value-type="float" office:value="464314522819">
            <text:p>464314522819</text:p>
          </table:table-cell>
          <table:table-cell table:style-name="ce4" table:formula="of:=SUM([.S11:.S94])" office:value-type="float" office:value="66176070">
            <text:p>66176070</text:p>
          </table:table-cell>
        </table:table-row>
        <table:table-row table:style-name="ro2" table:number-rows-repeated="5">
          <table:table-cell table:number-columns-repeated="14"/>
          <table:table-cell table:style-name="ce4"/>
          <table:table-cell table:number-columns-repeated="4"/>
        </table:table-row>
        <table:table-row table:style-name="ro2" table:number-rows-repeated="18">
          <table:table-cell table:number-columns-repeated="19"/>
        </table:table-row>
        <table:table-row table:style-name="ro2">
          <table:table-cell office:value-type="string">
            <text:p>Podriem dir degut al coeficient de correlació que la recta pot donar valors orientatius, pero mai</text:p>
          </table:table-cell>
          <table:table-cell table:number-columns-repeated="18"/>
        </table:table-row>
        <table:table-row table:style-name="ro2">
          <table:table-cell office:value-type="string">
            <text:p>exactes sobre la tendencia d'un parametre respecte de l'altre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5">
          <table:table-cell table:style-name="ce9" office:value-type="string">
            <text:p>(e) Calculau el coecient de contingencia. Comparau el resultat amb el resultat obtingut a</text:p>
          </table:table-cell>
          <table:table-cell table:number-columns-repeated="18"/>
        </table:table-row>
        <table:table-row table:style-name="ro5">
          <table:table-cell table:style-name="ce9" office:value-type="string">
            <text:p>l'apartat (c).</text:p>
          </table:table-cell>
          <table:table-cell table:number-columns-repeated="18"/>
        </table:table-row>
        <table:table-row table:style-name="ro5">
          <table:table-cell table:style-name="ce9"/>
          <table:table-cell table:number-columns-repeated="18"/>
        </table:table-row>
        <table:table-row table:style-name="ro6">
          <table:table-cell/>
          <table:table-cell office:value-type="string">
            <text:p>nij</text:p>
          </table:table-cell>
          <table:table-cell table:number-columns-repeated="17"/>
        </table:table-row>
        <table:table-row table:style-name="ro6">
          <table:table-cell office:value-type="string">
            <text:p>C. de ciment</text:p>
          </table:table-cell>
          <table:table-cell/>
          <table:table-cell office:value-type="string">
            <text:p>Hab. iniciats</text:p>
          </table:table-cell>
          <table:table-cell/>
          <table:table-cell office:value-type="string">
            <text:p>Suma</text:p>
          </table:table-cell>
          <table:table-cell/>
          <table:table-cell office:value-type="string">
            <text:p>eij</text:p>
          </table:table-cell>
          <table:table-cell table:number-columns-repeated="2"/>
          <table:table-cell office:value-type="string">
            <text:p>nij-eij</text:p>
          </table:table-cell>
          <table:table-cell table:number-columns-repeated="2"/>
          <table:table-cell office:value-type="string">
            <text:p>X^2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51923">
            <text:p>51923</text:p>
          </table:table-cell>
          <table:table-cell table:style-name="ce13" office:value-type="float" office:value="543">
            <text:p>543</text:p>
          </table:table-cell>
          <table:table-cell/>
          <table:table-cell table:formula="of:=[.B128]+[.C128]" office:value-type="float" office:value="52466">
            <text:p>52466</text:p>
          </table:table-cell>
          <table:table-cell/>
          <table:table-cell table:formula="of:=(6056765*[.E128])/6124733" office:value-type="float" office:value="51883.7690540959">
            <text:p>51883,77</text:p>
          </table:table-cell>
          <table:table-cell table:formula="of:=(67968*[.E128])/6124733" office:value-type="float" office:value="582.230945904091">
            <text:p>582,23</text:p>
          </table:table-cell>
          <table:table-cell/>
          <table:table-cell table:formula="of:=[.B128]-[.G128]" office:value-type="float" office:value="39.2309459040916">
            <text:p>39,23</text:p>
          </table:table-cell>
          <table:table-cell table:formula="of:=[.C128]-[.H128]" office:value-type="float" office:value="-39.2309459040908">
            <text:p>-39,23</text:p>
          </table:table-cell>
          <table:table-cell/>
          <table:table-cell table:formula="of:=[.J128]^2/[.G128]" office:value-type="float" office:value="0.0296637492724377">
            <text:p>0,03</text:p>
          </table:table-cell>
          <table:table-cell table:formula="of:=[.K128]^2/[.H128]" office:value-type="float" office:value="2.64339628004456">
            <text:p>2,6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8695">
            <text:p>58695</text:p>
          </table:table-cell>
          <table:table-cell table:style-name="ce13" office:value-type="float" office:value="305">
            <text:p>305</text:p>
          </table:table-cell>
          <table:table-cell/>
          <table:table-cell table:formula="of:=[.B129]+[.C129]" office:value-type="float" office:value="59000">
            <text:p>59000</text:p>
          </table:table-cell>
          <table:table-cell/>
          <table:table-cell table:formula="of:=(6056765*[.E129])/6124733" office:value-type="float" office:value="58345.2592953848">
            <text:p>58345,26</text:p>
          </table:table-cell>
          <table:table-cell table:formula="of:=(67968*[.E129])/6124733" office:value-type="float" office:value="654.740704615205">
            <text:p>654,74</text:p>
          </table:table-cell>
          <table:table-cell/>
          <table:table-cell table:formula="of:=[.B129]-[.G129]" office:value-type="float" office:value="349.740704615207">
            <text:p>349,74</text:p>
          </table:table-cell>
          <table:table-cell table:formula="of:=[.C129]-[.H129]" office:value-type="float" office:value="-349.740704615205">
            <text:p>-349,74</text:p>
          </table:table-cell>
          <table:table-cell/>
          <table:table-cell table:formula="of:=[.J129]^2/[.G129]" office:value-type="float" office:value="2.09646099686487">
            <text:p>2,1</text:p>
          </table:table-cell>
          <table:table-cell table:formula="of:=[.K129]^2/[.H129]" office:value-type="float" office:value="186.819850365997">
            <text:p>186,82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5643">
            <text:p>55643</text:p>
          </table:table-cell>
          <table:table-cell table:style-name="ce13" office:value-type="float" office:value="1029">
            <text:p>1029</text:p>
          </table:table-cell>
          <table:table-cell/>
          <table:table-cell table:formula="of:=[.B130]+[.C130]" office:value-type="float" office:value="56672">
            <text:p>56672</text:p>
          </table:table-cell>
          <table:table-cell/>
          <table:table-cell table:formula="of:=(6056765*[.E130])/6124733" office:value-type="float" office:value="56043.0938099669">
            <text:p>56043,09</text:p>
          </table:table-cell>
          <table:table-cell table:formula="of:=(67968*[.E130])/6124733" office:value-type="float" office:value="628.9061900331">
            <text:p>628,91</text:p>
          </table:table-cell>
          <table:table-cell/>
          <table:table-cell table:formula="of:=[.B130]-[.G130]" office:value-type="float" office:value="-400.0938099669">
            <text:p>-400,09</text:p>
          </table:table-cell>
          <table:table-cell table:formula="of:=[.C130]-[.H130]" office:value-type="float" office:value="400.0938099669">
            <text:p>400,09</text:p>
          </table:table-cell>
          <table:table-cell/>
          <table:table-cell table:formula="of:=[.J130]^2/[.G130]" office:value-type="float" office:value="2.85628515293283">
            <text:p>2,86</text:p>
          </table:table-cell>
          <table:table-cell table:formula="of:=[.K130]^2/[.H130]" office:value-type="float" office:value="254.529307090148">
            <text:p>254,5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2786">
            <text:p>62786</text:p>
          </table:table-cell>
          <table:table-cell table:style-name="ce13" office:value-type="float" office:value="952">
            <text:p>952</text:p>
          </table:table-cell>
          <table:table-cell/>
          <table:table-cell table:formula="of:=[.B131]+[.C131]" office:value-type="float" office:value="63738">
            <text:p>63738</text:p>
          </table:table-cell>
          <table:table-cell/>
          <table:table-cell table:formula="of:=(6056765*[.E131])/6124733" office:value-type="float" office:value="63030.6802876142">
            <text:p>63030,68</text:p>
          </table:table-cell>
          <table:table-cell table:formula="of:=(67968*[.E131])/6124733" office:value-type="float" office:value="707.31971238583">
            <text:p>707,32</text:p>
          </table:table-cell>
          <table:table-cell/>
          <table:table-cell table:formula="of:=[.B131]-[.G131]" office:value-type="float" office:value="-244.680287614174">
            <text:p>-244,68</text:p>
          </table:table-cell>
          <table:table-cell table:formula="of:=[.C131]-[.H131]" office:value-type="float" office:value="244.68028761417">
            <text:p>244,68</text:p>
          </table:table-cell>
          <table:table-cell/>
          <table:table-cell table:formula="of:=[.J131]^2/[.G131]" office:value-type="float" office:value="0.94983019180136">
            <text:p>0,95</text:p>
          </table:table-cell>
          <table:table-cell table:formula="of:=[.K131]^2/[.H131]" office:value-type="float" office:value="84.6412762130062">
            <text:p>84,6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9959">
            <text:p>69959</text:p>
          </table:table-cell>
          <table:table-cell table:style-name="ce13" office:value-type="float" office:value="1198">
            <text:p>1198</text:p>
          </table:table-cell>
          <table:table-cell/>
          <table:table-cell table:formula="of:=[.B132]+[.C132]" office:value-type="float" office:value="71157">
            <text:p>71157</text:p>
          </table:table-cell>
          <table:table-cell/>
          <table:table-cell table:formula="of:=(6056765*[.E132])/6124733" office:value-type="float" office:value="70367.3494183338">
            <text:p>70367,35</text:p>
          </table:table-cell>
          <table:table-cell table:formula="of:=(67968*[.E132])/6124733" office:value-type="float" office:value="789.650581666172">
            <text:p>789,65</text:p>
          </table:table-cell>
          <table:table-cell/>
          <table:table-cell table:formula="of:=[.B132]-[.G132]" office:value-type="float" office:value="-408.349418333834">
            <text:p>-408,35</text:p>
          </table:table-cell>
          <table:table-cell table:formula="of:=[.C132]-[.H132]" office:value-type="float" office:value="408.349418333828">
            <text:p>408,35</text:p>
          </table:table-cell>
          <table:table-cell/>
          <table:table-cell table:formula="of:=[.J132]^2/[.G132]" office:value-type="float" office:value="2.36969629852413">
            <text:p>2,37</text:p>
          </table:table-cell>
          <table:table-cell table:formula="of:=[.K132]^2/[.H132]" office:value-type="float" office:value="211.168396915168">
            <text:p>211,17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79853">
            <text:p>79853</text:p>
          </table:table-cell>
          <table:table-cell table:style-name="ce13" office:value-type="float" office:value="917">
            <text:p>917</text:p>
          </table:table-cell>
          <table:table-cell/>
          <table:table-cell table:formula="of:=[.B133]+[.C133]" office:value-type="float" office:value="80770">
            <text:p>80770</text:p>
          </table:table-cell>
          <table:table-cell/>
          <table:table-cell table:formula="of:=(6056765*[.E133])/6124733" office:value-type="float" office:value="79873.6710726819">
            <text:p>79873,67</text:p>
          </table:table-cell>
          <table:table-cell table:formula="of:=(67968*[.E133])/6124733" office:value-type="float" office:value="896.328927318138">
            <text:p>896,33</text:p>
          </table:table-cell>
          <table:table-cell/>
          <table:table-cell table:formula="of:=[.B133]-[.G133]" office:value-type="float" office:value="-20.6710726818565">
            <text:p>-20,67</text:p>
          </table:table-cell>
          <table:table-cell table:formula="of:=[.C133]-[.H133]" office:value-type="float" office:value="20.6710726818623">
            <text:p>20,67</text:p>
          </table:table-cell>
          <table:table-cell/>
          <table:table-cell table:formula="of:=[.J133]^2/[.G133]" office:value-type="float" office:value="0.00534961320896059">
            <text:p>0,01</text:p>
          </table:table-cell>
          <table:table-cell table:formula="of:=[.K133]^2/[.H133]" office:value-type="float" office:value="0.476714778242531">
            <text:p>0,48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9520">
            <text:p>89520</text:p>
          </table:table-cell>
          <table:table-cell table:style-name="ce13" office:value-type="float" office:value="990">
            <text:p>990</text:p>
          </table:table-cell>
          <table:table-cell/>
          <table:table-cell table:formula="of:=[.B134]+[.C134]" office:value-type="float" office:value="90510">
            <text:p>90510</text:p>
          </table:table-cell>
          <table:table-cell/>
          <table:table-cell table:formula="of:=(6056765*[.E134])/6124733" office:value-type="float" office:value="89505.58336992">
            <text:p>89505,58</text:p>
          </table:table-cell>
          <table:table-cell table:formula="of:=(67968*[.E134])/6124733" office:value-type="float" office:value="1004.41663008004">
            <text:p>1004,42</text:p>
          </table:table-cell>
          <table:table-cell/>
          <table:table-cell table:formula="of:=[.B134]-[.G134]" office:value-type="float" office:value="14.4166300800425">
            <text:p>14,42</text:p>
          </table:table-cell>
          <table:table-cell table:formula="of:=[.C134]-[.H134]" office:value-type="float" office:value="-14.4166300800377">
            <text:p>-14,42</text:p>
          </table:table-cell>
          <table:table-cell/>
          <table:table-cell table:formula="of:=[.J134]^2/[.G134]" office:value-type="float" office:value="0.00232208109303978">
            <text:p>0</text:p>
          </table:table-cell>
          <table:table-cell table:formula="of:=[.K134]^2/[.H134]" office:value-type="float" office:value="0.206925310314792">
            <text:p>0,2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0843">
            <text:p>50843</text:p>
          </table:table-cell>
          <table:table-cell table:style-name="ce13" office:value-type="float" office:value="517">
            <text:p>517</text:p>
          </table:table-cell>
          <table:table-cell/>
          <table:table-cell table:formula="of:=[.B135]+[.C135]" office:value-type="float" office:value="51360">
            <text:p>51360</text:p>
          </table:table-cell>
          <table:table-cell/>
          <table:table-cell table:formula="of:=(6056765*[.E135])/6124733" office:value-type="float" office:value="50790.0426679824">
            <text:p>50790,04</text:p>
          </table:table-cell>
          <table:table-cell table:formula="of:=(67968*[.E135])/6124733" office:value-type="float" office:value="569.957332017575">
            <text:p>569,96</text:p>
          </table:table-cell>
          <table:table-cell/>
          <table:table-cell table:formula="of:=[.B135]-[.G135]" office:value-type="float" office:value="52.9573320175768">
            <text:p>52,96</text:p>
          </table:table-cell>
          <table:table-cell table:formula="of:=[.C135]-[.H135]" office:value-type="float" office:value="-52.9573320175753">
            <text:p>-52,96</text:p>
          </table:table-cell>
          <table:table-cell/>
          <table:table-cell table:formula="of:=[.J135]^2/[.G135]" office:value-type="float" office:value="0.0552171029418683">
            <text:p>0,06</text:p>
          </table:table-cell>
          <table:table-cell table:formula="of:=[.K135]^2/[.H135]" office:value-type="float" office:value="4.92050695179621">
            <text:p>4,92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9830">
            <text:p>59830</text:p>
          </table:table-cell>
          <table:table-cell table:style-name="ce13" office:value-type="float" office:value="1079">
            <text:p>1079</text:p>
          </table:table-cell>
          <table:table-cell/>
          <table:table-cell table:formula="of:=[.B136]+[.C136]" office:value-type="float" office:value="60909">
            <text:p>60909</text:p>
          </table:table-cell>
          <table:table-cell/>
          <table:table-cell table:formula="of:=(6056765*[.E136])/6124733" office:value-type="float" office:value="60233.0745495355">
            <text:p>60233,07</text:p>
          </table:table-cell>
          <table:table-cell table:formula="of:=(67968*[.E136])/6124733" office:value-type="float" office:value="675.925450464534">
            <text:p>675,93</text:p>
          </table:table-cell>
          <table:table-cell/>
          <table:table-cell table:formula="of:=[.B136]-[.G136]" office:value-type="float" office:value="-403.074549535464">
            <text:p>-403,07</text:p>
          </table:table-cell>
          <table:table-cell table:formula="of:=[.C136]-[.H136]" office:value-type="float" office:value="403.074549535465">
            <text:p>403,07</text:p>
          </table:table-cell>
          <table:table-cell/>
          <table:table-cell table:formula="of:=[.J136]^2/[.G136]" office:value-type="float" office:value="2.69734018557534">
            <text:p>2,7</text:p>
          </table:table-cell>
          <table:table-cell table:formula="of:=[.K136]^2/[.H136]" office:value-type="float" office:value="240.36540179329">
            <text:p>240,37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2665">
            <text:p>62665</text:p>
          </table:table-cell>
          <table:table-cell table:style-name="ce13" office:value-type="float" office:value="745">
            <text:p>745</text:p>
          </table:table-cell>
          <table:table-cell/>
          <table:table-cell table:formula="of:=[.B137]+[.C137]" office:value-type="float" office:value="63410">
            <text:p>63410</text:p>
          </table:table-cell>
          <table:table-cell/>
          <table:table-cell table:formula="of:=(6056765*[.E137])/6124733" office:value-type="float" office:value="62706.3202020398">
            <text:p>62706,32</text:p>
          </table:table-cell>
          <table:table-cell table:formula="of:=(67968*[.E137])/6124733" office:value-type="float" office:value="703.679797960172">
            <text:p>703,68</text:p>
          </table:table-cell>
          <table:table-cell/>
          <table:table-cell table:formula="of:=[.B137]-[.G137]" office:value-type="float" office:value="-41.3202020398312">
            <text:p>-41,32</text:p>
          </table:table-cell>
          <table:table-cell table:formula="of:=[.C137]-[.H137]" office:value-type="float" office:value="41.3202020398277">
            <text:p>41,32</text:p>
          </table:table-cell>
          <table:table-cell/>
          <table:table-cell table:formula="of:=[.J137]^2/[.G137]" office:value-type="float" office:value="0.0272278630146269">
            <text:p>0,03</text:p>
          </table:table-cell>
          <table:table-cell table:formula="of:=[.K137]^2/[.H137]" office:value-type="float" office:value="2.4263295629084">
            <text:p>2,4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1451">
            <text:p>81451</text:p>
          </table:table-cell>
          <table:table-cell table:style-name="ce13" office:value-type="float" office:value="1698">
            <text:p>1698</text:p>
          </table:table-cell>
          <table:table-cell/>
          <table:table-cell table:formula="of:=[.B138]+[.C138]" office:value-type="float" office:value="83149">
            <text:p>83149</text:p>
          </table:table-cell>
          <table:table-cell/>
          <table:table-cell table:formula="of:=(6056765*[.E138])/6124733" office:value-type="float" office:value="82226.2705957958">
            <text:p>82226,27</text:p>
          </table:table-cell>
          <table:table-cell table:formula="of:=(67968*[.E138])/6124733" office:value-type="float" office:value="922.729404204232">
            <text:p>922,73</text:p>
          </table:table-cell>
          <table:table-cell/>
          <table:table-cell table:formula="of:=[.B138]-[.G138]" office:value-type="float" office:value="-775.270595795766">
            <text:p>-775,27</text:p>
          </table:table-cell>
          <table:table-cell table:formula="of:=[.C138]-[.H138]" office:value-type="float" office:value="775.270595795768">
            <text:p>775,27</text:p>
          </table:table-cell>
          <table:table-cell/>
          <table:table-cell table:formula="of:=[.J138]^2/[.G138]" office:value-type="float" office:value="7.30964073100323">
            <text:p>7,31</text:p>
          </table:table-cell>
          <table:table-cell table:formula="of:=[.K138]^2/[.H138]" office:value-type="float" office:value="651.376767627633">
            <text:p>651,38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6057">
            <text:p>86057</text:p>
          </table:table-cell>
          <table:table-cell table:style-name="ce13" office:value-type="float" office:value="1186">
            <text:p>1186</text:p>
          </table:table-cell>
          <table:table-cell/>
          <table:table-cell table:formula="of:=[.B139]+[.C139]" office:value-type="float" office:value="87243">
            <text:p>87243</text:p>
          </table:table-cell>
          <table:table-cell/>
          <table:table-cell table:formula="of:=(6056765*[.E139])/6124733" office:value-type="float" office:value="86274.8382492755">
            <text:p>86274,84</text:p>
          </table:table-cell>
          <table:table-cell table:formula="of:=(67968*[.E139])/6124733" office:value-type="float" office:value="968.161750724481">
            <text:p>968,16</text:p>
          </table:table-cell>
          <table:table-cell/>
          <table:table-cell table:formula="of:=[.B139]-[.G139]" office:value-type="float" office:value="-217.838249275519">
            <text:p>-217,84</text:p>
          </table:table-cell>
          <table:table-cell table:formula="of:=[.C139]-[.H139]" office:value-type="float" office:value="217.838249275519">
            <text:p>217,84</text:p>
          </table:table-cell>
          <table:table-cell/>
          <table:table-cell table:formula="of:=[.J139]^2/[.G139]" office:value-type="float" office:value="0.550027143607211">
            <text:p>0,55</text:p>
          </table:table-cell>
          <table:table-cell table:formula="of:=[.K139]^2/[.H139]" office:value-type="float" office:value="49.0140235471125">
            <text:p>49,0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90567">
            <text:p>90567</text:p>
          </table:table-cell>
          <table:table-cell table:style-name="ce13" office:value-type="float" office:value="1373">
            <text:p>1373</text:p>
          </table:table-cell>
          <table:table-cell/>
          <table:table-cell table:formula="of:=[.B140]+[.C140]" office:value-type="float" office:value="91940">
            <text:p>91940</text:p>
          </table:table-cell>
          <table:table-cell/>
          <table:table-cell table:formula="of:=(6056765*[.E140])/6124733" office:value-type="float" office:value="90919.7142308081">
            <text:p>90919,71</text:p>
          </table:table-cell>
          <table:table-cell table:formula="of:=(67968*[.E140])/6124733" office:value-type="float" office:value="1020.2857691919">
            <text:p>1020,29</text:p>
          </table:table-cell>
          <table:table-cell/>
          <table:table-cell table:formula="of:=[.B140]-[.G140]" office:value-type="float" office:value="-352.714230808109">
            <text:p>-352,71</text:p>
          </table:table-cell>
          <table:table-cell table:formula="of:=[.C140]-[.H140]" office:value-type="float" office:value="352.714230808102">
            <text:p>352,71</text:p>
          </table:table-cell>
          <table:table-cell/>
          <table:table-cell table:formula="of:=[.J140]^2/[.G140]" office:value-type="float" office:value="1.36832071753698">
            <text:p>1,37</text:p>
          </table:table-cell>
          <table:table-cell table:formula="of:=[.K140]^2/[.H140]" office:value-type="float" office:value="121.933807538143">
            <text:p>121,9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91303">
            <text:p>91303</text:p>
          </table:table-cell>
          <table:table-cell table:style-name="ce13" office:value-type="float" office:value="597">
            <text:p>597</text:p>
          </table:table-cell>
          <table:table-cell/>
          <table:table-cell table:formula="of:=[.B141]+[.C141]" office:value-type="float" office:value="91900">
            <text:p>91900</text:p>
          </table:table-cell>
          <table:table-cell/>
          <table:table-cell table:formula="of:=(6056765*[.E141])/6124733" office:value-type="float" office:value="90880.1581228112">
            <text:p>90880,16</text:p>
          </table:table-cell>
          <table:table-cell table:formula="of:=(67968*[.E141])/6124733" office:value-type="float" office:value="1019.84187718877">
            <text:p>1019,84</text:p>
          </table:table-cell>
          <table:table-cell/>
          <table:table-cell table:formula="of:=[.B141]-[.G141]" office:value-type="float" office:value="422.841877188766">
            <text:p>422,84</text:p>
          </table:table-cell>
          <table:table-cell table:formula="of:=[.C141]-[.H141]" office:value-type="float" office:value="-422.841877188769">
            <text:p>-422,84</text:p>
          </table:table-cell>
          <table:table-cell/>
          <table:table-cell table:formula="of:=[.J141]^2/[.G141]" office:value-type="float" office:value="1.96737392185106">
            <text:p>1,97</text:p>
          </table:table-cell>
          <table:table-cell table:formula="of:=[.K141]^2/[.H141]" office:value-type="float" office:value="175.316641828219">
            <text:p>175,32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6681">
            <text:p>56681</text:p>
          </table:table-cell>
          <table:table-cell table:style-name="ce13" office:value-type="float" office:value="789">
            <text:p>789</text:p>
          </table:table-cell>
          <table:table-cell/>
          <table:table-cell table:formula="of:=[.B142]+[.C142]" office:value-type="float" office:value="57470">
            <text:p>57470</text:p>
          </table:table-cell>
          <table:table-cell/>
          <table:table-cell table:formula="of:=(6056765*[.E142])/6124733" office:value-type="float" office:value="56832.2381645045">
            <text:p>56832,24</text:p>
          </table:table-cell>
          <table:table-cell table:formula="of:=(67968*[.E142])/6124733" office:value-type="float" office:value="637.761835495523">
            <text:p>637,76</text:p>
          </table:table-cell>
          <table:table-cell/>
          <table:table-cell table:formula="of:=[.B142]-[.G142]" office:value-type="float" office:value="-151.238164504481">
            <text:p>-151,24</text:p>
          </table:table-cell>
          <table:table-cell table:formula="of:=[.C142]-[.H142]" office:value-type="float" office:value="151.238164504477">
            <text:p>151,24</text:p>
          </table:table-cell>
          <table:table-cell/>
          <table:table-cell table:formula="of:=[.J142]^2/[.G142]" office:value-type="float" office:value="0.402464923807454">
            <text:p>0,4</text:p>
          </table:table-cell>
          <table:table-cell table:formula="of:=[.K142]^2/[.H142]" office:value-type="float" office:value="35.8644577484189">
            <text:p>35,8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1678">
            <text:p>61678</text:p>
          </table:table-cell>
          <table:table-cell table:style-name="ce13" office:value-type="float" office:value="424">
            <text:p>424</text:p>
          </table:table-cell>
          <table:table-cell/>
          <table:table-cell table:formula="of:=[.B143]+[.C143]" office:value-type="float" office:value="62102">
            <text:p>62102</text:p>
          </table:table-cell>
          <table:table-cell/>
          <table:table-cell table:formula="of:=(6056765*[.E143])/6124733" office:value-type="float" office:value="61412.8354705422">
            <text:p>61412,84</text:p>
          </table:table-cell>
          <table:table-cell table:formula="of:=(67968*[.E143])/6124733" office:value-type="float" office:value="689.164529457856">
            <text:p>689,16</text:p>
          </table:table-cell>
          <table:table-cell/>
          <table:table-cell table:formula="of:=[.B143]-[.G143]" office:value-type="float" office:value="265.164529457856">
            <text:p>265,16</text:p>
          </table:table-cell>
          <table:table-cell table:formula="of:=[.C143]-[.H143]" office:value-type="float" office:value="-265.164529457856">
            <text:p>-265,16</text:p>
          </table:table-cell>
          <table:table-cell/>
          <table:table-cell table:formula="of:=[.J143]^2/[.G143]" office:value-type="float" office:value="1.14491094807587">
            <text:p>1,14</text:p>
          </table:table-cell>
          <table:table-cell table:formula="of:=[.K143]^2/[.H143]" office:value-type="float" office:value="102.025314242331">
            <text:p>102,0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71745">
            <text:p>71745</text:p>
          </table:table-cell>
          <table:table-cell table:style-name="ce13" office:value-type="float" office:value="535">
            <text:p>535</text:p>
          </table:table-cell>
          <table:table-cell/>
          <table:table-cell table:formula="of:=[.B144]+[.C144]" office:value-type="float" office:value="72280">
            <text:p>72280</text:p>
          </table:table-cell>
          <table:table-cell/>
          <table:table-cell table:formula="of:=(6056765*[.E144])/6124733" office:value-type="float" office:value="71477.887150346">
            <text:p>71477,89</text:p>
          </table:table-cell>
          <table:table-cell table:formula="of:=(67968*[.E144])/6124733" office:value-type="float" office:value="802.112849654018">
            <text:p>802,11</text:p>
          </table:table-cell>
          <table:table-cell/>
          <table:table-cell table:formula="of:=[.B144]-[.G144]" office:value-type="float" office:value="267.112849654019">
            <text:p>267,11</text:p>
          </table:table-cell>
          <table:table-cell table:formula="of:=[.C144]-[.H144]" office:value-type="float" office:value="-267.112849654018">
            <text:p>-267,11</text:p>
          </table:table-cell>
          <table:table-cell/>
          <table:table-cell table:formula="of:=[.J144]^2/[.G144]" office:value-type="float" office:value="0.998200664496628">
            <text:p>1</text:p>
          </table:table-cell>
          <table:table-cell table:formula="of:=[.K144]^2/[.H144]" office:value-type="float" office:value="88.9516661914412">
            <text:p>88,95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98972">
            <text:p>98972</text:p>
          </table:table-cell>
          <table:table-cell table:style-name="ce13" office:value-type="float" office:value="1340">
            <text:p>1340</text:p>
          </table:table-cell>
          <table:table-cell/>
          <table:table-cell table:formula="of:=[.B145]+[.C145]" office:value-type="float" office:value="100312">
            <text:p>100312</text:p>
          </table:table-cell>
          <table:table-cell/>
          <table:table-cell table:formula="of:=(6056765*[.E145])/6124733" office:value-type="float" office:value="99198.8076345532">
            <text:p>99198,81</text:p>
          </table:table-cell>
          <table:table-cell table:formula="of:=(67968*[.E145])/6124733" office:value-type="float" office:value="1113.19236544679">
            <text:p>1113,19</text:p>
          </table:table-cell>
          <table:table-cell/>
          <table:table-cell table:formula="of:=[.B145]-[.G145]" office:value-type="float" office:value="-226.807634553217">
            <text:p>-226,81</text:p>
          </table:table-cell>
          <table:table-cell table:formula="of:=[.C145]-[.H145]" office:value-type="float" office:value="226.807634553212">
            <text:p>226,81</text:p>
          </table:table-cell>
          <table:table-cell/>
          <table:table-cell table:formula="of:=[.J145]^2/[.G145]" office:value-type="float" office:value="0.51857178849504">
            <text:p>0,52</text:p>
          </table:table-cell>
          <table:table-cell table:formula="of:=[.K145]^2/[.H145]" office:value-type="float" office:value="46.2109736720814">
            <text:p>46,2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97542">
            <text:p>97542</text:p>
          </table:table-cell>
          <table:table-cell table:style-name="ce13" office:value-type="float" office:value="1180">
            <text:p>1180</text:p>
          </table:table-cell>
          <table:table-cell/>
          <table:table-cell table:formula="of:=[.B146]+[.C146]" office:value-type="float" office:value="98722">
            <text:p>98722</text:p>
          </table:table-cell>
          <table:table-cell/>
          <table:table-cell table:formula="of:=(6056765*[.E146])/6124733" office:value-type="float" office:value="97626.4523416776">
            <text:p>97626,45</text:p>
          </table:table-cell>
          <table:table-cell table:formula="of:=(67968*[.E146])/6124733" office:value-type="float" office:value="1095.54765832241">
            <text:p>1095,55</text:p>
          </table:table-cell>
          <table:table-cell/>
          <table:table-cell table:formula="of:=[.B146]-[.G146]" office:value-type="float" office:value="-84.4523416775919">
            <text:p>-84,45</text:p>
          </table:table-cell>
          <table:table-cell table:formula="of:=[.C146]-[.H146]" office:value-type="float" office:value="84.4523416775883">
            <text:p>84,45</text:p>
          </table:table-cell>
          <table:table-cell/>
          <table:table-cell table:formula="of:=[.J146]^2/[.G146]" office:value-type="float" office:value="0.0730559991042912">
            <text:p>0,07</text:p>
          </table:table-cell>
          <table:table-cell table:formula="of:=[.K146]^2/[.H146]" office:value-type="float" office:value="6.51016681989854">
            <text:p>6,5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108580">
            <text:p>108580</text:p>
          </table:table-cell>
          <table:table-cell table:style-name="ce13" office:value-type="float" office:value="1335">
            <text:p>1335</text:p>
          </table:table-cell>
          <table:table-cell/>
          <table:table-cell table:formula="of:=[.B147]+[.C147]" office:value-type="float" office:value="109915">
            <text:p>109915</text:p>
          </table:table-cell>
          <table:table-cell/>
          <table:table-cell table:formula="of:=(6056765*[.E147])/6124733" office:value-type="float" office:value="108695.240261902">
            <text:p>108695,24</text:p>
          </table:table-cell>
          <table:table-cell table:formula="of:=(67968*[.E147])/6124733" office:value-type="float" office:value="1219.75973809797">
            <text:p>1219,76</text:p>
          </table:table-cell>
          <table:table-cell/>
          <table:table-cell table:formula="of:=[.B147]-[.G147]" office:value-type="float" office:value="-115.240261902029">
            <text:p>-115,24</text:p>
          </table:table-cell>
          <table:table-cell table:formula="of:=[.C147]-[.H147]" office:value-type="float" office:value="115.240261902029">
            <text:p>115,24</text:p>
          </table:table-cell>
          <table:table-cell/>
          <table:table-cell table:formula="of:=[.J147]^2/[.G147]" office:value-type="float" office:value="0.122179388271732">
            <text:p>0,12</text:p>
          </table:table-cell>
          <table:table-cell table:formula="of:=[.K147]^2/[.H147]" office:value-type="float" office:value="10.88765069747">
            <text:p>10,8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0278">
            <text:p>80278</text:p>
          </table:table-cell>
          <table:table-cell table:style-name="ce13" office:value-type="float" office:value="1625">
            <text:p>1625</text:p>
          </table:table-cell>
          <table:table-cell/>
          <table:table-cell table:formula="of:=[.B148]+[.C148]" office:value-type="float" office:value="81903">
            <text:p>81903</text:p>
          </table:table-cell>
          <table:table-cell/>
          <table:table-cell table:formula="of:=(6056765*[.E148])/6124733" office:value-type="float" office:value="80994.0978316932">
            <text:p>80994,1</text:p>
          </table:table-cell>
          <table:table-cell table:formula="of:=(67968*[.E148])/6124733" office:value-type="float" office:value="908.902168306765">
            <text:p>908,9</text:p>
          </table:table-cell>
          <table:table-cell/>
          <table:table-cell table:formula="of:=[.B148]-[.G148]" office:value-type="float" office:value="-716.097831693231">
            <text:p>-716,1</text:p>
          </table:table-cell>
          <table:table-cell table:formula="of:=[.C148]-[.H148]" office:value-type="float" office:value="716.097831693235">
            <text:p>716,1</text:p>
          </table:table-cell>
          <table:table-cell/>
          <table:table-cell table:formula="of:=[.J148]^2/[.G148]" office:value-type="float" office:value="6.33127744223219">
            <text:p>6,33</text:p>
          </table:table-cell>
          <table:table-cell table:formula="of:=[.K148]^2/[.H148]" office:value-type="float" office:value="564.192849832302">
            <text:p>564,1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2939">
            <text:p>52939</text:p>
          </table:table-cell>
          <table:table-cell table:style-name="ce13" office:value-type="float" office:value="249">
            <text:p>249</text:p>
          </table:table-cell>
          <table:table-cell/>
          <table:table-cell table:formula="of:=[.B149]+[.C149]" office:value-type="float" office:value="53188">
            <text:p>53188</text:p>
          </table:table-cell>
          <table:table-cell/>
          <table:table-cell table:formula="of:=(6056765*[.E149])/6124733" office:value-type="float" office:value="52597.7568034394">
            <text:p>52597,76</text:p>
          </table:table-cell>
          <table:table-cell table:formula="of:=(67968*[.E149])/6124733" office:value-type="float" office:value="590.243196560568">
            <text:p>590,24</text:p>
          </table:table-cell>
          <table:table-cell/>
          <table:table-cell table:formula="of:=[.B149]-[.G149]" office:value-type="float" office:value="341.243196560572">
            <text:p>341,24</text:p>
          </table:table-cell>
          <table:table-cell table:formula="of:=[.C149]-[.H149]" office:value-type="float" office:value="-341.243196560568">
            <text:p>-341,24</text:p>
          </table:table-cell>
          <table:table-cell/>
          <table:table-cell table:formula="of:=[.J149]^2/[.G149]" office:value-type="float" office:value="2.21391417193029">
            <text:p>2,21</text:p>
          </table:table-cell>
          <table:table-cell table:formula="of:=[.K149]^2/[.H149]" office:value-type="float" office:value="197.286338711615">
            <text:p>197,2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4412">
            <text:p>64412</text:p>
          </table:table-cell>
          <table:table-cell table:style-name="ce13" office:value-type="float" office:value="524">
            <text:p>524</text:p>
          </table:table-cell>
          <table:table-cell/>
          <table:table-cell table:formula="of:=[.B150]+[.C150]" office:value-type="float" office:value="64936">
            <text:p>64936</text:p>
          </table:table-cell>
          <table:table-cell/>
          <table:table-cell table:formula="of:=(6056765*[.E150])/6124733" office:value-type="float" office:value="64215.3857221205">
            <text:p>64215,39</text:p>
          </table:table-cell>
          <table:table-cell table:formula="of:=(67968*[.E150])/6124733" office:value-type="float" office:value="720.614277879542">
            <text:p>720,61</text:p>
          </table:table-cell>
          <table:table-cell/>
          <table:table-cell table:formula="of:=[.B150]-[.G150]" office:value-type="float" office:value="196.61427787954">
            <text:p>196,61</text:p>
          </table:table-cell>
          <table:table-cell table:formula="of:=[.C150]-[.H150]" office:value-type="float" office:value="-196.614277879542">
            <text:p>-196,61</text:p>
          </table:table-cell>
          <table:table-cell/>
          <table:table-cell table:formula="of:=[.J150]^2/[.G150]" office:value-type="float" office:value="0.601992401530911">
            <text:p>0,6</text:p>
          </table:table-cell>
          <table:table-cell table:formula="of:=[.K150]^2/[.H150]" office:value-type="float" office:value="53.6447520577099">
            <text:p>53,6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9305">
            <text:p>69305</text:p>
          </table:table-cell>
          <table:table-cell table:style-name="ce13" office:value-type="float" office:value="283">
            <text:p>283</text:p>
          </table:table-cell>
          <table:table-cell/>
          <table:table-cell table:formula="of:=[.B151]+[.C151]" office:value-type="float" office:value="69588">
            <text:p>69588</text:p>
          </table:table-cell>
          <table:table-cell/>
          <table:table-cell table:formula="of:=(6056765*[.E151])/6124733" office:value-type="float" office:value="68815.7610821566">
            <text:p>68815,76</text:p>
          </table:table-cell>
          <table:table-cell table:formula="of:=(67968*[.E151])/6124733" office:value-type="float" office:value="772.238917843439">
            <text:p>772,24</text:p>
          </table:table-cell>
          <table:table-cell/>
          <table:table-cell table:formula="of:=[.B151]-[.G151]" office:value-type="float" office:value="489.238917843439">
            <text:p>489,24</text:p>
          </table:table-cell>
          <table:table-cell table:formula="of:=[.C151]-[.H151]" office:value-type="float" office:value="-489.238917843439">
            <text:p>-489,24</text:p>
          </table:table-cell>
          <table:table-cell/>
          <table:table-cell table:formula="of:=[.J151]^2/[.G151]" office:value-type="float" office:value="3.47819620053119">
            <text:p>3,48</text:p>
          </table:table-cell>
          <table:table-cell table:formula="of:=[.K151]^2/[.H151]" office:value-type="float" office:value="309.949049707367">
            <text:p>309,95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1933">
            <text:p>81933</text:p>
          </table:table-cell>
          <table:table-cell table:style-name="ce13" office:value-type="float" office:value="827">
            <text:p>827</text:p>
          </table:table-cell>
          <table:table-cell/>
          <table:table-cell table:formula="of:=[.B152]+[.C152]" office:value-type="float" office:value="82760">
            <text:p>82760</text:p>
          </table:table-cell>
          <table:table-cell/>
          <table:table-cell table:formula="of:=(6056765*[.E152])/6124733" office:value-type="float" office:value="81841.5874455262">
            <text:p>81841,59</text:p>
          </table:table-cell>
          <table:table-cell table:formula="of:=(67968*[.E152])/6124733" office:value-type="float" office:value="918.412554473803">
            <text:p>918,41</text:p>
          </table:table-cell>
          <table:table-cell/>
          <table:table-cell table:formula="of:=[.B152]-[.G152]" office:value-type="float" office:value="91.4125544738054">
            <text:p>91,41</text:p>
          </table:table-cell>
          <table:table-cell table:formula="of:=[.C152]-[.H152]" office:value-type="float" office:value="-91.4125544738032">
            <text:p>-91,41</text:p>
          </table:table-cell>
          <table:table-cell/>
          <table:table-cell table:formula="of:=[.J152]^2/[.G152]" office:value-type="float" office:value="0.102102798543447">
            <text:p>0,1</text:p>
          </table:table-cell>
          <table:table-cell table:formula="of:=[.K152]^2/[.H152]" office:value-type="float" office:value="9.09858546109889">
            <text:p>9,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2133">
            <text:p>82133</text:p>
          </table:table-cell>
          <table:table-cell table:style-name="ce13" office:value-type="float" office:value="862">
            <text:p>862</text:p>
          </table:table-cell>
          <table:table-cell/>
          <table:table-cell table:formula="of:=[.B153]+[.C153]" office:value-type="float" office:value="82995">
            <text:p>82995</text:p>
          </table:table-cell>
          <table:table-cell/>
          <table:table-cell table:formula="of:=(6056765*[.E153])/6124733" office:value-type="float" office:value="82073.9795800078">
            <text:p>82073,98</text:p>
          </table:table-cell>
          <table:table-cell table:formula="of:=(67968*[.E153])/6124733" office:value-type="float" office:value="921.020419992186">
            <text:p>921,02</text:p>
          </table:table-cell>
          <table:table-cell/>
          <table:table-cell table:formula="of:=[.B153]-[.G153]" office:value-type="float" office:value="59.0204199921864">
            <text:p>59,02</text:p>
          </table:table-cell>
          <table:table-cell table:formula="of:=[.C153]-[.H153]" office:value-type="float" office:value="-59.0204199921858">
            <text:p>-59,02</text:p>
          </table:table-cell>
          <table:table-cell/>
          <table:table-cell table:formula="of:=[.J153]^2/[.G153]" office:value-type="float" office:value="0.0424423184288067">
            <text:p>0,04</text:p>
          </table:table-cell>
          <table:table-cell table:formula="of:=[.K153]^2/[.H153]" office:value-type="float" office:value="3.78212024450398">
            <text:p>3,78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4912">
            <text:p>84912</text:p>
          </table:table-cell>
          <table:table-cell table:style-name="ce13" office:value-type="float" office:value="991">
            <text:p>991</text:p>
          </table:table-cell>
          <table:table-cell/>
          <table:table-cell table:formula="of:=[.B154]+[.C154]" office:value-type="float" office:value="85903">
            <text:p>85903</text:p>
          </table:table-cell>
          <table:table-cell/>
          <table:table-cell table:formula="of:=(6056765*[.E154])/6124733" office:value-type="float" office:value="84949.7086313803">
            <text:p>84949,71</text:p>
          </table:table-cell>
          <table:table-cell table:formula="of:=(67968*[.E154])/6124733" office:value-type="float" office:value="953.291368619661">
            <text:p>953,29</text:p>
          </table:table-cell>
          <table:table-cell/>
          <table:table-cell table:formula="of:=[.B154]-[.G154]" office:value-type="float" office:value="-37.7086313803447">
            <text:p>-37,71</text:p>
          </table:table-cell>
          <table:table-cell table:formula="of:=[.C154]-[.H154]" office:value-type="float" office:value="37.7086313803394">
            <text:p>37,71</text:p>
          </table:table-cell>
          <table:table-cell/>
          <table:table-cell table:formula="of:=[.J154]^2/[.G154]" office:value-type="float" office:value="0.0167386198668309">
            <text:p>0,02</text:p>
          </table:table-cell>
          <table:table-cell table:formula="of:=[.K154]^2/[.H154]" office:value-type="float" office:value="1.4916120373955">
            <text:p>1,4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104951">
            <text:p>104951</text:p>
          </table:table-cell>
          <table:table-cell table:style-name="ce13" office:value-type="float" office:value="1667">
            <text:p>1667</text:p>
          </table:table-cell>
          <table:table-cell/>
          <table:table-cell table:formula="of:=[.B155]+[.C155]" office:value-type="float" office:value="106618">
            <text:p>106618</text:p>
          </table:table-cell>
          <table:table-cell/>
          <table:table-cell table:formula="of:=(6056765*[.E155])/6124733" office:value-type="float" office:value="105434.82806026">
            <text:p>105434,83</text:p>
          </table:table-cell>
          <table:table-cell table:formula="of:=(67968*[.E155])/6124733" office:value-type="float" office:value="1183.17193974007">
            <text:p>1183,17</text:p>
          </table:table-cell>
          <table:table-cell/>
          <table:table-cell table:formula="of:=[.B155]-[.G155]" office:value-type="float" office:value="-483.828060259926">
            <text:p>-483,83</text:p>
          </table:table-cell>
          <table:table-cell table:formula="of:=[.C155]-[.H155]" office:value-type="float" office:value="483.828060259933">
            <text:p>483,83</text:p>
          </table:table-cell>
          <table:table-cell/>
          <table:table-cell table:formula="of:=[.J155]^2/[.G155]" office:value-type="float" office:value="2.22023022374629">
            <text:p>2,22</text:p>
          </table:table-cell>
          <table:table-cell table:formula="of:=[.K155]^2/[.H155]" office:value-type="float" office:value="197.849174775322">
            <text:p>197,85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7980">
            <text:p>57980</text:p>
          </table:table-cell>
          <table:table-cell table:style-name="ce13" office:value-type="float" office:value="317">
            <text:p>317</text:p>
          </table:table-cell>
          <table:table-cell/>
          <table:table-cell table:formula="of:=[.B156]+[.C156]" office:value-type="float" office:value="58297">
            <text:p>58297</text:p>
          </table:table-cell>
          <table:table-cell/>
          <table:table-cell table:formula="of:=(6056765*[.E156])/6124733" office:value-type="float" office:value="57650.0606973398">
            <text:p>57650,06</text:p>
          </table:table-cell>
          <table:table-cell table:formula="of:=(67968*[.E156])/6124733" office:value-type="float" office:value="646.939302660214">
            <text:p>646,94</text:p>
          </table:table-cell>
          <table:table-cell/>
          <table:table-cell table:formula="of:=[.B156]-[.G156]" office:value-type="float" office:value="329.939302660212">
            <text:p>329,94</text:p>
          </table:table-cell>
          <table:table-cell table:formula="of:=[.C156]-[.H156]" office:value-type="float" office:value="-329.939302660214">
            <text:p>-329,94</text:p>
          </table:table-cell>
          <table:table-cell/>
          <table:table-cell table:formula="of:=[.J156]^2/[.G156]" office:value-type="float" office:value="1.88828844450688">
            <text:p>1,89</text:p>
          </table:table-cell>
          <table:table-cell table:formula="of:=[.K156]^2/[.H156]" office:value-type="float" office:value="168.2691760916">
            <text:p>168,27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5203">
            <text:p>55203</text:p>
          </table:table-cell>
          <table:table-cell table:style-name="ce13" office:value-type="float" office:value="540">
            <text:p>540</text:p>
          </table:table-cell>
          <table:table-cell/>
          <table:table-cell table:formula="of:=[.B157]+[.C157]" office:value-type="float" office:value="55743">
            <text:p>55743</text:p>
          </table:table-cell>
          <table:table-cell/>
          <table:table-cell table:formula="of:=(6056765*[.E157])/6124733" office:value-type="float" office:value="55124.4032017396">
            <text:p>55124,4</text:p>
          </table:table-cell>
          <table:table-cell table:formula="of:=(67968*[.E157])/6124733" office:value-type="float" office:value="618.59679826043">
            <text:p>618,6</text:p>
          </table:table-cell>
          <table:table-cell/>
          <table:table-cell table:formula="of:=[.B157]-[.G157]" office:value-type="float" office:value="78.596798260427">
            <text:p>78,6</text:p>
          </table:table-cell>
          <table:table-cell table:formula="of:=[.C157]-[.H157]" office:value-type="float" office:value="-78.5967982604303">
            <text:p>-78,6</text:p>
          </table:table-cell>
          <table:table-cell/>
          <table:table-cell table:formula="of:=[.J157]^2/[.G157]" office:value-type="float" office:value="0.112063919752247">
            <text:p>0,11</text:p>
          </table:table-cell>
          <table:table-cell table:formula="of:=[.K157]^2/[.H157]" office:value-type="float" office:value="9.98624097984753">
            <text:p>9,9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2459">
            <text:p>62459</text:p>
          </table:table-cell>
          <table:table-cell table:style-name="ce13" office:value-type="float" office:value="767">
            <text:p>767</text:p>
          </table:table-cell>
          <table:table-cell/>
          <table:table-cell table:formula="of:=[.B158]+[.C158]" office:value-type="float" office:value="63226">
            <text:p>63226</text:p>
          </table:table-cell>
          <table:table-cell/>
          <table:table-cell table:formula="of:=(6056765*[.E158])/6124733" office:value-type="float" office:value="62524.3621052542">
            <text:p>62524,36</text:p>
          </table:table-cell>
          <table:table-cell table:formula="of:=(67968*[.E158])/6124733" office:value-type="float" office:value="701.637894745779">
            <text:p>701,64</text:p>
          </table:table-cell>
          <table:table-cell/>
          <table:table-cell table:formula="of:=[.B158]-[.G158]" office:value-type="float" office:value="-65.3621052542221">
            <text:p>-65,36</text:p>
          </table:table-cell>
          <table:table-cell table:formula="of:=[.C158]-[.H158]" office:value-type="float" office:value="65.3621052542209">
            <text:p>65,36</text:p>
          </table:table-cell>
          <table:table-cell/>
          <table:table-cell table:formula="of:=[.J158]^2/[.G158]" office:value-type="float" office:value="0.0683286427788281">
            <text:p>0,07</text:p>
          </table:table-cell>
          <table:table-cell table:formula="of:=[.K158]^2/[.H158]" office:value-type="float" office:value="6.08890260240544">
            <text:p>6,0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6640">
            <text:p>86640</text:p>
          </table:table-cell>
          <table:table-cell table:style-name="ce13" office:value-type="float" office:value="949">
            <text:p>949</text:p>
          </table:table-cell>
          <table:table-cell/>
          <table:table-cell table:formula="of:=[.B159]+[.C159]" office:value-type="float" office:value="87589">
            <text:p>87589</text:p>
          </table:table-cell>
          <table:table-cell/>
          <table:table-cell table:formula="of:=(6056765*[.E159])/6124733" office:value-type="float" office:value="86616.9985834484">
            <text:p>86617</text:p>
          </table:table-cell>
          <table:table-cell table:formula="of:=(67968*[.E159])/6124733" office:value-type="float" office:value="972.001416551546">
            <text:p>972</text:p>
          </table:table-cell>
          <table:table-cell/>
          <table:table-cell table:formula="of:=[.B159]-[.G159]" office:value-type="float" office:value="23.0014165515458">
            <text:p>23</text:p>
          </table:table-cell>
          <table:table-cell table:formula="of:=[.C159]-[.H159]" office:value-type="float" office:value="-23.001416551546">
            <text:p>-23</text:p>
          </table:table-cell>
          <table:table-cell/>
          <table:table-cell table:formula="of:=[.J159]^2/[.G159]" office:value-type="float" office:value="0.00610809854913197">
            <text:p>0,01</text:p>
          </table:table-cell>
          <table:table-cell table:formula="of:=[.K159]^2/[.H159]" office:value-type="float" office:value="0.544304930392738">
            <text:p>0,5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90944">
            <text:p>90944</text:p>
          </table:table-cell>
          <table:table-cell table:style-name="ce13" office:value-type="float" office:value="1130">
            <text:p>1130</text:p>
          </table:table-cell>
          <table:table-cell/>
          <table:table-cell table:formula="of:=[.B160]+[.C160]" office:value-type="float" office:value="92074">
            <text:p>92074</text:p>
          </table:table-cell>
          <table:table-cell/>
          <table:table-cell table:formula="of:=(6056765*[.E160])/6124733" office:value-type="float" office:value="91052.2271925976">
            <text:p>91052,23</text:p>
          </table:table-cell>
          <table:table-cell table:formula="of:=(67968*[.E160])/6124733" office:value-type="float" office:value="1021.77280740238">
            <text:p>1021,77</text:p>
          </table:table-cell>
          <table:table-cell/>
          <table:table-cell table:formula="of:=[.B160]-[.G160]" office:value-type="float" office:value="-108.227192597624">
            <text:p>-108,23</text:p>
          </table:table-cell>
          <table:table-cell table:formula="of:=[.C160]-[.H160]" office:value-type="float" office:value="108.22719259762">
            <text:p>108,23</text:p>
          </table:table-cell>
          <table:table-cell/>
          <table:table-cell table:formula="of:=[.J160]^2/[.G160]" office:value-type="float" office:value="0.128641830943762">
            <text:p>0,13</text:p>
          </table:table-cell>
          <table:table-cell table:formula="of:=[.K160]^2/[.H160]" office:value-type="float" office:value="11.4635319443862">
            <text:p>11,4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91212">
            <text:p>91212</text:p>
          </table:table-cell>
          <table:table-cell table:style-name="ce13" office:value-type="float" office:value="1042">
            <text:p>1042</text:p>
          </table:table-cell>
          <table:table-cell/>
          <table:table-cell table:formula="of:=[.B161]+[.C161]" office:value-type="float" office:value="92254">
            <text:p>92254</text:p>
          </table:table-cell>
          <table:table-cell/>
          <table:table-cell table:formula="of:=(6056765*[.E161])/6124733" office:value-type="float" office:value="91230.2296785835">
            <text:p>91230,23</text:p>
          </table:table-cell>
          <table:table-cell table:formula="of:=(67968*[.E161])/6124733" office:value-type="float" office:value="1023.77032141646">
            <text:p>1023,77</text:p>
          </table:table-cell>
          <table:table-cell/>
          <table:table-cell table:formula="of:=[.B161]-[.G161]" office:value-type="float" office:value="-18.2296785835351">
            <text:p>-18,23</text:p>
          </table:table-cell>
          <table:table-cell table:formula="of:=[.C161]-[.H161]" office:value-type="float" office:value="18.2296785835399">
            <text:p>18,23</text:p>
          </table:table-cell>
          <table:table-cell/>
          <table:table-cell table:formula="of:=[.J161]^2/[.G161]" office:value-type="float" office:value="0.00364266518269012">
            <text:p>0</text:p>
          </table:table-cell>
          <table:table-cell table:formula="of:=[.K161]^2/[.H161]" office:value-type="float" office:value="0.324605211058847">
            <text:p>0,32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108129">
            <text:p>108129</text:p>
          </table:table-cell>
          <table:table-cell table:style-name="ce13" office:value-type="float" office:value="1134">
            <text:p>1134</text:p>
          </table:table-cell>
          <table:table-cell/>
          <table:table-cell table:formula="of:=[.B162]+[.C162]" office:value-type="float" office:value="109263">
            <text:p>109263</text:p>
          </table:table-cell>
          <table:table-cell/>
          <table:table-cell table:formula="of:=(6056765*[.E162])/6124733" office:value-type="float" office:value="108050.475701553">
            <text:p>108050,48</text:p>
          </table:table-cell>
          <table:table-cell table:formula="of:=(67968*[.E162])/6124733" office:value-type="float" office:value="1212.52429844697">
            <text:p>1212,52</text:p>
          </table:table-cell>
          <table:table-cell/>
          <table:table-cell table:formula="of:=[.B162]-[.G162]" office:value-type="float" office:value="78.524298446966">
            <text:p>78,52</text:p>
          </table:table-cell>
          <table:table-cell table:formula="of:=[.C162]-[.H162]" office:value-type="float" office:value="-78.5242984469689">
            <text:p>-78,52</text:p>
          </table:table-cell>
          <table:table-cell/>
          <table:table-cell table:formula="of:=[.J162]^2/[.G162]" office:value-type="float" office:value="0.0570665275331089">
            <text:p>0,06</text:p>
          </table:table-cell>
          <table:table-cell table:formula="of:=[.K162]^2/[.H162]" office:value-type="float" office:value="5.08531289186229">
            <text:p>5,0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0375">
            <text:p>50375</text:p>
          </table:table-cell>
          <table:table-cell table:style-name="ce13" office:value-type="float" office:value="246">
            <text:p>246</text:p>
          </table:table-cell>
          <table:table-cell/>
          <table:table-cell table:formula="of:=[.B163]+[.C163]" office:value-type="float" office:value="50621">
            <text:p>50621</text:p>
          </table:table-cell>
          <table:table-cell/>
          <table:table-cell table:formula="of:=(6056765*[.E163])/6124733" office:value-type="float" office:value="50059.2435727402">
            <text:p>50059,24</text:p>
          </table:table-cell>
          <table:table-cell table:formula="of:=(67968*[.E163])/6124733" office:value-type="float" office:value="561.756427259768">
            <text:p>561,76</text:p>
          </table:table-cell>
          <table:table-cell/>
          <table:table-cell table:formula="of:=[.B163]-[.G163]" office:value-type="float" office:value="315.756427259767">
            <text:p>315,76</text:p>
          </table:table-cell>
          <table:table-cell table:formula="of:=[.C163]-[.H163]" office:value-type="float" office:value="-315.756427259768">
            <text:p>-315,76</text:p>
          </table:table-cell>
          <table:table-cell/>
          <table:table-cell table:formula="of:=[.J163]^2/[.G163]" office:value-type="float" office:value="1.99168253932916">
            <text:p>1,99</text:p>
          </table:table-cell>
          <table:table-cell table:formula="of:=[.K163]^2/[.H163]" office:value-type="float" office:value="177.482831557793">
            <text:p>177,48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2310">
            <text:p>52310</text:p>
          </table:table-cell>
          <table:table-cell table:style-name="ce13" office:value-type="float" office:value="602">
            <text:p>602</text:p>
          </table:table-cell>
          <table:table-cell/>
          <table:table-cell table:formula="of:=[.B164]+[.C164]" office:value-type="float" office:value="52912">
            <text:p>52912</text:p>
          </table:table-cell>
          <table:table-cell/>
          <table:table-cell table:formula="of:=(6056765*[.E164])/6124733" office:value-type="float" office:value="52324.819658261">
            <text:p>52324,82</text:p>
          </table:table-cell>
          <table:table-cell table:formula="of:=(67968*[.E164])/6124733" office:value-type="float" office:value="587.180341738979">
            <text:p>587,18</text:p>
          </table:table-cell>
          <table:table-cell/>
          <table:table-cell table:formula="of:=[.B164]-[.G164]" office:value-type="float" office:value="-14.8196582610181">
            <text:p>-14,82</text:p>
          </table:table-cell>
          <table:table-cell table:formula="of:=[.C164]-[.H164]" office:value-type="float" office:value="14.8196582610213">
            <text:p>14,82</text:p>
          </table:table-cell>
          <table:table-cell/>
          <table:table-cell table:formula="of:=[.J164]^2/[.G164]" office:value-type="float" office:value="0.00419728672564448">
            <text:p>0</text:p>
          </table:table-cell>
          <table:table-cell table:formula="of:=[.K164]^2/[.H164]" office:value-type="float" office:value="0.374028650760055">
            <text:p>0,37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6321">
            <text:p>66321</text:p>
          </table:table-cell>
          <table:table-cell table:style-name="ce13" office:value-type="float" office:value="890">
            <text:p>890</text:p>
          </table:table-cell>
          <table:table-cell/>
          <table:table-cell table:formula="of:=[.B165]+[.C165]" office:value-type="float" office:value="67211">
            <text:p>67211</text:p>
          </table:table-cell>
          <table:table-cell/>
          <table:table-cell table:formula="of:=(6056765*[.E165])/6124733" office:value-type="float" office:value="66465.1393644425">
            <text:p>66465,14</text:p>
          </table:table-cell>
          <table:table-cell table:formula="of:=(67968*[.E165])/6124733" office:value-type="float" office:value="745.860635557501">
            <text:p>745,86</text:p>
          </table:table-cell>
          <table:table-cell/>
          <table:table-cell table:formula="of:=[.B165]-[.G165]" office:value-type="float" office:value="-144.139364442497">
            <text:p>-144,14</text:p>
          </table:table-cell>
          <table:table-cell table:formula="of:=[.C165]-[.H165]" office:value-type="float" office:value="144.139364442499">
            <text:p>144,14</text:p>
          </table:table-cell>
          <table:table-cell/>
          <table:table-cell table:formula="of:=[.J165]^2/[.G165]" office:value-type="float" office:value="0.312587268763056">
            <text:p>0,31</text:p>
          </table:table-cell>
          <table:table-cell table:formula="of:=[.K165]^2/[.H165]" office:value-type="float" office:value="27.8552793798511">
            <text:p>27,8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4824">
            <text:p>84824</text:p>
          </table:table-cell>
          <table:table-cell table:style-name="ce13" office:value-type="float" office:value="1463">
            <text:p>1463</text:p>
          </table:table-cell>
          <table:table-cell/>
          <table:table-cell table:formula="of:=[.B166]+[.C166]" office:value-type="float" office:value="86287">
            <text:p>86287</text:p>
          </table:table-cell>
          <table:table-cell/>
          <table:table-cell table:formula="of:=(6056765*[.E166])/6124733" office:value-type="float" office:value="85329.4472681503">
            <text:p>85329,45</text:p>
          </table:table-cell>
          <table:table-cell table:formula="of:=(67968*[.E166])/6124733" office:value-type="float" office:value="957.552731849699">
            <text:p>957,55</text:p>
          </table:table-cell>
          <table:table-cell/>
          <table:table-cell table:formula="of:=[.B166]-[.G166]" office:value-type="float" office:value="-505.447268150296">
            <text:p>-505,45</text:p>
          </table:table-cell>
          <table:table-cell table:formula="of:=[.C166]-[.H166]" office:value-type="float" office:value="505.447268150301">
            <text:p>505,45</text:p>
          </table:table-cell>
          <table:table-cell/>
          <table:table-cell table:formula="of:=[.J166]^2/[.G166]" office:value-type="float" office:value="2.99400674749191">
            <text:p>2,99</text:p>
          </table:table-cell>
          <table:table-cell table:formula="of:=[.K166]^2/[.H166]" office:value-type="float" office:value="266.801955007845">
            <text:p>266,8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3421">
            <text:p>83421</text:p>
          </table:table-cell>
          <table:table-cell table:style-name="ce13" office:value-type="float" office:value="1160">
            <text:p>1160</text:p>
          </table:table-cell>
          <table:table-cell/>
          <table:table-cell table:formula="of:=[.B167]+[.C167]" office:value-type="float" office:value="84581">
            <text:p>84581</text:p>
          </table:table-cell>
          <table:table-cell/>
          <table:table-cell table:formula="of:=(6056765*[.E167])/6124733" office:value-type="float" office:value="83642.3792620838">
            <text:p>83642,38</text:p>
          </table:table-cell>
          <table:table-cell table:formula="of:=(67968*[.E167])/6124733" office:value-type="float" office:value="938.620737916249">
            <text:p>938,62</text:p>
          </table:table-cell>
          <table:table-cell/>
          <table:table-cell table:formula="of:=[.B167]-[.G167]" office:value-type="float" office:value="-221.379262083748">
            <text:p>-221,38</text:p>
          </table:table-cell>
          <table:table-cell table:formula="of:=[.C167]-[.H167]" office:value-type="float" office:value="221.379262083751">
            <text:p>221,38</text:p>
          </table:table-cell>
          <table:table-cell/>
          <table:table-cell table:formula="of:=[.J167]^2/[.G167]" office:value-type="float" office:value="0.585932371999864">
            <text:p>0,59</text:p>
          </table:table-cell>
          <table:table-cell table:formula="of:=[.K167]^2/[.H167]" office:value-type="float" office:value="52.2136105681475">
            <text:p>52,2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135058">
            <text:p>135058</text:p>
          </table:table-cell>
          <table:table-cell table:style-name="ce13" office:value-type="float" office:value="976">
            <text:p>976</text:p>
          </table:table-cell>
          <table:table-cell/>
          <table:table-cell table:formula="of:=[.B168]+[.C168]" office:value-type="float" office:value="136034">
            <text:p>136034</text:p>
          </table:table-cell>
          <table:table-cell/>
          <table:table-cell table:formula="of:=(6056765*[.E168])/6124733" office:value-type="float" office:value="134524.389881159">
            <text:p>134524,39</text:p>
          </table:table-cell>
          <table:table-cell table:formula="of:=(67968*[.E168])/6124733" office:value-type="float" office:value="1509.6101188411">
            <text:p>1509,61</text:p>
          </table:table-cell>
          <table:table-cell/>
          <table:table-cell table:formula="of:=[.B168]-[.G168]" office:value-type="float" office:value="533.610118841112">
            <text:p>533,61</text:p>
          </table:table-cell>
          <table:table-cell table:formula="of:=[.C168]-[.H168]" office:value-type="float" office:value="-533.610118841099">
            <text:p>-533,61</text:p>
          </table:table-cell>
          <table:table-cell/>
          <table:table-cell table:formula="of:=[.J168]^2/[.G168]" office:value-type="float" office:value="2.11664040387895">
            <text:p>2,12</text:p>
          </table:table-cell>
          <table:table-cell table:formula="of:=[.K168]^2/[.H168]" office:value-type="float" office:value="188.618077857216">
            <text:p>188,62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74323">
            <text:p>74323</text:p>
          </table:table-cell>
          <table:table-cell table:style-name="ce13" office:value-type="float" office:value="703">
            <text:p>703</text:p>
          </table:table-cell>
          <table:table-cell/>
          <table:table-cell table:formula="of:=[.B169]+[.C169]" office:value-type="float" office:value="75026">
            <text:p>75026</text:p>
          </table:table-cell>
          <table:table-cell/>
          <table:table-cell table:formula="of:=(6056765*[.E169])/6124733" office:value-type="float" office:value="74193.4139643312">
            <text:p>74193,41</text:p>
          </table:table-cell>
          <table:table-cell table:formula="of:=(67968*[.E169])/6124733" office:value-type="float" office:value="832.58603566882">
            <text:p>832,59</text:p>
          </table:table-cell>
          <table:table-cell/>
          <table:table-cell table:formula="of:=[.B169]-[.G169]" office:value-type="float" office:value="129.586035668821">
            <text:p>129,59</text:p>
          </table:table-cell>
          <table:table-cell table:formula="of:=[.C169]-[.H169]" office:value-type="float" office:value="-129.58603566882">
            <text:p>-129,59</text:p>
          </table:table-cell>
          <table:table-cell/>
          <table:table-cell table:formula="of:=[.J169]^2/[.G169]" office:value-type="float" office:value="0.226334653483313">
            <text:p>0,23</text:p>
          </table:table-cell>
          <table:table-cell table:formula="of:=[.K169]^2/[.H169]" office:value-type="float" office:value="20.1691355859352">
            <text:p>20,17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48401">
            <text:p>48401</text:p>
          </table:table-cell>
          <table:table-cell table:style-name="ce13" office:value-type="float" office:value="231">
            <text:p>231</text:p>
          </table:table-cell>
          <table:table-cell/>
          <table:table-cell table:formula="of:=[.B170]+[.C170]" office:value-type="float" office:value="48632">
            <text:p>48632</text:p>
          </table:table-cell>
          <table:table-cell/>
          <table:table-cell table:formula="of:=(6056765*[.E170])/6124733" office:value-type="float" office:value="48092.3161025958">
            <text:p>48092,32</text:p>
          </table:table-cell>
          <table:table-cell table:formula="of:=(67968*[.E170])/6124733" office:value-type="float" office:value="539.683897404181">
            <text:p>539,68</text:p>
          </table:table-cell>
          <table:table-cell/>
          <table:table-cell table:formula="of:=[.B170]-[.G170]" office:value-type="float" office:value="308.683897404182">
            <text:p>308,68</text:p>
          </table:table-cell>
          <table:table-cell table:formula="of:=[.C170]-[.H170]" office:value-type="float" office:value="-308.683897404181">
            <text:p>-308,68</text:p>
          </table:table-cell>
          <table:table-cell/>
          <table:table-cell table:formula="of:=[.J170]^2/[.G170]" office:value-type="float" office:value="1.98130920360254">
            <text:p>1,98</text:p>
          </table:table-cell>
          <table:table-cell table:formula="of:=[.K170]^2/[.H170]" office:value-type="float" office:value="176.558442775389">
            <text:p>176,5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4165">
            <text:p>54165</text:p>
          </table:table-cell>
          <table:table-cell table:style-name="ce13" office:value-type="float" office:value="511">
            <text:p>511</text:p>
          </table:table-cell>
          <table:table-cell/>
          <table:table-cell table:formula="of:=[.B171]+[.C171]" office:value-type="float" office:value="54676">
            <text:p>54676</text:p>
          </table:table-cell>
          <table:table-cell/>
          <table:table-cell table:formula="of:=(6056765*[.E171])/6124733" office:value-type="float" office:value="54069.244020923">
            <text:p>54069,24</text:p>
          </table:table-cell>
          <table:table-cell table:formula="of:=(67968*[.E171])/6124733" office:value-type="float" office:value="606.755979076965">
            <text:p>606,76</text:p>
          </table:table-cell>
          <table:table-cell/>
          <table:table-cell table:formula="of:=[.B171]-[.G171]" office:value-type="float" office:value="95.7559790769665">
            <text:p>95,76</text:p>
          </table:table-cell>
          <table:table-cell table:formula="of:=[.C171]-[.H171]" office:value-type="float" office:value="-95.7559790769654">
            <text:p>-95,76</text:p>
          </table:table-cell>
          <table:table-cell/>
          <table:table-cell table:formula="of:=[.J171]^2/[.G171]" office:value-type="float" office:value="0.169582684112252">
            <text:p>0,17</text:p>
          </table:table-cell>
          <table:table-cell table:formula="of:=[.K171]^2/[.H171]" office:value-type="float" office:value="15.1118536037123">
            <text:p>15,1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6717">
            <text:p>66717</text:p>
          </table:table-cell>
          <table:table-cell table:style-name="ce13" office:value-type="float" office:value="679">
            <text:p>679</text:p>
          </table:table-cell>
          <table:table-cell/>
          <table:table-cell table:formula="of:=[.B172]+[.C172]" office:value-type="float" office:value="67396">
            <text:p>67396</text:p>
          </table:table-cell>
          <table:table-cell/>
          <table:table-cell table:formula="of:=(6056765*[.E172])/6124733" office:value-type="float" office:value="66648.086363928">
            <text:p>66648,09</text:p>
          </table:table-cell>
          <table:table-cell table:formula="of:=(67968*[.E172])/6124733" office:value-type="float" office:value="747.913636071972">
            <text:p>747,91</text:p>
          </table:table-cell>
          <table:table-cell/>
          <table:table-cell table:formula="of:=[.B172]-[.G172]" office:value-type="float" office:value="68.9136360719713">
            <text:p>68,91</text:p>
          </table:table-cell>
          <table:table-cell table:formula="of:=[.C172]-[.H172]" office:value-type="float" office:value="-68.9136360719724">
            <text:p>-68,91</text:p>
          </table:table-cell>
          <table:table-cell/>
          <table:table-cell table:formula="of:=[.J172]^2/[.G172]" office:value-type="float" office:value="0.0712561979758574">
            <text:p>0,07</text:p>
          </table:table-cell>
          <table:table-cell table:formula="of:=[.K172]^2/[.H172]" office:value-type="float" office:value="6.34978292627793">
            <text:p>6,35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74969">
            <text:p>74969</text:p>
          </table:table-cell>
          <table:table-cell table:style-name="ce13" office:value-type="float" office:value="1308">
            <text:p>1308</text:p>
          </table:table-cell>
          <table:table-cell/>
          <table:table-cell table:formula="of:=[.B173]+[.C173]" office:value-type="float" office:value="76277">
            <text:p>76277</text:p>
          </table:table-cell>
          <table:table-cell/>
          <table:table-cell table:formula="of:=(6056765*[.E173])/6124733" office:value-type="float" office:value="75430.5312419333">
            <text:p>75430,53</text:p>
          </table:table-cell>
          <table:table-cell table:formula="of:=(67968*[.E173])/6124733" office:value-type="float" office:value="846.468758066678">
            <text:p>846,47</text:p>
          </table:table-cell>
          <table:table-cell/>
          <table:table-cell table:formula="of:=[.B173]-[.G173]" office:value-type="float" office:value="-461.53124193332">
            <text:p>-461,53</text:p>
          </table:table-cell>
          <table:table-cell table:formula="of:=[.C173]-[.H173]" office:value-type="float" office:value="461.531241933322">
            <text:p>461,53</text:p>
          </table:table-cell>
          <table:table-cell/>
          <table:table-cell table:formula="of:=[.J173]^2/[.G173]" office:value-type="float" office:value="2.82393725423077">
            <text:p>2,82</text:p>
          </table:table-cell>
          <table:table-cell table:formula="of:=[.K173]^2/[.H173]" office:value-type="float" office:value="251.646720863069">
            <text:p>251,65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75829">
            <text:p>75829</text:p>
          </table:table-cell>
          <table:table-cell table:style-name="ce13" office:value-type="float" office:value="847">
            <text:p>847</text:p>
          </table:table-cell>
          <table:table-cell/>
          <table:table-cell table:formula="of:=[.B174]+[.C174]" office:value-type="float" office:value="76676">
            <text:p>76676</text:p>
          </table:table-cell>
          <table:table-cell/>
          <table:table-cell table:formula="of:=(6056765*[.E174])/6124733" office:value-type="float" office:value="75825.1034192021">
            <text:p>75825,1</text:p>
          </table:table-cell>
          <table:table-cell table:formula="of:=(67968*[.E174])/6124733" office:value-type="float" office:value="850.896580797889">
            <text:p>850,9</text:p>
          </table:table-cell>
          <table:table-cell/>
          <table:table-cell table:formula="of:=[.B174]-[.G174]" office:value-type="float" office:value="3.8965807978966">
            <text:p>3,9</text:p>
          </table:table-cell>
          <table:table-cell table:formula="of:=[.C174]-[.H174]" office:value-type="float" office:value="-3.89658079788944">
            <text:p>-3,9</text:p>
          </table:table-cell>
          <table:table-cell/>
          <table:table-cell table:formula="of:=[.J174]^2/[.G174]" office:value-type="float" office:value="0.000200241624869205">
            <text:p>0</text:p>
          </table:table-cell>
          <table:table-cell table:formula="of:=[.K174]^2/[.H174]" office:value-type="float" office:value="0.0178439333958108">
            <text:p>0,02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90904">
            <text:p>90904</text:p>
          </table:table-cell>
          <table:table-cell table:style-name="ce13" office:value-type="float" office:value="735">
            <text:p>735</text:p>
          </table:table-cell>
          <table:table-cell/>
          <table:table-cell table:formula="of:=[.B175]+[.C175]" office:value-type="float" office:value="91639">
            <text:p>91639</text:p>
          </table:table-cell>
          <table:table-cell/>
          <table:table-cell table:formula="of:=(6056765*[.E175])/6124733" office:value-type="float" office:value="90622.0545181316">
            <text:p>90622,05</text:p>
          </table:table-cell>
          <table:table-cell table:formula="of:=(67968*[.E175])/6124733" office:value-type="float" office:value="1016.94548186835">
            <text:p>1016,95</text:p>
          </table:table-cell>
          <table:table-cell/>
          <table:table-cell table:formula="of:=[.B175]-[.G175]" office:value-type="float" office:value="281.945481868359">
            <text:p>281,95</text:p>
          </table:table-cell>
          <table:table-cell table:formula="of:=[.C175]-[.H175]" office:value-type="float" office:value="-281.945481868352">
            <text:p>-281,95</text:p>
          </table:table-cell>
          <table:table-cell/>
          <table:table-cell table:formula="of:=[.J175]^2/[.G175]" office:value-type="float" office:value="0.877195459412985">
            <text:p>0,88</text:p>
          </table:table-cell>
          <table:table-cell table:formula="of:=[.K175]^2/[.H175]" office:value-type="float" office:value="78.1686493163142">
            <text:p>78,17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0482">
            <text:p>80482</text:p>
          </table:table-cell>
          <table:table-cell table:style-name="ce13" office:value-type="float" office:value="592">
            <text:p>592</text:p>
          </table:table-cell>
          <table:table-cell/>
          <table:table-cell table:formula="of:=[.B176]+[.C176]" office:value-type="float" office:value="81074">
            <text:p>81074</text:p>
          </table:table-cell>
          <table:table-cell/>
          <table:table-cell table:formula="of:=(6056765*[.E176])/6124733" office:value-type="float" office:value="80174.2974934581">
            <text:p>80174,3</text:p>
          </table:table-cell>
          <table:table-cell table:formula="of:=(67968*[.E176])/6124733" office:value-type="float" office:value="899.702506541918">
            <text:p>899,7</text:p>
          </table:table-cell>
          <table:table-cell/>
          <table:table-cell table:formula="of:=[.B176]-[.G176]" office:value-type="float" office:value="307.702506541915">
            <text:p>307,7</text:p>
          </table:table-cell>
          <table:table-cell table:formula="of:=[.C176]-[.H176]" office:value-type="float" office:value="-307.702506541918">
            <text:p>-307,7</text:p>
          </table:table-cell>
          <table:table-cell/>
          <table:table-cell table:formula="of:=[.J176]^2/[.G176]" office:value-type="float" office:value="1.18093747612697">
            <text:p>1,18</text:p>
          </table:table-cell>
          <table:table-cell table:formula="of:=[.K176]^2/[.H176]" office:value-type="float" office:value="105.235710519572">
            <text:p>105,2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40809">
            <text:p>40809</text:p>
          </table:table-cell>
          <table:table-cell table:style-name="ce13" office:value-type="float" office:value="292">
            <text:p>292</text:p>
          </table:table-cell>
          <table:table-cell/>
          <table:table-cell table:formula="of:=[.B177]+[.C177]" office:value-type="float" office:value="41101">
            <text:p>41101</text:p>
          </table:table-cell>
          <table:table-cell/>
          <table:table-cell table:formula="of:=(6056765*[.E177])/6124733" office:value-type="float" office:value="40644.8898694849">
            <text:p>40644,89</text:p>
          </table:table-cell>
          <table:table-cell table:formula="of:=(67968*[.E177])/6124733" office:value-type="float" office:value="456.110130515077">
            <text:p>456,11</text:p>
          </table:table-cell>
          <table:table-cell/>
          <table:table-cell table:formula="of:=[.B177]-[.G177]" office:value-type="float" office:value="164.110130515081">
            <text:p>164,11</text:p>
          </table:table-cell>
          <table:table-cell table:formula="of:=[.C177]-[.H177]" office:value-type="float" office:value="-164.110130515077">
            <text:p>-164,11</text:p>
          </table:table-cell>
          <table:table-cell/>
          <table:table-cell table:formula="of:=[.J177]^2/[.G177]" office:value-type="float" office:value="0.662620443164165">
            <text:p>0,66</text:p>
          </table:table-cell>
          <table:table-cell table:formula="of:=[.K177]^2/[.H177]" office:value-type="float" office:value="59.0474386246622">
            <text:p>59,05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38378">
            <text:p>38378</text:p>
          </table:table-cell>
          <table:table-cell table:style-name="ce13" office:value-type="float" office:value="572">
            <text:p>572</text:p>
          </table:table-cell>
          <table:table-cell/>
          <table:table-cell table:formula="of:=[.B178]+[.C178]" office:value-type="float" office:value="38950">
            <text:p>38950</text:p>
          </table:table-cell>
          <table:table-cell/>
          <table:table-cell table:formula="of:=(6056765*[.E178])/6124733" office:value-type="float" office:value="38517.7601619532">
            <text:p>38517,76</text:p>
          </table:table-cell>
          <table:table-cell table:formula="of:=(67968*[.E178])/6124733" office:value-type="float" office:value="432.239838046818">
            <text:p>432,24</text:p>
          </table:table-cell>
          <table:table-cell/>
          <table:table-cell table:formula="of:=[.B178]-[.G178]" office:value-type="float" office:value="-139.760161953185">
            <text:p>-139,76</text:p>
          </table:table-cell>
          <table:table-cell table:formula="of:=[.C178]-[.H178]" office:value-type="float" office:value="139.760161953182">
            <text:p>139,76</text:p>
          </table:table-cell>
          <table:table-cell/>
          <table:table-cell table:formula="of:=[.J178]^2/[.G178]" office:value-type="float" office:value="0.507114193220265">
            <text:p>0,51</text:p>
          </table:table-cell>
          <table:table-cell table:formula="of:=[.K178]^2/[.H178]" office:value-type="float" office:value="45.1899643435089">
            <text:p>45,1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41751">
            <text:p>41751</text:p>
          </table:table-cell>
          <table:table-cell table:style-name="ce13" office:value-type="float" office:value="743">
            <text:p>743</text:p>
          </table:table-cell>
          <table:table-cell/>
          <table:table-cell table:formula="of:=[.B179]+[.C179]" office:value-type="float" office:value="42494">
            <text:p>42494</text:p>
          </table:table-cell>
          <table:table-cell/>
          <table:table-cell table:formula="of:=(6056765*[.E179])/6124733" office:value-type="float" office:value="42022.431330476">
            <text:p>42022,43</text:p>
          </table:table-cell>
          <table:table-cell table:formula="of:=(67968*[.E179])/6124733" office:value-type="float" office:value="471.568669524043">
            <text:p>471,57</text:p>
          </table:table-cell>
          <table:table-cell/>
          <table:table-cell table:formula="of:=[.B179]-[.G179]" office:value-type="float" office:value="-271.431330475956">
            <text:p>-271,43</text:p>
          </table:table-cell>
          <table:table-cell table:formula="of:=[.C179]-[.H179]" office:value-type="float" office:value="271.431330475957">
            <text:p>271,43</text:p>
          </table:table-cell>
          <table:table-cell/>
          <table:table-cell table:formula="of:=[.J179]^2/[.G179]" office:value-type="float" office:value="1.75322952126562">
            <text:p>1,75</text:p>
          </table:table-cell>
          <table:table-cell table:formula="of:=[.K179]^2/[.H179]" office:value-type="float" office:value="156.23380416326">
            <text:p>156,2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9477">
            <text:p>59477</text:p>
          </table:table-cell>
          <table:table-cell table:style-name="ce13" office:value-type="float" office:value="998">
            <text:p>998</text:p>
          </table:table-cell>
          <table:table-cell/>
          <table:table-cell table:formula="of:=[.B180]+[.C180]" office:value-type="float" office:value="60475">
            <text:p>60475</text:p>
          </table:table-cell>
          <table:table-cell/>
          <table:table-cell table:formula="of:=(6056765*[.E180])/6124733" office:value-type="float" office:value="59803.8907777694">
            <text:p>59803,89</text:p>
          </table:table-cell>
          <table:table-cell table:formula="of:=(67968*[.E180])/6124733" office:value-type="float" office:value="671.109222230585">
            <text:p>671,11</text:p>
          </table:table-cell>
          <table:table-cell/>
          <table:table-cell table:formula="of:=[.B180]-[.G180]" office:value-type="float" office:value="-326.890777769411">
            <text:p>-326,89</text:p>
          </table:table-cell>
          <table:table-cell table:formula="of:=[.C180]-[.H180]" office:value-type="float" office:value="326.890777769415">
            <text:p>326,89</text:p>
          </table:table-cell>
          <table:table-cell/>
          <table:table-cell table:formula="of:=[.J180]^2/[.G180]" office:value-type="float" office:value="1.7867998085237">
            <text:p>1,79</text:p>
          </table:table-cell>
          <table:table-cell table:formula="of:=[.K180]^2/[.H180]" office:value-type="float" office:value="159.225319889849">
            <text:p>159,2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4858">
            <text:p>64858</text:p>
          </table:table-cell>
          <table:table-cell table:style-name="ce13" office:value-type="float" office:value="945">
            <text:p>945</text:p>
          </table:table-cell>
          <table:table-cell/>
          <table:table-cell table:formula="of:=[.B181]+[.C181]" office:value-type="float" office:value="65803">
            <text:p>65803</text:p>
          </table:table-cell>
          <table:table-cell/>
          <table:table-cell table:formula="of:=(6056765*[.E181])/6124733" office:value-type="float" office:value="65072.7643629526">
            <text:p>65072,76</text:p>
          </table:table-cell>
          <table:table-cell table:formula="of:=(67968*[.E181])/6124733" office:value-type="float" office:value="730.235637047362">
            <text:p>730,24</text:p>
          </table:table-cell>
          <table:table-cell/>
          <table:table-cell table:formula="of:=[.B181]-[.G181]" office:value-type="float" office:value="-214.764362952636">
            <text:p>-214,76</text:p>
          </table:table-cell>
          <table:table-cell table:formula="of:=[.C181]-[.H181]" office:value-type="float" office:value="214.764362952638">
            <text:p>214,76</text:p>
          </table:table-cell>
          <table:table-cell/>
          <table:table-cell table:formula="of:=[.J181]^2/[.G181]" office:value-type="float" office:value="0.708802400604801">
            <text:p>0,71</text:p>
          </table:table-cell>
          <table:table-cell table:formula="of:=[.K181]^2/[.H181]" office:value-type="float" office:value="63.1628056129243">
            <text:p>63,1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7963">
            <text:p>67963</text:p>
          </table:table-cell>
          <table:table-cell table:style-name="ce13" office:value-type="float" office:value="1359">
            <text:p>1359</text:p>
          </table:table-cell>
          <table:table-cell/>
          <table:table-cell table:formula="of:=[.B182]+[.C182]" office:value-type="float" office:value="69322">
            <text:p>69322</text:p>
          </table:table-cell>
          <table:table-cell/>
          <table:table-cell table:formula="of:=(6056765*[.E182])/6124733" office:value-type="float" office:value="68552.7129639774">
            <text:p>68552,71</text:p>
          </table:table-cell>
          <table:table-cell table:formula="of:=(67968*[.E182])/6124733" office:value-type="float" office:value="769.287036022631">
            <text:p>769,29</text:p>
          </table:table-cell>
          <table:table-cell/>
          <table:table-cell table:formula="of:=[.B182]-[.G182]" office:value-type="float" office:value="-589.712963977363">
            <text:p>-589,71</text:p>
          </table:table-cell>
          <table:table-cell table:formula="of:=[.C182]-[.H182]" office:value-type="float" office:value="589.712963977369">
            <text:p>589,71</text:p>
          </table:table-cell>
          <table:table-cell/>
          <table:table-cell table:formula="of:=[.J182]^2/[.G182]" office:value-type="float" office:value="5.07290470131658">
            <text:p>5,07</text:p>
          </table:table-cell>
          <table:table-cell table:formula="of:=[.K182]^2/[.H182]" office:value-type="float" office:value="452.056727331542">
            <text:p>452,0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4016">
            <text:p>54016</text:p>
          </table:table-cell>
          <table:table-cell table:style-name="ce13" office:value-type="float" office:value="540">
            <text:p>540</text:p>
          </table:table-cell>
          <table:table-cell/>
          <table:table-cell table:formula="of:=[.B183]+[.C183]" office:value-type="float" office:value="54556">
            <text:p>54556</text:p>
          </table:table-cell>
          <table:table-cell/>
          <table:table-cell table:formula="of:=(6056765*[.E183])/6124733" office:value-type="float" office:value="53950.5756969324">
            <text:p>53950,58</text:p>
          </table:table-cell>
          <table:table-cell table:formula="of:=(67968*[.E183])/6124733" office:value-type="float" office:value="605.424303067579">
            <text:p>605,42</text:p>
          </table:table-cell>
          <table:table-cell/>
          <table:table-cell table:formula="of:=[.B183]-[.G183]" office:value-type="float" office:value="65.4243030675789">
            <text:p>65,42</text:p>
          </table:table-cell>
          <table:table-cell table:formula="of:=[.C183]-[.H183]" office:value-type="float" office:value="-65.4243030675787">
            <text:p>-65,42</text:p>
          </table:table-cell>
          <table:table-cell/>
          <table:table-cell table:formula="of:=[.J183]^2/[.G183]" office:value-type="float" office:value="0.079338160466039">
            <text:p>0,08</text:p>
          </table:table-cell>
          <table:table-cell table:formula="of:=[.K183]^2/[.H183]" office:value-type="float" office:value="7.06998283714521">
            <text:p>7,07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1874">
            <text:p>51874</text:p>
          </table:table-cell>
          <table:table-cell table:style-name="ce13" office:value-type="float" office:value="211">
            <text:p>211</text:p>
          </table:table-cell>
          <table:table-cell/>
          <table:table-cell table:formula="of:=[.B184]+[.C184]" office:value-type="float" office:value="52085">
            <text:p>52085</text:p>
          </table:table-cell>
          <table:table-cell/>
          <table:table-cell table:formula="of:=(6056765*[.E184])/6124733" office:value-type="float" office:value="51506.9971254257">
            <text:p>51507</text:p>
          </table:table-cell>
          <table:table-cell table:formula="of:=(67968*[.E184])/6124733" office:value-type="float" office:value="578.002874574288">
            <text:p>578</text:p>
          </table:table-cell>
          <table:table-cell/>
          <table:table-cell table:formula="of:=[.B184]-[.G184]" office:value-type="float" office:value="367.002874574289">
            <text:p>367</text:p>
          </table:table-cell>
          <table:table-cell table:formula="of:=[.C184]-[.H184]" office:value-type="float" office:value="-367.002874574288">
            <text:p>-367</text:p>
          </table:table-cell>
          <table:table-cell/>
          <table:table-cell table:formula="of:=[.J184]^2/[.G184]" office:value-type="float" office:value="2.61500606641468">
            <text:p>2,62</text:p>
          </table:table-cell>
          <table:table-cell table:formula="of:=[.K184]^2/[.H184]" office:value-type="float" office:value="233.028443059203">
            <text:p>233,0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1711">
            <text:p>51711</text:p>
          </table:table-cell>
          <table:table-cell table:style-name="ce13" office:value-type="float" office:value="663">
            <text:p>663</text:p>
          </table:table-cell>
          <table:table-cell/>
          <table:table-cell table:formula="of:=[.B185]+[.C185]" office:value-type="float" office:value="52374">
            <text:p>52374</text:p>
          </table:table-cell>
          <table:table-cell/>
          <table:table-cell table:formula="of:=(6056765*[.E185])/6124733" office:value-type="float" office:value="51792.7900057031">
            <text:p>51792,79</text:p>
          </table:table-cell>
          <table:table-cell table:formula="of:=(67968*[.E185])/6124733" office:value-type="float" office:value="581.209994296894">
            <text:p>581,21</text:p>
          </table:table-cell>
          <table:table-cell/>
          <table:table-cell table:formula="of:=[.B185]-[.G185]" office:value-type="float" office:value="-81.7900057031075">
            <text:p>-81,79</text:p>
          </table:table-cell>
          <table:table-cell table:formula="of:=[.C185]-[.H185]" office:value-type="float" office:value="81.7900057031057">
            <text:p>81,79</text:p>
          </table:table-cell>
          <table:table-cell/>
          <table:table-cell table:formula="of:=[.J185]^2/[.G185]" office:value-type="float" office:value="0.129160932094559">
            <text:p>0,13</text:p>
          </table:table-cell>
          <table:table-cell table:formula="of:=[.K185]^2/[.H185]" office:value-type="float" office:value="11.5097900905966">
            <text:p>11,5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7077">
            <text:p>67077</text:p>
          </table:table-cell>
          <table:table-cell table:style-name="ce13" office:value-type="float" office:value="996">
            <text:p>996</text:p>
          </table:table-cell>
          <table:table-cell/>
          <table:table-cell table:formula="of:=[.B186]+[.C186]" office:value-type="float" office:value="68073">
            <text:p>68073</text:p>
          </table:table-cell>
          <table:table-cell/>
          <table:table-cell table:formula="of:=(6056765*[.E186])/6124733" office:value-type="float" office:value="67317.5734917751">
            <text:p>67317,57</text:p>
          </table:table-cell>
          <table:table-cell table:formula="of:=(67968*[.E186])/6124733" office:value-type="float" office:value="755.42650822493">
            <text:p>755,43</text:p>
          </table:table-cell>
          <table:table-cell/>
          <table:table-cell table:formula="of:=[.B186]-[.G186]" office:value-type="float" office:value="-240.573491775067">
            <text:p>-240,57</text:p>
          </table:table-cell>
          <table:table-cell table:formula="of:=[.C186]-[.H186]" office:value-type="float" office:value="240.57349177507">
            <text:p>240,57</text:p>
          </table:table-cell>
          <table:table-cell/>
          <table:table-cell table:formula="of:=[.J186]^2/[.G186]" office:value-type="float" office:value="0.859739915490559">
            <text:p>0,86</text:p>
          </table:table-cell>
          <table:table-cell table:formula="of:=[.K186]^2/[.H186]" office:value-type="float" office:value="76.6131507363216">
            <text:p>76,6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72970">
            <text:p>72970</text:p>
          </table:table-cell>
          <table:table-cell table:style-name="ce13" office:value-type="float" office:value="1271">
            <text:p>1271</text:p>
          </table:table-cell>
          <table:table-cell/>
          <table:table-cell table:formula="of:=[.B187]+[.C187]" office:value-type="float" office:value="74241">
            <text:p>74241</text:p>
          </table:table-cell>
          <table:table-cell/>
          <table:table-cell table:formula="of:=(6056765*[.E187])/6124733" office:value-type="float" office:value="73417.1253448926">
            <text:p>73417,13</text:p>
          </table:table-cell>
          <table:table-cell table:formula="of:=(67968*[.E187])/6124733" office:value-type="float" office:value="823.874655107415">
            <text:p>823,87</text:p>
          </table:table-cell>
          <table:table-cell/>
          <table:table-cell table:formula="of:=[.B187]-[.G187]" office:value-type="float" office:value="-447.125344892585">
            <text:p>-447,13</text:p>
          </table:table-cell>
          <table:table-cell table:formula="of:=[.C187]-[.H187]" office:value-type="float" office:value="447.125344892586">
            <text:p>447,13</text:p>
          </table:table-cell>
          <table:table-cell/>
          <table:table-cell table:formula="of:=[.J187]^2/[.G187]" office:value-type="float" office:value="2.72308501737356">
            <text:p>2,72</text:p>
          </table:table-cell>
          <table:table-cell table:formula="of:=[.K187]^2/[.H187]" office:value-type="float" office:value="242.659575465698">
            <text:p>242,6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8092">
            <text:p>88092</text:p>
          </table:table-cell>
          <table:table-cell table:style-name="ce13" office:value-type="float" office:value="1127">
            <text:p>1127</text:p>
          </table:table-cell>
          <table:table-cell/>
          <table:table-cell table:formula="of:=[.B188]+[.C188]" office:value-type="float" office:value="89219">
            <text:p>89219</text:p>
          </table:table-cell>
          <table:table-cell/>
          <table:table-cell table:formula="of:=(6056765*[.E188])/6124733" office:value-type="float" office:value="88228.909984321">
            <text:p>88228,91</text:p>
          </table:table-cell>
          <table:table-cell table:formula="of:=(67968*[.E188])/6124733" office:value-type="float" office:value="990.090015679051">
            <text:p>990,09</text:p>
          </table:table-cell>
          <table:table-cell/>
          <table:table-cell table:formula="of:=[.B188]-[.G188]" office:value-type="float" office:value="-136.909984320955">
            <text:p>-136,91</text:p>
          </table:table-cell>
          <table:table-cell table:formula="of:=[.C188]-[.H188]" office:value-type="float" office:value="136.909984320949">
            <text:p>136,91</text:p>
          </table:table-cell>
          <table:table-cell/>
          <table:table-cell table:formula="of:=[.J188]^2/[.G188]" office:value-type="float" office:value="0.212451268071828">
            <text:p>0,21</text:p>
          </table:table-cell>
          <table:table-cell table:formula="of:=[.K188]^2/[.H188]" office:value-type="float" office:value="18.9319592258556">
            <text:p>18,9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8903">
            <text:p>88903</text:p>
          </table:table-cell>
          <table:table-cell table:style-name="ce13" office:value-type="float" office:value="814">
            <text:p>814</text:p>
          </table:table-cell>
          <table:table-cell/>
          <table:table-cell table:formula="of:=[.B189]+[.C189]" office:value-type="float" office:value="89717">
            <text:p>89717</text:p>
          </table:table-cell>
          <table:table-cell/>
          <table:table-cell table:formula="of:=(6056765*[.E189])/6124733" office:value-type="float" office:value="88721.383528882">
            <text:p>88721,38</text:p>
          </table:table-cell>
          <table:table-cell table:formula="of:=(67968*[.E189])/6124733" office:value-type="float" office:value="995.616471118006">
            <text:p>995,62</text:p>
          </table:table-cell>
          <table:table-cell/>
          <table:table-cell table:formula="of:=[.B189]-[.G189]" office:value-type="float" office:value="181.616471118003">
            <text:p>181,62</text:p>
          </table:table-cell>
          <table:table-cell table:formula="of:=[.C189]-[.H189]" office:value-type="float" office:value="-181.616471118006">
            <text:p>-181,62</text:p>
          </table:table-cell>
          <table:table-cell/>
          <table:table-cell table:formula="of:=[.J189]^2/[.G189]" office:value-type="float" office:value="0.371776693164604">
            <text:p>0,37</text:p>
          </table:table-cell>
          <table:table-cell table:formula="of:=[.K189]^2/[.H189]" office:value-type="float" office:value="33.1297678756945">
            <text:p>33,1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72901">
            <text:p>72901</text:p>
          </table:table-cell>
          <table:table-cell table:style-name="ce13" office:value-type="float" office:value="198">
            <text:p>198</text:p>
          </table:table-cell>
          <table:table-cell/>
          <table:table-cell table:formula="of:=[.B190]+[.C190]" office:value-type="float" office:value="73099">
            <text:p>73099</text:p>
          </table:table-cell>
          <table:table-cell/>
          <table:table-cell table:formula="of:=(6056765*[.E190])/6124733" office:value-type="float" office:value="72287.7984615819">
            <text:p>72287,8</text:p>
          </table:table-cell>
          <table:table-cell table:formula="of:=(67968*[.E190])/6124733" office:value-type="float" office:value="811.201538418083">
            <text:p>811,2</text:p>
          </table:table-cell>
          <table:table-cell/>
          <table:table-cell table:formula="of:=[.B190]-[.G190]" office:value-type="float" office:value="613.201538418085">
            <text:p>613,2</text:p>
          </table:table-cell>
          <table:table-cell table:formula="of:=[.C190]-[.H190]" office:value-type="float" office:value="-613.201538418083">
            <text:p>-613,2</text:p>
          </table:table-cell>
          <table:table-cell/>
          <table:table-cell table:formula="of:=[.J190]^2/[.G190]" office:value-type="float" office:value="5.20165414801149">
            <text:p>5,2</text:p>
          </table:table-cell>
          <table:table-cell table:formula="of:=[.K190]^2/[.H190]" office:value-type="float" office:value="463.529849131659">
            <text:p>463,5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3168">
            <text:p>53168</text:p>
          </table:table-cell>
          <table:table-cell table:style-name="ce13" office:value-type="float" office:value="293">
            <text:p>293</text:p>
          </table:table-cell>
          <table:table-cell/>
          <table:table-cell table:formula="of:=[.B191]+[.C191]" office:value-type="float" office:value="53461">
            <text:p>53461</text:p>
          </table:table-cell>
          <table:table-cell/>
          <table:table-cell table:formula="of:=(6056765*[.E191])/6124733" office:value-type="float" office:value="52867.7272405181">
            <text:p>52867,73</text:p>
          </table:table-cell>
          <table:table-cell table:formula="of:=(67968*[.E191])/6124733" office:value-type="float" office:value="593.272759481924">
            <text:p>593,27</text:p>
          </table:table-cell>
          <table:table-cell/>
          <table:table-cell table:formula="of:=[.B191]-[.G191]" office:value-type="float" office:value="300.272759481923">
            <text:p>300,27</text:p>
          </table:table-cell>
          <table:table-cell table:formula="of:=[.C191]-[.H191]" office:value-type="float" office:value="-300.272759481924">
            <text:p>-300,27</text:p>
          </table:table-cell>
          <table:table-cell/>
          <table:table-cell table:formula="of:=[.J191]^2/[.G191]" office:value-type="float" office:value="1.7054587891909">
            <text:p>1,71</text:p>
          </table:table-cell>
          <table:table-cell table:formula="of:=[.K191]^2/[.H191]" office:value-type="float" office:value="151.976858276157">
            <text:p>151,98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5641">
            <text:p>55641</text:p>
          </table:table-cell>
          <table:table-cell table:style-name="ce13" office:value-type="float" office:value="835">
            <text:p>835</text:p>
          </table:table-cell>
          <table:table-cell/>
          <table:table-cell table:formula="of:=[.B192]+[.C192]" office:value-type="float" office:value="56476">
            <text:p>56476</text:p>
          </table:table-cell>
          <table:table-cell/>
          <table:table-cell table:formula="of:=(6056765*[.E192])/6124733" office:value-type="float" office:value="55849.2688807822">
            <text:p>55849,27</text:p>
          </table:table-cell>
          <table:table-cell table:formula="of:=(67968*[.E192])/6124733" office:value-type="float" office:value="626.731119217768">
            <text:p>626,73</text:p>
          </table:table-cell>
          <table:table-cell/>
          <table:table-cell table:formula="of:=[.B192]-[.G192]" office:value-type="float" office:value="-208.268880782234">
            <text:p>-208,27</text:p>
          </table:table-cell>
          <table:table-cell table:formula="of:=[.C192]-[.H192]" office:value-type="float" office:value="208.268880782232">
            <text:p>208,27</text:p>
          </table:table-cell>
          <table:table-cell/>
          <table:table-cell table:formula="of:=[.J192]^2/[.G192]" office:value-type="float" office:value="0.776660600425696">
            <text:p>0,78</text:p>
          </table:table-cell>
          <table:table-cell table:formula="of:=[.K192]^2/[.H192]" office:value-type="float" office:value="69.2097860984173">
            <text:p>69,2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2138">
            <text:p>62138</text:p>
          </table:table-cell>
          <table:table-cell table:style-name="ce13" office:value-type="float" office:value="1067">
            <text:p>1067</text:p>
          </table:table-cell>
          <table:table-cell/>
          <table:table-cell table:formula="of:=[.B193]+[.C193]" office:value-type="float" office:value="63205">
            <text:p>63205</text:p>
          </table:table-cell>
          <table:table-cell/>
          <table:table-cell table:formula="of:=(6056765*[.E193])/6124733" office:value-type="float" office:value="62503.5951485559">
            <text:p>62503,6</text:p>
          </table:table-cell>
          <table:table-cell table:formula="of:=(67968*[.E193])/6124733" office:value-type="float" office:value="701.404851444136">
            <text:p>701,4</text:p>
          </table:table-cell>
          <table:table-cell/>
          <table:table-cell table:formula="of:=[.B193]-[.G193]" office:value-type="float" office:value="-365.595148555862">
            <text:p>-365,6</text:p>
          </table:table-cell>
          <table:table-cell table:formula="of:=[.C193]-[.H193]" office:value-type="float" office:value="365.595148555864">
            <text:p>365,6</text:p>
          </table:table-cell>
          <table:table-cell/>
          <table:table-cell table:formula="of:=[.J193]^2/[.G193]" office:value-type="float" office:value="2.13843399455512">
            <text:p>2,14</text:p>
          </table:table-cell>
          <table:table-cell table:formula="of:=[.K193]^2/[.H193]" office:value-type="float" office:value="190.560148496819">
            <text:p>190,5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76013">
            <text:p>76013</text:p>
          </table:table-cell>
          <table:table-cell table:style-name="ce13" office:value-type="float" office:value="990">
            <text:p>990</text:p>
          </table:table-cell>
          <table:table-cell/>
          <table:table-cell table:formula="of:=[.B194]+[.C194]" office:value-type="float" office:value="77003">
            <text:p>77003</text:p>
          </table:table-cell>
          <table:table-cell/>
          <table:table-cell table:formula="of:=(6056765*[.E194])/6124733" office:value-type="float" office:value="76148.4746020765">
            <text:p>76148,47</text:p>
          </table:table-cell>
          <table:table-cell table:formula="of:=(67968*[.E194])/6124733" office:value-type="float" office:value="854.525397923469">
            <text:p>854,53</text:p>
          </table:table-cell>
          <table:table-cell/>
          <table:table-cell table:formula="of:=[.B194]-[.G194]" office:value-type="float" office:value="-135.474602076531">
            <text:p>-135,47</text:p>
          </table:table-cell>
          <table:table-cell table:formula="of:=[.C194]-[.H194]" office:value-type="float" office:value="135.474602076531">
            <text:p>135,47</text:p>
          </table:table-cell>
          <table:table-cell/>
          <table:table-cell table:formula="of:=[.J194]^2/[.G194]" office:value-type="float" office:value="0.241020820229192">
            <text:p>0,24</text:p>
          </table:table-cell>
          <table:table-cell table:formula="of:=[.K194]^2/[.H194]" office:value-type="float" office:value="21.4778494031821">
            <text:p>21,48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96554">
            <text:p>96554</text:p>
          </table:table-cell>
          <table:table-cell table:style-name="ce13" office:value-type="float" office:value="1204">
            <text:p>1204</text:p>
          </table:table-cell>
          <table:table-cell/>
          <table:table-cell table:formula="of:=[.B195]+[.C195]" office:value-type="float" office:value="97758">
            <text:p>97758</text:p>
          </table:table-cell>
          <table:table-cell/>
          <table:table-cell table:formula="of:=(6056765*[.E195])/6124733" office:value-type="float" office:value="96673.150138953">
            <text:p>96673,15</text:p>
          </table:table-cell>
          <table:table-cell table:formula="of:=(67968*[.E195])/6124733" office:value-type="float" office:value="1084.849861047">
            <text:p>1084,85</text:p>
          </table:table-cell>
          <table:table-cell/>
          <table:table-cell table:formula="of:=[.B195]-[.G195]" office:value-type="float" office:value="-119.150138953002">
            <text:p>-119,15</text:p>
          </table:table-cell>
          <table:table-cell table:formula="of:=[.C195]-[.H195]" office:value-type="float" office:value="119.150138952996">
            <text:p>119,15</text:p>
          </table:table-cell>
          <table:table-cell/>
          <table:table-cell table:formula="of:=[.J195]^2/[.G195]" office:value-type="float" office:value="0.146853139595783">
            <text:p>0,15</text:p>
          </table:table-cell>
          <table:table-cell table:formula="of:=[.K195]^2/[.H195]" office:value-type="float" office:value="13.0863782374611">
            <text:p>13,0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101623">
            <text:p>101623</text:p>
          </table:table-cell>
          <table:table-cell table:style-name="ce13" office:value-type="float" office:value="1109">
            <text:p>1109</text:p>
          </table:table-cell>
          <table:table-cell/>
          <table:table-cell table:formula="of:=[.B196]+[.C196]" office:value-type="float" office:value="102732">
            <text:p>102732</text:p>
          </table:table-cell>
          <table:table-cell/>
          <table:table-cell table:formula="of:=(6056765*[.E196])/6124733" office:value-type="float" office:value="101591.952168364">
            <text:p>101591,95</text:p>
          </table:table-cell>
          <table:table-cell table:formula="of:=(67968*[.E196])/6124733" office:value-type="float" office:value="1140.04783163609">
            <text:p>1140,05</text:p>
          </table:table-cell>
          <table:table-cell/>
          <table:table-cell table:formula="of:=[.B196]-[.G196]" office:value-type="float" office:value="31.0478316360823">
            <text:p>31,05</text:p>
          </table:table-cell>
          <table:table-cell table:formula="of:=[.C196]-[.H196]" office:value-type="float" office:value="-31.0478316360893">
            <text:p>-31,05</text:p>
          </table:table-cell>
          <table:table-cell/>
          <table:table-cell table:formula="of:=[.J196]^2/[.G196]" office:value-type="float" office:value="0.00948862413535443">
            <text:p>0,01</text:p>
          </table:table-cell>
          <table:table-cell table:formula="of:=[.K196]^2/[.H196]" office:value-type="float" office:value="0.845550355478991">
            <text:p>0,85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4116">
            <text:p>84116</text:p>
          </table:table-cell>
          <table:table-cell table:style-name="ce13" office:value-type="float" office:value="583">
            <text:p>583</text:p>
          </table:table-cell>
          <table:table-cell/>
          <table:table-cell table:formula="of:=[.B197]+[.C197]" office:value-type="float" office:value="84699">
            <text:p>84699</text:p>
          </table:table-cell>
          <table:table-cell/>
          <table:table-cell table:formula="of:=(6056765*[.E197])/6124733" office:value-type="float" office:value="83759.0697806745">
            <text:p>83759,07</text:p>
          </table:table-cell>
          <table:table-cell table:formula="of:=(67968*[.E197])/6124733" office:value-type="float" office:value="939.930219325479">
            <text:p>939,93</text:p>
          </table:table-cell>
          <table:table-cell/>
          <table:table-cell table:formula="of:=[.B197]-[.G197]" office:value-type="float" office:value="356.930219325484">
            <text:p>356,93</text:p>
          </table:table-cell>
          <table:table-cell table:formula="of:=[.C197]-[.H197]" office:value-type="float" office:value="-356.930219325479">
            <text:p>-356,93</text:p>
          </table:table-cell>
          <table:table-cell/>
          <table:table-cell table:formula="of:=[.J197]^2/[.G197]" office:value-type="float" office:value="1.52101953616888">
            <text:p>1,52</text:p>
          </table:table-cell>
          <table:table-cell table:formula="of:=[.K197]^2/[.H197]" office:value-type="float" office:value="135.541105976101">
            <text:p>135,5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3688">
            <text:p>53688</text:p>
          </table:table-cell>
          <table:table-cell table:style-name="ce13" office:value-type="float" office:value="256">
            <text:p>256</text:p>
          </table:table-cell>
          <table:table-cell/>
          <table:table-cell table:formula="of:=[.B198]+[.C198]" office:value-type="float" office:value="53944">
            <text:p>53944</text:p>
          </table:table-cell>
          <table:table-cell/>
          <table:table-cell table:formula="of:=(6056765*[.E198])/6124733" office:value-type="float" office:value="53345.3672445803">
            <text:p>53345,37</text:p>
          </table:table-cell>
          <table:table-cell table:formula="of:=(67968*[.E198])/6124733" office:value-type="float" office:value="598.632755419706">
            <text:p>598,63</text:p>
          </table:table-cell>
          <table:table-cell/>
          <table:table-cell table:formula="of:=[.B198]-[.G198]" office:value-type="float" office:value="342.632755419705">
            <text:p>342,63</text:p>
          </table:table-cell>
          <table:table-cell table:formula="of:=[.C198]-[.H198]" office:value-type="float" office:value="-342.632755419706">
            <text:p>-342,63</text:p>
          </table:table-cell>
          <table:table-cell/>
          <table:table-cell table:formula="of:=[.J198]^2/[.G198]" office:value-type="float" office:value="2.20070103835355">
            <text:p>2,2</text:p>
          </table:table-cell>
          <table:table-cell table:formula="of:=[.K198]^2/[.H198]" office:value-type="float" office:value="196.108889838799">
            <text:p>196,1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8235">
            <text:p>58235</text:p>
          </table:table-cell>
          <table:table-cell table:style-name="ce13" office:value-type="float" office:value="431">
            <text:p>431</text:p>
          </table:table-cell>
          <table:table-cell/>
          <table:table-cell table:formula="of:=[.B199]+[.C199]" office:value-type="float" office:value="58666">
            <text:p>58666</text:p>
          </table:table-cell>
          <table:table-cell/>
          <table:table-cell table:formula="of:=(6056765*[.E199])/6124733" office:value-type="float" office:value="58014.9657936109">
            <text:p>58014,97</text:p>
          </table:table-cell>
          <table:table-cell table:formula="of:=(67968*[.E199])/6124733" office:value-type="float" office:value="651.034206389079">
            <text:p>651,03</text:p>
          </table:table-cell>
          <table:table-cell/>
          <table:table-cell table:formula="of:=[.B199]-[.G199]" office:value-type="float" office:value="220.034206389078">
            <text:p>220,03</text:p>
          </table:table-cell>
          <table:table-cell table:formula="of:=[.C199]-[.H199]" office:value-type="float" office:value="-220.034206389078">
            <text:p>-220,03</text:p>
          </table:table-cell>
          <table:table-cell/>
          <table:table-cell table:formula="of:=[.J199]^2/[.G199]" office:value-type="float" office:value="0.834526941781002">
            <text:p>0,83</text:p>
          </table:table-cell>
          <table:table-cell table:formula="of:=[.K199]^2/[.H199]" office:value-type="float" office:value="74.3663720064768">
            <text:p>74,37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7014">
            <text:p>67014</text:p>
          </table:table-cell>
          <table:table-cell table:style-name="ce13" office:value-type="float" office:value="414">
            <text:p>414</text:p>
          </table:table-cell>
          <table:table-cell/>
          <table:table-cell table:formula="of:=[.B200]+[.C200]" office:value-type="float" office:value="67428">
            <text:p>67428</text:p>
          </table:table-cell>
          <table:table-cell/>
          <table:table-cell table:formula="of:=(6056765*[.E200])/6124733" office:value-type="float" office:value="66679.7312503255">
            <text:p>66679,73</text:p>
          </table:table-cell>
          <table:table-cell table:formula="of:=(67968*[.E200])/6124733" office:value-type="float" office:value="748.268749674476">
            <text:p>748,27</text:p>
          </table:table-cell>
          <table:table-cell/>
          <table:table-cell table:formula="of:=[.B200]-[.G200]" office:value-type="float" office:value="334.268749674477">
            <text:p>334,27</text:p>
          </table:table-cell>
          <table:table-cell table:formula="of:=[.C200]-[.H200]" office:value-type="float" office:value="-334.268749674476">
            <text:p>-334,27</text:p>
          </table:table-cell>
          <table:table-cell/>
          <table:table-cell table:formula="of:=[.J200]^2/[.G200]" office:value-type="float" office:value="1.67570556920012">
            <text:p>1,68</text:p>
          </table:table-cell>
          <table:table-cell table:formula="of:=[.K200]^2/[.H200]" office:value-type="float" office:value="149.32548908069">
            <text:p>149,3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77870">
            <text:p>77870</text:p>
          </table:table-cell>
          <table:table-cell table:style-name="ce13" office:value-type="float" office:value="548">
            <text:p>548</text:p>
          </table:table-cell>
          <table:table-cell/>
          <table:table-cell table:formula="of:=[.B201]+[.C201]" office:value-type="float" office:value="78418">
            <text:p>78418</text:p>
          </table:table-cell>
          <table:table-cell/>
          <table:table-cell table:formula="of:=(6056765*[.E201])/6124733" office:value-type="float" office:value="77547.7719224659">
            <text:p>77547,77</text:p>
          </table:table-cell>
          <table:table-cell table:formula="of:=(67968*[.E201])/6124733" office:value-type="float" office:value="870.228077534155">
            <text:p>870,23</text:p>
          </table:table-cell>
          <table:table-cell/>
          <table:table-cell table:formula="of:=[.B201]-[.G201]" office:value-type="float" office:value="322.22807753415">
            <text:p>322,23</text:p>
          </table:table-cell>
          <table:table-cell table:formula="of:=[.C201]-[.H201]" office:value-type="float" office:value="-322.228077534155">
            <text:p>-322,23</text:p>
          </table:table-cell>
          <table:table-cell/>
          <table:table-cell table:formula="of:=[.J201]^2/[.G201]" office:value-type="float" office:value="1.33892865490922">
            <text:p>1,34</text:p>
          </table:table-cell>
          <table:table-cell table:formula="of:=[.K201]^2/[.H201]" office:value-type="float" office:value="119.314621800723">
            <text:p>119,3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8534">
            <text:p>88534</text:p>
          </table:table-cell>
          <table:table-cell table:style-name="ce13" office:value-type="float" office:value="543">
            <text:p>543</text:p>
          </table:table-cell>
          <table:table-cell/>
          <table:table-cell table:formula="of:=[.B202]+[.C202]" office:value-type="float" office:value="89077">
            <text:p>89077</text:p>
          </table:table-cell>
          <table:table-cell/>
          <table:table-cell table:formula="of:=(6056765*[.E202])/6124733" office:value-type="float" office:value="88088.4858009321">
            <text:p>88088,49</text:p>
          </table:table-cell>
          <table:table-cell table:formula="of:=(67968*[.E202])/6124733" office:value-type="float" office:value="988.514199067943">
            <text:p>988,51</text:p>
          </table:table-cell>
          <table:table-cell/>
          <table:table-cell table:formula="of:=[.B202]-[.G202]" office:value-type="float" office:value="445.51419906794">
            <text:p>445,51</text:p>
          </table:table-cell>
          <table:table-cell table:formula="of:=[.C202]-[.H202]" office:value-type="float" office:value="-445.514199067943">
            <text:p>-445,51</text:p>
          </table:table-cell>
          <table:table-cell/>
          <table:table-cell table:formula="of:=[.J202]^2/[.G202]" office:value-type="float" office:value="2.25322185716409">
            <text:p>2,25</text:p>
          </table:table-cell>
          <table:table-cell table:formula="of:=[.K202]^2/[.H202]" office:value-type="float" office:value="200.789125495919">
            <text:p>200,7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0226">
            <text:p>80226</text:p>
          </table:table-cell>
          <table:table-cell table:style-name="ce13" office:value-type="float" office:value="854">
            <text:p>854</text:p>
          </table:table-cell>
          <table:table-cell/>
          <table:table-cell table:formula="of:=[.B203]+[.C203]" office:value-type="float" office:value="81080">
            <text:p>81080</text:p>
          </table:table-cell>
          <table:table-cell/>
          <table:table-cell table:formula="of:=(6056765*[.E203])/6124733" office:value-type="float" office:value="80180.2309096576">
            <text:p>80180,23</text:p>
          </table:table-cell>
          <table:table-cell table:formula="of:=(67968*[.E203])/6124733" office:value-type="float" office:value="899.769090342387">
            <text:p>899,77</text:p>
          </table:table-cell>
          <table:table-cell/>
          <table:table-cell table:formula="of:=[.B203]-[.G203]" office:value-type="float" office:value="45.7690903423936">
            <text:p>45,77</text:p>
          </table:table-cell>
          <table:table-cell table:formula="of:=[.C203]-[.H203]" office:value-type="float" office:value="-45.7690903423871">
            <text:p>-45,77</text:p>
          </table:table-cell>
          <table:table-cell/>
          <table:table-cell table:formula="of:=[.J203]^2/[.G203]" office:value-type="float" office:value="0.0261262608875559">
            <text:p>0,03</text:p>
          </table:table-cell>
          <table:table-cell table:formula="of:=[.K203]^2/[.H203]" office:value-type="float" office:value="2.32816358469534">
            <text:p>2,3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84463">
            <text:p>84463</text:p>
          </table:table-cell>
          <table:table-cell table:style-name="ce13" office:value-type="float" office:value="438">
            <text:p>438</text:p>
          </table:table-cell>
          <table:table-cell/>
          <table:table-cell table:formula="of:=[.B204]+[.C204]" office:value-type="float" office:value="84901">
            <text:p>84901</text:p>
          </table:table-cell>
          <table:table-cell/>
          <table:table-cell table:formula="of:=(6056765*[.E204])/6124733" office:value-type="float" office:value="83958.8281260587">
            <text:p>83958,83</text:p>
          </table:table-cell>
          <table:table-cell table:formula="of:=(67968*[.E204])/6124733" office:value-type="float" office:value="942.17187394128">
            <text:p>942,17</text:p>
          </table:table-cell>
          <table:table-cell/>
          <table:table-cell table:formula="of:=[.B204]-[.G204]" office:value-type="float" office:value="504.171873941275">
            <text:p>504,17</text:p>
          </table:table-cell>
          <table:table-cell table:formula="of:=[.C204]-[.H204]" office:value-type="float" office:value="-504.17187394128">
            <text:p>-504,17</text:p>
          </table:table-cell>
          <table:table-cell/>
          <table:table-cell table:formula="of:=[.J204]^2/[.G204]" office:value-type="float" office:value="3.02754676484775">
            <text:p>3,03</text:p>
          </table:table-cell>
          <table:table-cell table:formula="of:=[.K204]^2/[.H204]" office:value-type="float" office:value="269.790773322644">
            <text:p>269,7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45028">
            <text:p>45028</text:p>
          </table:table-cell>
          <table:table-cell table:style-name="ce13" office:value-type="float" office:value="242">
            <text:p>242</text:p>
          </table:table-cell>
          <table:table-cell/>
          <table:table-cell table:formula="of:=[.B205]+[.C205]" office:value-type="float" office:value="45270">
            <text:p>45270</text:p>
          </table:table-cell>
          <table:table-cell/>
          <table:table-cell table:formula="of:=(6056765*[.E205])/6124733" office:value-type="float" office:value="44767.6252254588">
            <text:p>44767,63</text:p>
          </table:table-cell>
          <table:table-cell table:formula="of:=(67968*[.E205])/6124733" office:value-type="float" office:value="502.374774541192">
            <text:p>502,37</text:p>
          </table:table-cell>
          <table:table-cell/>
          <table:table-cell table:formula="of:=[.B205]-[.G205]" office:value-type="float" office:value="260.374774541189">
            <text:p>260,37</text:p>
          </table:table-cell>
          <table:table-cell table:formula="of:=[.C205]-[.H205]" office:value-type="float" office:value="-260.374774541192">
            <text:p>-260,37</text:p>
          </table:table-cell>
          <table:table-cell/>
          <table:table-cell table:formula="of:=[.J205]^2/[.G205]" office:value-type="float" office:value="1.51437613400188">
            <text:p>1,51</text:p>
          </table:table-cell>
          <table:table-cell table:formula="of:=[.K205]^2/[.H205]" office:value-type="float" office:value="134.94909906512">
            <text:p>134,95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2965">
            <text:p>52965</text:p>
          </table:table-cell>
          <table:table-cell table:style-name="ce13" office:value-type="float" office:value="613">
            <text:p>613</text:p>
          </table:table-cell>
          <table:table-cell/>
          <table:table-cell table:formula="of:=[.B206]+[.C206]" office:value-type="float" office:value="53578">
            <text:p>53578</text:p>
          </table:table-cell>
          <table:table-cell/>
          <table:table-cell table:formula="of:=(6056765*[.E206])/6124733" office:value-type="float" office:value="52983.4288564089">
            <text:p>52983,43</text:p>
          </table:table-cell>
          <table:table-cell table:formula="of:=(67968*[.E206])/6124733" office:value-type="float" office:value="594.571143591076">
            <text:p>594,57</text:p>
          </table:table-cell>
          <table:table-cell/>
          <table:table-cell table:formula="of:=[.B206]-[.G206]" office:value-type="float" office:value="-18.428856408922">
            <text:p>-18,43</text:p>
          </table:table-cell>
          <table:table-cell table:formula="of:=[.C206]-[.H206]" office:value-type="float" office:value="18.4288564089243">
            <text:p>18,43</text:p>
          </table:table-cell>
          <table:table-cell/>
          <table:table-cell table:formula="of:=[.J206]^2/[.G206]" office:value-type="float" office:value="0.00640998055186427">
            <text:p>0,01</text:p>
          </table:table-cell>
          <table:table-cell table:formula="of:=[.K206]^2/[.H206]" office:value-type="float" office:value="0.57120624201421">
            <text:p>0,57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1464">
            <text:p>61464</text:p>
          </table:table-cell>
          <table:table-cell table:style-name="ce13" office:value-type="float" office:value="945">
            <text:p>945</text:p>
          </table:table-cell>
          <table:table-cell/>
          <table:table-cell table:formula="of:=[.B207]+[.C207]" office:value-type="float" office:value="62409">
            <text:p>62409</text:p>
          </table:table-cell>
          <table:table-cell/>
          <table:table-cell table:formula="of:=(6056765*[.E207])/6124733" office:value-type="float" office:value="61716.4285994181">
            <text:p>61716,43</text:p>
          </table:table-cell>
          <table:table-cell table:formula="of:=(67968*[.E207])/6124733" office:value-type="float" office:value="692.57140058187">
            <text:p>692,57</text:p>
          </table:table-cell>
          <table:table-cell/>
          <table:table-cell table:formula="of:=[.B207]-[.G207]" office:value-type="float" office:value="-252.428599418126">
            <text:p>-252,43</text:p>
          </table:table-cell>
          <table:table-cell table:formula="of:=[.C207]-[.H207]" office:value-type="float" office:value="252.42859941813">
            <text:p>252,43</text:p>
          </table:table-cell>
          <table:table-cell/>
          <table:table-cell table:formula="of:=[.J207]^2/[.G207]" office:value-type="float" office:value="1.0324673551314">
            <text:p>1,03</text:p>
          </table:table-cell>
          <table:table-cell table:formula="of:=[.K207]^2/[.H207]" office:value-type="float" office:value="92.0052398217187">
            <text:p>92,0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9766">
            <text:p>69766</text:p>
          </table:table-cell>
          <table:table-cell table:style-name="ce13" office:value-type="float" office:value="752">
            <text:p>752</text:p>
          </table:table-cell>
          <table:table-cell/>
          <table:table-cell table:formula="of:=[.B208]+[.C208]" office:value-type="float" office:value="70518">
            <text:p>70518</text:p>
          </table:table-cell>
          <table:table-cell/>
          <table:table-cell table:formula="of:=(6056765*[.E208])/6124733" office:value-type="float" office:value="69735.4405930838">
            <text:p>69735,44</text:p>
          </table:table-cell>
          <table:table-cell table:formula="of:=(67968*[.E208])/6124733" office:value-type="float" office:value="782.559406916187">
            <text:p>782,56</text:p>
          </table:table-cell>
          <table:table-cell/>
          <table:table-cell table:formula="of:=[.B208]-[.G208]" office:value-type="float" office:value="30.5594069161889">
            <text:p>30,56</text:p>
          </table:table-cell>
          <table:table-cell table:formula="of:=[.C208]-[.H208]" office:value-type="float" office:value="-30.5594069161872">
            <text:p>-30,56</text:p>
          </table:table-cell>
          <table:table-cell/>
          <table:table-cell table:formula="of:=[.J208]^2/[.G208]" office:value-type="float" office:value="0.0133917179432266">
            <text:p>0,01</text:p>
          </table:table-cell>
          <table:table-cell table:formula="of:=[.K208]^2/[.H208]" office:value-type="float" office:value="1.19336288442205">
            <text:p>1,1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96355">
            <text:p>96355</text:p>
          </table:table-cell>
          <table:table-cell table:style-name="ce13" office:value-type="float" office:value="939">
            <text:p>939</text:p>
          </table:table-cell>
          <table:table-cell/>
          <table:table-cell table:formula="of:=[.B209]+[.C209]" office:value-type="float" office:value="97294">
            <text:p>97294</text:p>
          </table:table-cell>
          <table:table-cell/>
          <table:table-cell table:formula="of:=(6056765*[.E209])/6124733" office:value-type="float" office:value="96214.2992861893">
            <text:p>96214,3</text:p>
          </table:table-cell>
          <table:table-cell table:formula="of:=(67968*[.E209])/6124733" office:value-type="float" office:value="1079.70071381071">
            <text:p>1079,7</text:p>
          </table:table-cell>
          <table:table-cell/>
          <table:table-cell table:formula="of:=[.B209]-[.G209]" office:value-type="float" office:value="140.700713810715">
            <text:p>140,7</text:p>
          </table:table-cell>
          <table:table-cell table:formula="of:=[.C209]-[.H209]" office:value-type="float" office:value="-140.700713810708">
            <text:p>-140,7</text:p>
          </table:table-cell>
          <table:table-cell/>
          <table:table-cell table:formula="of:=[.J209]^2/[.G209]" office:value-type="float" office:value="0.20575622348981">
            <text:p>0,21</text:p>
          </table:table-cell>
          <table:table-cell table:formula="of:=[.K209]^2/[.H209]" office:value-type="float" office:value="18.3353503555371">
            <text:p>18,3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5215">
            <text:p>65215</text:p>
          </table:table-cell>
          <table:table-cell table:style-name="ce13" office:value-type="float" office:value="827">
            <text:p>827</text:p>
          </table:table-cell>
          <table:table-cell/>
          <table:table-cell table:formula="of:=[.B210]+[.C210]" office:value-type="float" office:value="66042">
            <text:p>66042</text:p>
          </table:table-cell>
          <table:table-cell/>
          <table:table-cell table:formula="of:=(6056765*[.E210])/6124733" office:value-type="float" office:value="65309.112108234">
            <text:p>65309,11</text:p>
          </table:table-cell>
          <table:table-cell table:formula="of:=(67968*[.E210])/6124733" office:value-type="float" office:value="732.887891766057">
            <text:p>732,89</text:p>
          </table:table-cell>
          <table:table-cell/>
          <table:table-cell table:formula="of:=[.B210]-[.G210]" office:value-type="float" office:value="-94.112108233945">
            <text:p>-94,11</text:p>
          </table:table-cell>
          <table:table-cell table:formula="of:=[.C210]-[.H210]" office:value-type="float" office:value="94.1121082339427">
            <text:p>94,11</text:p>
          </table:table-cell>
          <table:table-cell/>
          <table:table-cell table:formula="of:=[.J210]^2/[.G210]" office:value-type="float" office:value="0.135617965553709">
            <text:p>0,14</text:p>
          </table:table-cell>
          <table:table-cell table:formula="of:=[.K210]^2/[.H210]" office:value-type="float" office:value="12.0851893116889">
            <text:p>12,0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68087">
            <text:p>68087</text:p>
          </table:table-cell>
          <table:table-cell table:style-name="ce13" office:value-type="float" office:value="774">
            <text:p>774</text:p>
          </table:table-cell>
          <table:table-cell/>
          <table:table-cell table:formula="of:=[.B211]+[.C211]" office:value-type="float" office:value="68861">
            <text:p>68861</text:p>
          </table:table-cell>
          <table:table-cell/>
          <table:table-cell table:formula="of:=(6056765*[.E211])/6124733" office:value-type="float" office:value="68096.8288193134">
            <text:p>68096,83</text:p>
          </table:table-cell>
          <table:table-cell table:formula="of:=(67968*[.E211])/6124733" office:value-type="float" office:value="764.17118068657">
            <text:p>764,17</text:p>
          </table:table-cell>
          <table:table-cell/>
          <table:table-cell table:formula="of:=[.B211]-[.G211]" office:value-type="float" office:value="-9.82881931343582">
            <text:p>-9,83</text:p>
          </table:table-cell>
          <table:table-cell table:formula="of:=[.C211]-[.H211]" office:value-type="float" office:value="9.82881931342968">
            <text:p>9,83</text:p>
          </table:table-cell>
          <table:table-cell/>
          <table:table-cell table:formula="of:=[.J211]^2/[.G211]" office:value-type="float" office:value="0.00141865180466039">
            <text:p>0</text:p>
          </table:table-cell>
          <table:table-cell table:formula="of:=[.K211]^2/[.H211]" office:value-type="float" office:value="0.126418911806191">
            <text:p>0,13</text:p>
          </table:table-cell>
          <table:table-cell table:number-columns-repeated="5"/>
        </table:table-row>
        <table:table-row table:style-name="ro2">
          <table:table-cell/>
          <table:table-cell table:style-name="ce4"/>
          <table:table-cell table:number-columns-repeated="17"/>
        </table:table-row>
        <table:table-row table:style-name="ro2">
          <table:table-cell/>
          <table:table-cell table:style-name="ce4" table:formula="of:=SUM([.B128:.B211])" office:value-type="float" office:value="6056765">
            <text:p>6056765</text:p>
          </table:table-cell>
          <table:table-cell table:style-name="ce4" table:formula="of:=SUM([.C128:.C211])" office:value-type="float" office:value="67968">
            <text:p>67968</text:p>
          </table:table-cell>
          <table:table-cell/>
          <table:table-cell table:style-name="ce4" table:formula="of:=SUM([.E128:.E211])" office:value-type="float" office:value="6124733">
            <text:p>6124733</text:p>
          </table:table-cell>
          <table:table-cell table:number-columns-repeated="7"/>
          <table:table-cell table:style-name="ce4" table:formula="of:=SUM([.M128:.M211])" office:value-type="float" office:value="101.639787445397">
            <text:p>101,64</text:p>
          </table:table-cell>
          <table:table-cell table:style-name="ce4" table:formula="of:=SUM([.N128:.N211])" office:value-type="float" office:value="9057.3256121516">
            <text:p>9057,33</text:p>
          </table:table-cell>
          <table:table-cell table:number-columns-repeated="5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X^2 =</text:p>
          </table:table-cell>
          <table:table-cell/>
          <table:table-cell table:formula="of:=[.M213]+[.N213]" office:value-type="float" office:value="9158.965399597">
            <text:p>9158,97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C =</text:p>
          </table:table-cell>
          <table:table-cell/>
          <table:table-cell table:formula="of:=SQRT([.C215]/([.C215]+[.E213]))" office:value-type="float" office:value="0.0386416042085239">
            <text:p>0,04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6">
          <table:table-cell office:value-type="string">
            <text:p>C max =</text:p>
          </table:table-cell>
          <table:table-cell/>
          <table:table-cell table:formula="of:=SQRT(1-1/2)" office:value-type="float" office:value="0.707106781186548">
            <text:p>0,71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6">
          <table:table-cell office:value-type="string">
            <text:p>C/C max =</text:p>
          </table:table-cell>
          <table:table-cell/>
          <table:table-cell table:formula="of:=[.C217]/[.C219]" office:value-type="float" office:value="0.0546474807435478">
            <text:p>0,05</text:p>
          </table:table-cell>
          <table:table-cell table:style-name="ce15" table:formula="of:=[.C221]" office:value-type="percentage" office:value="0.0546474807435478">
            <text:p>5,46%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6">
          <table:table-cell office:value-type="string">
            <text:p>Alt nivell de d'independencia entre les variables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6">
          <table:table-cell office:value-type="string">
            <text:p>Segons l'apartat c) pareix que hi ha una petita relacio entre les variables, pero segons el coeficient de</text:p>
          </table:table-cell>
          <table:table-cell table:number-columns-repeated="18"/>
        </table:table-row>
        <table:table-row table:style-name="ro6">
          <table:table-cell office:value-type="string">
            <text:p>contingencia pareix que aquesta interrelacció es mes petita del que pareix.</text:p>
          </table:table-cell>
          <table:table-cell table:number-columns-repeated="18"/>
        </table:table-row>
      </table:table>
      <table:table table:name="Hoja2" table:style-name="ta1" table:print="false">
        <table:table-column table:style-name="co11" table:default-cell-style-name="ce4"/>
        <table:table-column table:style-name="co11" table:number-columns-repeated="12" table:default-cell-style-name="ce11"/>
        <table:table-row table:style-name="ro2" table:number-rows-repeated="2">
          <table:table-cell table:style-name="Default" table:number-columns-repeated="13"/>
        </table:table-row>
        <table:table-row table:style-name="ro1">
          <table:table-cell table:style-name="ce3" office:value-type="string">
            <text:p>Any</text:p>
          </table:table-cell>
          <table:table-cell table:style-name="ce7" office:value-type="string">
            <text:p>Gener</text:p>
          </table:table-cell>
          <table:table-cell table:style-name="ce7" office:value-type="string">
            <text:p>Febrer</text:p>
          </table:table-cell>
          <table:table-cell table:style-name="ce7" office:value-type="string">
            <text:p>Març</text:p>
          </table:table-cell>
          <table:table-cell table:style-name="ce7" office:value-type="string">
            <text:p>abril</text:p>
          </table:table-cell>
          <table:table-cell table:style-name="ce7" office:value-type="string">
            <text:p>Maig</text:p>
          </table:table-cell>
          <table:table-cell table:style-name="ce7" office:value-type="string">
            <text:p>Juny</text:p>
          </table:table-cell>
          <table:table-cell table:style-name="ce7" office:value-type="string">
            <text:p>Juliol</text:p>
          </table:table-cell>
          <table:table-cell table:style-name="ce7" office:value-type="string">
            <text:p>Agost</text:p>
          </table:table-cell>
          <table:table-cell table:style-name="ce7" office:value-type="string">
            <text:p>Septembre</text:p>
          </table:table-cell>
          <table:table-cell table:style-name="ce10" office:value-type="string">
            <text:p>Ocubre</text:p>
          </table:table-cell>
          <table:table-cell table:style-name="ce7" office:value-type="string">
            <text:p>Novembre</text:p>
          </table:table-cell>
          <table:table-cell table:style-name="ce7" office:value-type="string">
            <text:p>Desesmbre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12.71">
            <text:p>12,71</text:p>
          </table:table-cell>
          <table:table-cell office:value-type="float" office:value="-5.88">
            <text:p>-5,88</text:p>
          </table:table-cell>
          <table:table-cell office:value-type="float" office:value="-9.87">
            <text:p>-9,87</text:p>
          </table:table-cell>
          <table:table-cell office:value-type="float" office:value="10.94">
            <text:p>10,94</text:p>
          </table:table-cell>
          <table:table-cell office:value-type="float" office:value="13.88">
            <text:p>13,88</text:p>
          </table:table-cell>
          <table:table-cell office:value-type="float" office:value="4.12">
            <text:p>4,12</text:p>
          </table:table-cell>
          <table:table-cell office:value-type="float" office:value="15.55">
            <text:p>15,55</text:p>
          </table:table-cell>
          <table:table-cell office:value-type="float" office:value="26.17">
            <text:p>26,17</text:p>
          </table:table-cell>
          <table:table-cell office:value-type="float" office:value="15.79">
            <text:p>15,79</text:p>
          </table:table-cell>
          <table:table-cell office:value-type="float" office:value="5.03">
            <text:p>5,03</text:p>
          </table:table-cell>
          <table:table-cell office:value-type="float" office:value="-0.05">
            <text:p>-0,05</text:p>
          </table:table-cell>
          <table:table-cell office:value-type="float" office:value="9.95">
            <text:p>9,95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13.04">
            <text:p>13,04</text:p>
          </table:table-cell>
          <table:table-cell office:value-type="float" office:value="17.68">
            <text:p>17,68</text:p>
          </table:table-cell>
          <table:table-cell office:value-type="float" office:value="8.82">
            <text:p>8,82</text:p>
          </table:table-cell>
          <table:table-cell office:value-type="float" office:value="21.67">
            <text:p>21,67</text:p>
          </table:table-cell>
          <table:table-cell office:value-type="float" office:value="-4.79">
            <text:p>-4,79</text:p>
          </table:table-cell>
          <table:table-cell office:value-type="float" office:value="3.84">
            <text:p>3,84</text:p>
          </table:table-cell>
          <table:table-cell office:value-type="float" office:value="11.91">
            <text:p>11,91</text:p>
          </table:table-cell>
          <table:table-cell office:value-type="float" office:value="-5.96">
            <text:p>-5,96</text:p>
          </table:table-cell>
          <table:table-cell office:value-type="float" office:value="-0.31">
            <text:p>-0,31</text:p>
          </table:table-cell>
          <table:table-cell office:value-type="float" office:value="4.65">
            <text:p>4,65</text:p>
          </table:table-cell>
          <table:table-cell office:value-type="float" office:value="8.47">
            <text:p>8,47</text:p>
          </table:table-cell>
          <table:table-cell office:value-type="float" office:value="17.63">
            <text:p>17,63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-5.2">
            <text:p>-5,2</text:p>
          </table:table-cell>
          <table:table-cell office:value-type="float" office:value="4.74">
            <text:p>4,74</text:p>
          </table:table-cell>
          <table:table-cell office:value-type="float" office:value="16.32">
            <text:p>16,32</text:p>
          </table:table-cell>
          <table:table-cell office:value-type="float" office:value="7.6">
            <text:p>7,6</text:p>
          </table:table-cell>
          <table:table-cell office:value-type="float" office:value="13.14">
            <text:p>13,14</text:p>
          </table:table-cell>
          <table:table-cell office:value-type="float" office:value="26.78">
            <text:p>26,78</text:p>
          </table:table-cell>
          <table:table-cell office:value-type="float" office:value="23.17">
            <text:p>23,17</text:p>
          </table:table-cell>
          <table:table-cell office:value-type="float" office:value="8.79">
            <text:p>8,79</text:p>
          </table:table-cell>
          <table:table-cell office:value-type="float" office:value="29.72">
            <text:p>29,72</text:p>
          </table:table-cell>
          <table:table-cell office:value-type="float" office:value="11.68">
            <text:p>11,68</text:p>
          </table:table-cell>
          <table:table-cell office:value-type="float" office:value="15.08">
            <text:p>15,08</text:p>
          </table:table-cell>
          <table:table-cell office:value-type="float" office:value="16.05">
            <text:p>16,05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12.84">
            <text:p>12,84</text:p>
          </table:table-cell>
          <table:table-cell office:value-type="float" office:value="29.98">
            <text:p>29,98</text:p>
          </table:table-cell>
          <table:table-cell office:value-type="float" office:value="37.95">
            <text:p>37,95</text:p>
          </table:table-cell>
          <table:table-cell office:value-type="float" office:value="18.22">
            <text:p>18,22</text:p>
          </table:table-cell>
          <table:table-cell office:value-type="float" office:value="38.71">
            <text:p>38,71</text:p>
          </table:table-cell>
          <table:table-cell office:value-type="float" office:value="27.9">
            <text:p>27,9</text:p>
          </table:table-cell>
          <table:table-cell office:value-type="float" office:value="12.37">
            <text:p>12,37</text:p>
          </table:table-cell>
          <table:table-cell office:value-type="float" office:value="42.46">
            <text:p>42,46</text:p>
          </table:table-cell>
          <table:table-cell office:value-type="float" office:value="8.79">
            <text:p>8,79</text:p>
          </table:table-cell>
          <table:table-cell office:value-type="float" office:value="22.33">
            <text:p>22,33</text:p>
          </table:table-cell>
          <table:table-cell office:value-type="float" office:value="16.2">
            <text:p>16,2</text:p>
          </table:table-cell>
          <table:table-cell office:value-type="float" office:value="13.51">
            <text:p>13,51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1.42">
            <text:p>11,42</text:p>
          </table:table-cell>
          <table:table-cell office:value-type="float" office:value="5.65">
            <text:p>5,65</text:p>
          </table:table-cell>
          <table:table-cell office:value-type="float" office:value="-1.44">
            <text:p>-1,44</text:p>
          </table:table-cell>
          <table:table-cell office:value-type="float" office:value="0.24">
            <text:p>0,24</text:p>
          </table:table-cell>
          <table:table-cell office:value-type="float" office:value="4.97">
            <text:p>4,97</text:p>
          </table:table-cell>
          <table:table-cell office:value-type="float" office:value="-1.65">
            <text:p>-1,65</text:p>
          </table:table-cell>
          <table:table-cell office:value-type="float" office:value="1.15">
            <text:p>1,15</text:p>
          </table:table-cell>
          <table:table-cell office:value-type="float" office:value="9.05">
            <text:p>9,05</text:p>
          </table:table-cell>
          <table:table-cell office:value-type="float" office:value="20.72">
            <text:p>20,72</text:p>
          </table:table-cell>
          <table:table-cell office:value-type="float" office:value="27.02">
            <text:p>27,02</text:p>
          </table:table-cell>
          <table:table-cell office:value-type="float" office:value="13.69">
            <text:p>13,69</text:p>
          </table:table-cell>
          <table:table-cell office:value-type="float" office:value="38.11">
            <text:p>38,11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14.14">
            <text:p>14,14</text:p>
          </table:table-cell>
          <table:table-cell office:value-type="float" office:value="5.24">
            <text:p>5,24</text:p>
          </table:table-cell>
          <table:table-cell office:value-type="float" office:value="11.32">
            <text:p>11,32</text:p>
          </table:table-cell>
          <table:table-cell office:value-type="float" office:value="3.38">
            <text:p>3,38</text:p>
          </table:table-cell>
          <table:table-cell office:value-type="float" office:value="0.29">
            <text:p>0,29</text:p>
          </table:table-cell>
          <table:table-cell office:value-type="float" office:value="61.9">
            <text:p>61,9</text:p>
          </table:table-cell>
          <table:table-cell office:value-type="float" office:value="19.88">
            <text:p>19,88</text:p>
          </table:table-cell>
          <table:table-cell office:value-type="float" office:value="4.79">
            <text:p>4,79</text:p>
          </table:table-cell>
          <table:table-cell office:value-type="float" office:value="0.92">
            <text:p>0,92</text:p>
          </table:table-cell>
          <table:table-cell office:value-type="float" office:value="5.25">
            <text:p>5,25</text:p>
          </table:table-cell>
          <table:table-cell office:value-type="float" office:value="-9.38">
            <text:p>-9,38</text:p>
          </table:table-cell>
          <table:table-cell office:value-type="float" office:value="-32.32">
            <text:p>-32,32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2.11">
            <text:p>12,11</text:p>
          </table:table-cell>
          <table:table-cell office:value-type="float" office:value="0.81">
            <text:p>0,81</text:p>
          </table:table-cell>
          <table:table-cell office:value-type="float" office:value="-26.07">
            <text:p>-26,07</text:p>
          </table:table-cell>
          <table:table-cell office:value-type="float" office:value="23.6">
            <text:p>23,6</text:p>
          </table:table-cell>
          <table:table-cell office:value-type="float" office:value="18.55">
            <text:p>18,55</text:p>
          </table:table-cell>
          <table:table-cell office:value-type="float" office:value="-44.97">
            <text:p>-44,97</text:p>
          </table:table-cell>
          <table:table-cell office:value-type="float" office:value="-11.46">
            <text:p>-11,46</text:p>
          </table:table-cell>
          <table:table-cell office:value-type="float" office:value="-20.52">
            <text:p>-20,52</text:p>
          </table:table-cell>
          <table:table-cell office:value-type="float" office:value="-18">
            <text:p>-18</text:p>
          </table:table-cell>
          <table:table-cell office:value-type="float" office:value="-17.23">
            <text:p>-17,23</text:p>
          </table:table-cell>
          <table:table-cell office:value-type="float" office:value="5.28">
            <text:p>5,28</text:p>
          </table:table-cell>
          <table:table-cell office:value-type="float" office:value="4.4">
            <text:p>4,4</text:p>
          </table:table-cell>
        </table:table-row>
      </table:table>
      <table:table table:name="Hoja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named-expressions>
        <table:named-range table:name="Suma" table:base-cell-address="$Hoja1.$O$96" table:cell-range-address="$Hoja1.$O$9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CMBX10" svg:font-family="CMBX10"/>
    <style:font-face style:name="CMMI10" svg:font-family="CMMI10"/>
    <style:font-face style:name="CMR10" svg:font-family="CMR10"/>
    <style:font-face style:name="arial" svg:font-family="arial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20:10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caxis" style:display-name="PageStyle_pcax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axis_20_1" style:display-name="PageStyle_pcaxi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axis_20_2" style:display-name="PageStyle_pcaxi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axis_20_3" style:display-name="PageStyle_pcaxi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axis_20_4" style:display-name="PageStyle_pcaxi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axis_20_5" style:display-name="PageStyle_pcaxis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axis_20_6" style:display-name="PageStyle_pcaxis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López</meta:initial-creator>
    <meta:creation-date>2010-05-25T20:05:01.67</meta:creation-date>
    <dc:date>2010-05-26T20:10:22.28</dc:date>
    <dc:creator>David López</dc:creator>
    <meta:editing-duration>PT04H38M11S</meta:editing-duration>
    <meta:editing-cycles>4</meta:editing-cycles>
    <meta:generator>OpenOffice.org/3.2$Win32 OpenOffice.org_project/320m12$Build-9483</meta:generator>
    <meta:document-statistic meta:table-count="3" meta:cell-count="14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57cm" svg:height="13.478cm" xlink:href=".." chart:class="chart:scatter" chart:style-name="ch1">
        <chart:title svg:x="7.045cm" svg:y="0.27cm" chart:style-name="ch2">
          <text:p>Diagrama de dispersió</text:p>
        </chart:title>
        <chart:legend chart:legend-position="end" svg:x="16.115cm" svg:y="6.431cm" chart:style-name="ch3"/>
        <chart:plot-area chart:style-name="ch4" table:cell-range-address="Hoja1.O11:Hoja1.P94" svg:x="0.537cm" svg:y="1.042cm" svg:width="15.21cm" svg:height="11.83cm">
          <chart:axis chart:dimension="x" chart:name="primary-x" chart:style-name="ch5">
            <chart:title svg:x="7.224cm" svg:y="12.543cm" chart:style-name="ch6">
              <text:p>Tones de ciment</text:p>
            </chart:title>
          </chart:axis>
          <chart:axis chart:dimension="y" chart:name="primary-y" chart:style-name="ch5">
            <chart:title svg:x="0.37cm" svg:y="8.007cm" chart:style-name="ch7">
              <text:p>Habitatges Iniciats</text:p>
            </chart:title>
            <chart:grid chart:style-name="ch8" chart:class="major"/>
          </chart:axis>
          <chart:series chart:style-name="ch9" chart:values-cell-range-address="Hoja1.P11:Hoja1.P94" chart:class="chart:scatter">
            <chart:domain table:cell-range-address="Hoja1.O11:Hoja1.O94"/>
            <chart:data-point chart:repeated="8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923">
                <text:p text:id="Hoja1.O11:Hoja1.O94">51923</text:p>
              </table:table-cell>
              <table:table-cell office:value-type="float" office:value="543">
                <text:p text:id="Hoja1.P11:Hoja1.P94">5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695">
                <text:p>5869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643">
                <text:p>5564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786">
                <text:p>62786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959">
                <text:p>6995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853">
                <text:p>79853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520">
                <text:p>8952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843">
                <text:p>5084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830">
                <text:p>59830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665">
                <text:p>62665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451">
                <text:p>81451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057">
                <text:p>86057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567">
                <text:p>90567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303">
                <text:p>9130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681">
                <text:p>56681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678">
                <text:p>6167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745">
                <text:p>7174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972">
                <text:p>98972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542">
                <text:p>9754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8580">
                <text:p>108580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278">
                <text:p>80278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939">
                <text:p>529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412">
                <text:p>6441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305">
                <text:p>6930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933">
                <text:p>8193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133">
                <text:p>82133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912">
                <text:p>8491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951">
                <text:p>104951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980">
                <text:p>5798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203">
                <text:p>5520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459">
                <text:p>62459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640">
                <text:p>8664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944">
                <text:p>9094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212">
                <text:p>91212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129">
                <text:p>108129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375">
                <text:p>5037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310">
                <text:p>5231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321">
                <text:p>66321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824">
                <text:p>8482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3421">
                <text:p>83421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5058">
                <text:p>13505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4323">
                <text:p>74323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401">
                <text:p>4840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165">
                <text:p>5416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717">
                <text:p>66717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969">
                <text:p>7496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829">
                <text:p>75829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904">
                <text:p>9090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482">
                <text:p>8048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809">
                <text:p>4080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378">
                <text:p>38378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751">
                <text:p>4175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477">
                <text:p>5947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858">
                <text:p>6485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963">
                <text:p>67963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016">
                <text:p>5401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874">
                <text:p>5187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711">
                <text:p>5171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77">
                <text:p>6707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970">
                <text:p>7297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092">
                <text:p>8809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903">
                <text:p>8890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901">
                <text:p>7290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168">
                <text:p>5316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641">
                <text:p>55641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138">
                <text:p>6213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13">
                <text:p>7601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554">
                <text:p>96554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623">
                <text:p>101623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116">
                <text:p>8411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688">
                <text:p>5368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235">
                <text:p>5823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014">
                <text:p>6701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870">
                <text:p>7787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534">
                <text:p>8853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226">
                <text:p>80226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463">
                <text:p>8446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028">
                <text:p>4502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965">
                <text:p>5296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464">
                <text:p>61464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9766">
                <text:p>69766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355">
                <text:p>96355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215">
                <text:p>65215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087">
                <text:p>68087</text:p>
              </table:table-cell>
              <table:table-cell office:value-type="float" office:value="774">
                <text:p>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57cm" svg:height="13.479cm" xlink:href=".." chart:class="chart:scatter" chart:style-name="ch1">
        <chart:title svg:x="7.045cm" svg:y="0.27cm" chart:style-name="ch2">
          <text:p>Diagrama de dispersió</text:p>
        </chart:title>
        <chart:legend chart:legend-position="end" svg:x="14.766cm" svg:y="6.033cm" chart:style-name="ch3"/>
        <chart:plot-area chart:style-name="ch4" table:cell-range-address="Hoja1.O11:Hoja1.P94" svg:x="0.537cm" svg:y="1.042cm" svg:width="13.861cm" svg:height="11.831cm">
          <chart:axis chart:dimension="x" chart:name="primary-x" chart:style-name="ch5">
            <chart:title svg:x="6.55cm" svg:y="12.544cm" chart:style-name="ch6">
              <text:p>Tones de ciment</text:p>
            </chart:title>
          </chart:axis>
          <chart:axis chart:dimension="y" chart:name="primary-y" chart:style-name="ch5">
            <chart:title svg:x="0.37cm" svg:y="8.008cm" chart:style-name="ch7">
              <text:p>Habitatges Iniciats</text:p>
            </chart:title>
            <chart:grid chart:style-name="ch8" chart:class="major"/>
          </chart:axis>
          <chart:series chart:style-name="ch9" chart:values-cell-range-address="Hoja1.P11:Hoja1.P94" chart:class="chart:scatter">
            <chart:domain table:cell-range-address="Hoja1.O11:Hoja1.O94"/>
            <chart:regression-curve chart:style-name="ch10">
              <chart:equation/>
            </chart:regression-curve>
            <chart:data-point chart:repeated="8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923">
                <text:p text:id="Hoja1.O11:Hoja1.O94">51923</text:p>
              </table:table-cell>
              <table:table-cell office:value-type="float" office:value="543">
                <text:p text:id="Hoja1.P11:Hoja1.P94">5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695">
                <text:p>5869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643">
                <text:p>5564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786">
                <text:p>62786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959">
                <text:p>6995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853">
                <text:p>79853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520">
                <text:p>8952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843">
                <text:p>5084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830">
                <text:p>59830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665">
                <text:p>62665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451">
                <text:p>81451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057">
                <text:p>86057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567">
                <text:p>90567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303">
                <text:p>9130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681">
                <text:p>56681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678">
                <text:p>6167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745">
                <text:p>7174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972">
                <text:p>98972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542">
                <text:p>9754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8580">
                <text:p>108580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278">
                <text:p>80278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939">
                <text:p>529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412">
                <text:p>6441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305">
                <text:p>6930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933">
                <text:p>8193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133">
                <text:p>82133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912">
                <text:p>8491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951">
                <text:p>104951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980">
                <text:p>5798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203">
                <text:p>5520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459">
                <text:p>62459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640">
                <text:p>8664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944">
                <text:p>9094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212">
                <text:p>91212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129">
                <text:p>108129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375">
                <text:p>5037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310">
                <text:p>5231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321">
                <text:p>66321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824">
                <text:p>8482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3421">
                <text:p>83421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5058">
                <text:p>13505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4323">
                <text:p>74323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401">
                <text:p>4840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165">
                <text:p>5416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717">
                <text:p>66717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969">
                <text:p>7496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829">
                <text:p>75829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904">
                <text:p>9090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482">
                <text:p>8048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809">
                <text:p>4080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378">
                <text:p>38378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751">
                <text:p>4175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477">
                <text:p>5947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858">
                <text:p>6485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963">
                <text:p>67963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016">
                <text:p>5401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874">
                <text:p>5187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711">
                <text:p>5171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77">
                <text:p>6707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970">
                <text:p>7297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092">
                <text:p>8809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903">
                <text:p>8890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901">
                <text:p>7290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168">
                <text:p>5316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641">
                <text:p>55641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138">
                <text:p>6213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13">
                <text:p>7601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554">
                <text:p>96554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623">
                <text:p>101623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116">
                <text:p>8411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688">
                <text:p>5368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235">
                <text:p>5823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014">
                <text:p>6701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870">
                <text:p>7787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534">
                <text:p>8853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226">
                <text:p>80226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463">
                <text:p>8446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028">
                <text:p>4502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965">
                <text:p>5296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464">
                <text:p>61464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9766">
                <text:p>69766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355">
                <text:p>96355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215">
                <text:p>65215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087">
                <text:p>68087</text:p>
              </table:table-cell>
              <table:table-cell office:value-type="float" office:value="774">
                <text:p>7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